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3.514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2.614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3.404cm"/>
    </style:style>
    <style:style style:name="co16" style:family="table-column">
      <style:table-column-properties fo:break-before="auto" style:column-width="3.24cm"/>
    </style:style>
    <style:style style:name="co17" style:family="table-column">
      <style:table-column-properties fo:break-before="auto" style:column-width="3.023cm"/>
    </style:style>
    <style:style style:name="co18" style:family="table-column">
      <style:table-column-properties fo:break-before="auto" style:column-width="3.949cm"/>
    </style:style>
    <style:style style:name="co19" style:family="table-column">
      <style:table-column-properties fo:break-before="auto" style:column-width="3.376cm"/>
    </style:style>
    <style:style style:name="co20" style:family="table-column">
      <style:table-column-properties fo:break-before="auto" style:column-width="2.831cm"/>
    </style:style>
    <style:style style:name="co21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_time" table:style-name="ta1">
        <table:shapes>
          <draw:frame draw:z-index="0" draw:style-name="gr1" draw:text-style-name="P1" svg:width="15.999cm" svg:height="8.999cm" svg:x="24.852cm" svg:y="0.1cm">
            <draw:object draw:notify-on-update-of-ranges="random_time.A2:random_time.A31 random_time.B1:random_time.B1 random_time.B2:random_time.B31 random_time.C1:random_time.C1 random_time.C2:random_time.C31 random_time.D1:random_time.D1 random_time.D2:random_time.D31 random_time.E1:random_time.E1 random_time.E2:random_time.E31 random_time.F1:random_time.F1 random_time.F2:random_time.F31 random_time.G1:random_time.G1 random_time.G2:random_time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S_time_ms</text:p>
          </table:table-cell>
          <table:table-cell office:value-type="string" calcext:value-type="string">
            <text:p>MS_time_ms</text:p>
          </table:table-cell>
          <table:table-cell office:value-type="string" calcext:value-type="string">
            <text:p>TSQS_time_ms</text:p>
          </table:table-cell>
          <table:table-cell office:value-type="string" calcext:value-type="string">
            <text:p>LCPMS_time_ms</text:p>
          </table:table-cell>
          <table:table-cell office:value-type="string" calcext:value-type="string">
            <text:p>MSD_time_ms</text:p>
          </table:table-cell>
          <table:table-cell office:value-type="string" calcext:value-type="string">
            <text:p>MSDQS_time_ms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3182" calcext:value-type="float">
            <text:p>0.033182</text:p>
          </table:table-cell>
          <table:table-cell office:value-type="float" office:value="0.081952" calcext:value-type="float">
            <text:p>0.081952</text:p>
          </table:table-cell>
          <table:table-cell office:value-type="float" office:value="0.520428" calcext:value-type="float">
            <text:p>0.520428</text:p>
          </table:table-cell>
          <table:table-cell office:value-type="float" office:value="0.294448" calcext:value-type="float">
            <text:p>0.294448</text:p>
          </table:table-cell>
          <table:table-cell office:value-type="float" office:value="0.081542" calcext:value-type="float">
            <text:p>0.081542</text:p>
          </table:table-cell>
          <table:table-cell office:value-type="float" office:value="0.03211" calcext:value-type="float">
            <text:p>0.03211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77965" calcext:value-type="float">
            <text:p>0.077965</text:p>
          </table:table-cell>
          <table:table-cell office:value-type="float" office:value="0.185375" calcext:value-type="float">
            <text:p>0.185375</text:p>
          </table:table-cell>
          <table:table-cell office:value-type="float" office:value="1.18668" calcext:value-type="float">
            <text:p>1.18668</text:p>
          </table:table-cell>
          <table:table-cell office:value-type="float" office:value="0.663494" calcext:value-type="float">
            <text:p>0.663494</text:p>
          </table:table-cell>
          <table:table-cell office:value-type="float" office:value="0.165037" calcext:value-type="float">
            <text:p>0.165037</text:p>
          </table:table-cell>
          <table:table-cell office:value-type="float" office:value="0.072355" calcext:value-type="float">
            <text:p>0.072355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18951" calcext:value-type="float">
            <text:p>0.118951</text:p>
          </table:table-cell>
          <table:table-cell office:value-type="float" office:value="0.297784" calcext:value-type="float">
            <text:p>0.297784</text:p>
          </table:table-cell>
          <table:table-cell office:value-type="float" office:value="1.97957" calcext:value-type="float">
            <text:p>1.97957</text:p>
          </table:table-cell>
          <table:table-cell office:value-type="float" office:value="1.11699" calcext:value-type="float">
            <text:p>1.11699</text:p>
          </table:table-cell>
          <table:table-cell office:value-type="float" office:value="0.250847" calcext:value-type="float">
            <text:p>0.250847</text:p>
          </table:table-cell>
          <table:table-cell office:value-type="float" office:value="0.094546" calcext:value-type="float">
            <text:p>0.094546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53265" calcext:value-type="float">
            <text:p>0.153265</text:p>
          </table:table-cell>
          <table:table-cell office:value-type="float" office:value="0.426885" calcext:value-type="float">
            <text:p>0.426885</text:p>
          </table:table-cell>
          <table:table-cell office:value-type="float" office:value="2.32402" calcext:value-type="float">
            <text:p>2.32402</text:p>
          </table:table-cell>
          <table:table-cell office:value-type="float" office:value="1.5278" calcext:value-type="float">
            <text:p>1.5278</text:p>
          </table:table-cell>
          <table:table-cell office:value-type="float" office:value="0.298917" calcext:value-type="float">
            <text:p>0.298917</text:p>
          </table:table-cell>
          <table:table-cell office:value-type="float" office:value="0.133468" calcext:value-type="float">
            <text:p>0.133468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16553" calcext:value-type="float">
            <text:p>0.216553</text:p>
          </table:table-cell>
          <table:table-cell office:value-type="float" office:value="0.595989" calcext:value-type="float">
            <text:p>0.595989</text:p>
          </table:table-cell>
          <table:table-cell office:value-type="float" office:value="3.29772" calcext:value-type="float">
            <text:p>3.29772</text:p>
          </table:table-cell>
          <table:table-cell office:value-type="float" office:value="1.87586" calcext:value-type="float">
            <text:p>1.87586</text:p>
          </table:table-cell>
          <table:table-cell office:value-type="float" office:value="0.348248" calcext:value-type="float">
            <text:p>0.348248</text:p>
          </table:table-cell>
          <table:table-cell office:value-type="float" office:value="0.164396" calcext:value-type="float">
            <text:p>0.164396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38705" calcext:value-type="float">
            <text:p>0.238705</text:p>
          </table:table-cell>
          <table:table-cell office:value-type="float" office:value="0.687268" calcext:value-type="float">
            <text:p>0.687268</text:p>
          </table:table-cell>
          <table:table-cell office:value-type="float" office:value="3.72553" calcext:value-type="float">
            <text:p>3.72553</text:p>
          </table:table-cell>
          <table:table-cell office:value-type="float" office:value="2.74719" calcext:value-type="float">
            <text:p>2.74719</text:p>
          </table:table-cell>
          <table:table-cell office:value-type="float" office:value="0.421484" calcext:value-type="float">
            <text:p>0.421484</text:p>
          </table:table-cell>
          <table:table-cell office:value-type="float" office:value="0.229617" calcext:value-type="float">
            <text:p>0.229617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82997" calcext:value-type="float">
            <text:p>0.282997</text:p>
          </table:table-cell>
          <table:table-cell office:value-type="float" office:value="0.789789" calcext:value-type="float">
            <text:p>0.789789</text:p>
          </table:table-cell>
          <table:table-cell office:value-type="float" office:value="4.6682" calcext:value-type="float">
            <text:p>4.6682</text:p>
          </table:table-cell>
          <table:table-cell office:value-type="float" office:value="3.19801" calcext:value-type="float">
            <text:p>3.19801</text:p>
          </table:table-cell>
          <table:table-cell office:value-type="float" office:value="0.491264" calcext:value-type="float">
            <text:p>0.491264</text:p>
          </table:table-cell>
          <table:table-cell office:value-type="float" office:value="0.277787" calcext:value-type="float">
            <text:p>0.277787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39411" calcext:value-type="float">
            <text:p>0.339411</text:p>
          </table:table-cell>
          <table:table-cell office:value-type="float" office:value="0.929038" calcext:value-type="float">
            <text:p>0.929038</text:p>
          </table:table-cell>
          <table:table-cell office:value-type="float" office:value="5.00575" calcext:value-type="float">
            <text:p>5.00575</text:p>
          </table:table-cell>
          <table:table-cell office:value-type="float" office:value="3.61253" calcext:value-type="float">
            <text:p>3.61253</text:p>
          </table:table-cell>
          <table:table-cell office:value-type="float" office:value="0.533903" calcext:value-type="float">
            <text:p>0.533903</text:p>
          </table:table-cell>
          <table:table-cell office:value-type="float" office:value="0.313253" calcext:value-type="float">
            <text:p>0.313253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373925" calcext:value-type="float">
            <text:p>0.373925</text:p>
          </table:table-cell>
          <table:table-cell office:value-type="float" office:value="1.06132" calcext:value-type="float">
            <text:p>1.06132</text:p>
          </table:table-cell>
          <table:table-cell office:value-type="float" office:value="6.55546" calcext:value-type="float">
            <text:p>6.55546</text:p>
          </table:table-cell>
          <table:table-cell office:value-type="float" office:value="5.96347" calcext:value-type="float">
            <text:p>5.96347</text:p>
          </table:table-cell>
          <table:table-cell office:value-type="float" office:value="0.569159" calcext:value-type="float">
            <text:p>0.569159</text:p>
          </table:table-cell>
          <table:table-cell office:value-type="float" office:value="0.325565" calcext:value-type="float">
            <text:p>0.32556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61027" calcext:value-type="float">
            <text:p>0.461027</text:p>
          </table:table-cell>
          <table:table-cell office:value-type="float" office:value="1.19345" calcext:value-type="float">
            <text:p>1.19345</text:p>
          </table:table-cell>
          <table:table-cell office:value-type="float" office:value="7.90558" calcext:value-type="float">
            <text:p>7.90558</text:p>
          </table:table-cell>
          <table:table-cell office:value-type="float" office:value="3.94975" calcext:value-type="float">
            <text:p>3.94975</text:p>
          </table:table-cell>
          <table:table-cell office:value-type="float" office:value="0.601489" calcext:value-type="float">
            <text:p>0.601489</text:p>
          </table:table-cell>
          <table:table-cell office:value-type="float" office:value="0.370379" calcext:value-type="float">
            <text:p>0.370379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470024" calcext:value-type="float">
            <text:p>0.470024</text:p>
          </table:table-cell>
          <table:table-cell office:value-type="float" office:value="1.46554" calcext:value-type="float">
            <text:p>1.46554</text:p>
          </table:table-cell>
          <table:table-cell office:value-type="float" office:value="7.59356" calcext:value-type="float">
            <text:p>7.59356</text:p>
          </table:table-cell>
          <table:table-cell office:value-type="float" office:value="5.37539" calcext:value-type="float">
            <text:p>5.37539</text:p>
          </table:table-cell>
          <table:table-cell office:value-type="float" office:value="0.658254" calcext:value-type="float">
            <text:p>0.658254</text:p>
          </table:table-cell>
          <table:table-cell office:value-type="float" office:value="0.409491" calcext:value-type="float">
            <text:p>0.409491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44863" calcext:value-type="float">
            <text:p>0.544863</text:p>
          </table:table-cell>
          <table:table-cell office:value-type="float" office:value="1.46174" calcext:value-type="float">
            <text:p>1.46174</text:p>
          </table:table-cell>
          <table:table-cell office:value-type="float" office:value="8.27806" calcext:value-type="float">
            <text:p>8.27806</text:p>
          </table:table-cell>
          <table:table-cell office:value-type="float" office:value="5.94487" calcext:value-type="float">
            <text:p>5.94487</text:p>
          </table:table-cell>
          <table:table-cell office:value-type="float" office:value="0.82745" calcext:value-type="float">
            <text:p>0.82745</text:p>
          </table:table-cell>
          <table:table-cell office:value-type="float" office:value="0.496223" calcext:value-type="float">
            <text:p>0.496223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581582" calcext:value-type="float">
            <text:p>0.581582</text:p>
          </table:table-cell>
          <table:table-cell office:value-type="float" office:value="1.59507" calcext:value-type="float">
            <text:p>1.59507</text:p>
          </table:table-cell>
          <table:table-cell office:value-type="float" office:value="10.8409" calcext:value-type="float">
            <text:p>10.8409</text:p>
          </table:table-cell>
          <table:table-cell office:value-type="float" office:value="6.52844" calcext:value-type="float">
            <text:p>6.52844</text:p>
          </table:table-cell>
          <table:table-cell office:value-type="float" office:value="0.958703" calcext:value-type="float">
            <text:p>0.958703</text:p>
          </table:table-cell>
          <table:table-cell office:value-type="float" office:value="0.570842" calcext:value-type="float">
            <text:p>0.570842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46342" calcext:value-type="float">
            <text:p>0.646342</text:p>
          </table:table-cell>
          <table:table-cell office:value-type="float" office:value="1.77547" calcext:value-type="float">
            <text:p>1.77547</text:p>
          </table:table-cell>
          <table:table-cell office:value-type="float" office:value="9.91001" calcext:value-type="float">
            <text:p>9.91001</text:p>
          </table:table-cell>
          <table:table-cell office:value-type="float" office:value="6.9395" calcext:value-type="float">
            <text:p>6.9395</text:p>
          </table:table-cell>
          <table:table-cell office:value-type="float" office:value="0.948144" calcext:value-type="float">
            <text:p>0.948144</text:p>
          </table:table-cell>
          <table:table-cell office:value-type="float" office:value="0.618431" calcext:value-type="float">
            <text:p>0.618431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704361" calcext:value-type="float">
            <text:p>0.704361</text:p>
          </table:table-cell>
          <table:table-cell office:value-type="float" office:value="1.91716" calcext:value-type="float">
            <text:p>1.91716</text:p>
          </table:table-cell>
          <table:table-cell office:value-type="float" office:value="11.3483" calcext:value-type="float">
            <text:p>11.3483</text:p>
          </table:table-cell>
          <table:table-cell office:value-type="float" office:value="7.5997" calcext:value-type="float">
            <text:p>7.5997</text:p>
          </table:table-cell>
          <table:table-cell office:value-type="float" office:value="1.15146" calcext:value-type="float">
            <text:p>1.15146</text:p>
          </table:table-cell>
          <table:table-cell office:value-type="float" office:value="0.65552" calcext:value-type="float">
            <text:p>0.65552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732352" calcext:value-type="float">
            <text:p>0.732352</text:p>
          </table:table-cell>
          <table:table-cell office:value-type="float" office:value="2.07475" calcext:value-type="float">
            <text:p>2.07475</text:p>
          </table:table-cell>
          <table:table-cell office:value-type="float" office:value="12.6231" calcext:value-type="float">
            <text:p>12.6231</text:p>
          </table:table-cell>
          <table:table-cell office:value-type="float" office:value="7.82032" calcext:value-type="float">
            <text:p>7.82032</text:p>
          </table:table-cell>
          <table:table-cell office:value-type="float" office:value="1.16464" calcext:value-type="float">
            <text:p>1.16464</text:p>
          </table:table-cell>
          <table:table-cell office:value-type="float" office:value="0.710982" calcext:value-type="float">
            <text:p>0.710982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78457" calcext:value-type="float">
            <text:p>0.78457</text:p>
          </table:table-cell>
          <table:table-cell office:value-type="float" office:value="2.27219" calcext:value-type="float">
            <text:p>2.27219</text:p>
          </table:table-cell>
          <table:table-cell office:value-type="float" office:value="12.8088" calcext:value-type="float">
            <text:p>12.8088</text:p>
          </table:table-cell>
          <table:table-cell office:value-type="float" office:value="8.39894" calcext:value-type="float">
            <text:p>8.39894</text:p>
          </table:table-cell>
          <table:table-cell office:value-type="float" office:value="1.20131" calcext:value-type="float">
            <text:p>1.20131</text:p>
          </table:table-cell>
          <table:table-cell office:value-type="float" office:value="0.769281" calcext:value-type="float">
            <text:p>0.769281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792965" calcext:value-type="float">
            <text:p>0.792965</text:p>
          </table:table-cell>
          <table:table-cell office:value-type="float" office:value="2.37852" calcext:value-type="float">
            <text:p>2.37852</text:p>
          </table:table-cell>
          <table:table-cell office:value-type="float" office:value="14.3446" calcext:value-type="float">
            <text:p>14.3446</text:p>
          </table:table-cell>
          <table:table-cell office:value-type="float" office:value="8.86413" calcext:value-type="float">
            <text:p>8.86413</text:p>
          </table:table-cell>
          <table:table-cell office:value-type="float" office:value="1.35138" calcext:value-type="float">
            <text:p>1.35138</text:p>
          </table:table-cell>
          <table:table-cell office:value-type="float" office:value="0.801511" calcext:value-type="float">
            <text:p>0.801511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881179" calcext:value-type="float">
            <text:p>0.881179</text:p>
          </table:table-cell>
          <table:table-cell office:value-type="float" office:value="2.52005" calcext:value-type="float">
            <text:p>2.52005</text:p>
          </table:table-cell>
          <table:table-cell office:value-type="float" office:value="14.6938" calcext:value-type="float">
            <text:p>14.6938</text:p>
          </table:table-cell>
          <table:table-cell office:value-type="float" office:value="9.17922" calcext:value-type="float">
            <text:p>9.17922</text:p>
          </table:table-cell>
          <table:table-cell office:value-type="float" office:value="1.41716" calcext:value-type="float">
            <text:p>1.41716</text:p>
          </table:table-cell>
          <table:table-cell office:value-type="float" office:value="0.875279" calcext:value-type="float">
            <text:p>0.875279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29469" calcext:value-type="float">
            <text:p>0.929469</text:p>
          </table:table-cell>
          <table:table-cell office:value-type="float" office:value="2.68379" calcext:value-type="float">
            <text:p>2.68379</text:p>
          </table:table-cell>
          <table:table-cell office:value-type="float" office:value="15.0112" calcext:value-type="float">
            <text:p>15.0112</text:p>
          </table:table-cell>
          <table:table-cell office:value-type="float" office:value="9.50653" calcext:value-type="float">
            <text:p>9.50653</text:p>
          </table:table-cell>
          <table:table-cell office:value-type="float" office:value="1.49454" calcext:value-type="float">
            <text:p>1.49454</text:p>
          </table:table-cell>
          <table:table-cell office:value-type="float" office:value="0.906646" calcext:value-type="float">
            <text:p>0.906646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2.8946" calcext:value-type="float">
            <text:p>2.8946</text:p>
          </table:table-cell>
          <table:table-cell office:value-type="float" office:value="16.0459" calcext:value-type="float">
            <text:p>16.0459</text:p>
          </table:table-cell>
          <table:table-cell office:value-type="float" office:value="12.5107" calcext:value-type="float">
            <text:p>12.5107</text:p>
          </table:table-cell>
          <table:table-cell office:value-type="float" office:value="2.06578" calcext:value-type="float">
            <text:p>2.06578</text:p>
          </table:table-cell>
          <table:table-cell office:value-type="float" office:value="1.40838" calcext:value-type="float">
            <text:p>1.40838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.02215" calcext:value-type="float">
            <text:p>1.02215</text:p>
          </table:table-cell>
          <table:table-cell office:value-type="float" office:value="3.04728" calcext:value-type="float">
            <text:p>3.04728</text:p>
          </table:table-cell>
          <table:table-cell office:value-type="float" office:value="17.6055" calcext:value-type="float">
            <text:p>17.6055</text:p>
          </table:table-cell>
          <table:table-cell office:value-type="float" office:value="11.9514" calcext:value-type="float">
            <text:p>11.9514</text:p>
          </table:table-cell>
          <table:table-cell office:value-type="float" office:value="1.64476" calcext:value-type="float">
            <text:p>1.64476</text:p>
          </table:table-cell>
          <table:table-cell office:value-type="float" office:value="1.03842" calcext:value-type="float">
            <text:p>1.03842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.04871" calcext:value-type="float">
            <text:p>1.04871</text:p>
          </table:table-cell>
          <table:table-cell office:value-type="float" office:value="3.33885" calcext:value-type="float">
            <text:p>3.33885</text:p>
          </table:table-cell>
          <table:table-cell office:value-type="float" office:value="21.011" calcext:value-type="float">
            <text:p>21.011</text:p>
          </table:table-cell>
          <table:table-cell office:value-type="float" office:value="12.5602" calcext:value-type="float">
            <text:p>12.5602</text:p>
          </table:table-cell>
          <table:table-cell office:value-type="float" office:value="1.76071" calcext:value-type="float">
            <text:p>1.76071</text:p>
          </table:table-cell>
          <table:table-cell office:value-type="float" office:value="1.0974" calcext:value-type="float">
            <text:p>1.0974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.09769" calcext:value-type="float">
            <text:p>1.09769</text:p>
          </table:table-cell>
          <table:table-cell office:value-type="float" office:value="3.52629" calcext:value-type="float">
            <text:p>3.52629</text:p>
          </table:table-cell>
          <table:table-cell office:value-type="float" office:value="22.1276" calcext:value-type="float">
            <text:p>22.1276</text:p>
          </table:table-cell>
          <table:table-cell office:value-type="float" office:value="13.1712" calcext:value-type="float">
            <text:p>13.1712</text:p>
          </table:table-cell>
          <table:table-cell office:value-type="float" office:value="1.92826" calcext:value-type="float">
            <text:p>1.92826</text:p>
          </table:table-cell>
          <table:table-cell office:value-type="float" office:value="1.13431" calcext:value-type="float">
            <text:p>1.13431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19397" calcext:value-type="float">
            <text:p>1.19397</text:p>
          </table:table-cell>
          <table:table-cell office:value-type="float" office:value="3.54955" calcext:value-type="float">
            <text:p>3.54955</text:p>
          </table:table-cell>
          <table:table-cell office:value-type="float" office:value="19.5269" calcext:value-type="float">
            <text:p>19.5269</text:p>
          </table:table-cell>
          <table:table-cell office:value-type="float" office:value="13.4957" calcext:value-type="float">
            <text:p>13.4957</text:p>
          </table:table-cell>
          <table:table-cell office:value-type="float" office:value="1.97678" calcext:value-type="float">
            <text:p>1.97678</text:p>
          </table:table-cell>
          <table:table-cell office:value-type="float" office:value="1.20936" calcext:value-type="float">
            <text:p>1.20936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.23808" calcext:value-type="float">
            <text:p>1.23808</text:p>
          </table:table-cell>
          <table:table-cell office:value-type="float" office:value="3.60343" calcext:value-type="float">
            <text:p>3.60343</text:p>
          </table:table-cell>
          <table:table-cell office:value-type="float" office:value="24.0008" calcext:value-type="float">
            <text:p>24.0008</text:p>
          </table:table-cell>
          <table:table-cell office:value-type="float" office:value="14.3126" calcext:value-type="float">
            <text:p>14.3126</text:p>
          </table:table-cell>
          <table:table-cell office:value-type="float" office:value="2.03402" calcext:value-type="float">
            <text:p>2.03402</text:p>
          </table:table-cell>
          <table:table-cell office:value-type="float" office:value="1.77639" calcext:value-type="float">
            <text:p>1.77639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.25468" calcext:value-type="float">
            <text:p>1.25468</text:p>
          </table:table-cell>
          <table:table-cell office:value-type="float" office:value="3.9794" calcext:value-type="float">
            <text:p>3.9794</text:p>
          </table:table-cell>
          <table:table-cell office:value-type="float" office:value="22.9386" calcext:value-type="float">
            <text:p>22.9386</text:p>
          </table:table-cell>
          <table:table-cell office:value-type="float" office:value="14.4923" calcext:value-type="float">
            <text:p>14.4923</text:p>
          </table:table-cell>
          <table:table-cell office:value-type="float" office:value="2.15023" calcext:value-type="float">
            <text:p>2.15023</text:p>
          </table:table-cell>
          <table:table-cell office:value-type="float" office:value="1.30282" calcext:value-type="float">
            <text:p>1.30282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.43716" calcext:value-type="float">
            <text:p>1.43716</text:p>
          </table:table-cell>
          <table:table-cell office:value-type="float" office:value="4.02777" calcext:value-type="float">
            <text:p>4.02777</text:p>
          </table:table-cell>
          <table:table-cell office:value-type="float" office:value="21.6459" calcext:value-type="float">
            <text:p>21.6459</text:p>
          </table:table-cell>
          <table:table-cell office:value-type="float" office:value="14.8923" calcext:value-type="float">
            <text:p>14.8923</text:p>
          </table:table-cell>
          <table:table-cell office:value-type="float" office:value="2.24289" calcext:value-type="float">
            <text:p>2.24289</text:p>
          </table:table-cell>
          <table:table-cell office:value-type="float" office:value="1.34854" calcext:value-type="float">
            <text:p>1.34854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.36583" calcext:value-type="float">
            <text:p>1.36583</text:p>
          </table:table-cell>
          <table:table-cell office:value-type="float" office:value="4.26616" calcext:value-type="float">
            <text:p>4.26616</text:p>
          </table:table-cell>
          <table:table-cell office:value-type="float" office:value="23.5166" calcext:value-type="float">
            <text:p>23.5166</text:p>
          </table:table-cell>
          <table:table-cell office:value-type="float" office:value="15.365" calcext:value-type="float">
            <text:p>15.365</text:p>
          </table:table-cell>
          <table:table-cell office:value-type="float" office:value="2.37117" calcext:value-type="float">
            <text:p>2.37117</text:p>
          </table:table-cell>
          <table:table-cell office:value-type="float" office:value="1.39453" calcext:value-type="float">
            <text:p>1.39453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40824" calcext:value-type="float">
            <text:p>1.40824</text:p>
          </table:table-cell>
          <table:table-cell office:value-type="float" office:value="4.50297" calcext:value-type="float">
            <text:p>4.50297</text:p>
          </table:table-cell>
          <table:table-cell office:value-type="float" office:value="26.6891" calcext:value-type="float">
            <text:p>26.6891</text:p>
          </table:table-cell>
          <table:table-cell office:value-type="float" office:value="15.8458" calcext:value-type="float">
            <text:p>15.8458</text:p>
          </table:table-cell>
          <table:table-cell office:value-type="float" office:value="2.39376" calcext:value-type="float">
            <text:p>2.39376</text:p>
          </table:table-cell>
          <table:table-cell office:value-type="float" office:value="1.45037" calcext:value-type="float">
            <text:p>1.45037</text:p>
          </table:table-cell>
          <table:table-cell table:number-columns-repeated="6"/>
        </table:table-row>
      </table:table>
      <table:table table:name="random_comp" table:style-name="ta1">
        <table:shapes>
          <draw:frame draw:z-index="0" draw:style-name="gr1" draw:text-style-name="P1" svg:width="15.997cm" svg:height="9.004cm" svg:x="17.484cm" svg:y="4.25cm">
            <draw:object draw:notify-on-update-of-ranges="random_comp.A2:random_comp.A31 random_comp.B1:random_comp.B1 random_comp.B2:random_comp.B31 random_comp.C1:random_comp.C1 random_comp.C2:random_comp.C31 random_comp.D1:random_comp.D1 random_comp.D2:random_comp.D31 random_comp.E1:random_comp.E1 random_comp.E2:random_comp.E31 random_comp.F1:random_comp.F1 random_comp.F2:random_comp.F31 random_comp.G1:random_comp.G1 random_comp.G2:random_comp.G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S_comps</text:p>
          </table:table-cell>
          <table:table-cell office:value-type="string" calcext:value-type="string">
            <text:p>MS_comps</text:p>
          </table:table-cell>
          <table:table-cell office:value-type="string" calcext:value-type="string">
            <text:p>TSQS_comps</text:p>
          </table:table-cell>
          <table:table-cell office:value-type="string" calcext:value-type="string">
            <text:p>LCPMS_comps</text:p>
          </table:table-cell>
          <table:table-cell office:value-type="string" calcext:value-type="string">
            <text:p>MSD_comps</text:p>
          </table:table-cell>
          <table:table-cell office:value-type="string" calcext:value-type="string">
            <text:p>MSDQS_comp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9" calcext:value-type="float">
            <text:p>829</text:p>
          </table:table-cell>
          <table:table-cell office:value-type="float" office:value="536" calcext:value-type="float">
            <text:p>536</text:p>
          </table:table-cell>
          <table:table-cell office:value-type="float" office:value="1306" calcext:value-type="float">
            <text:p>1306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28" calcext:value-type="float">
            <text:p>1928</text:p>
          </table:table-cell>
          <table:table-cell office:value-type="float" office:value="1280" calcext:value-type="float">
            <text:p>1280</text:p>
          </table:table-cell>
          <table:table-cell office:value-type="float" office:value="3208" calcext:value-type="float">
            <text:p>3208</text:p>
          </table:table-cell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38" calcext:value-type="float">
            <text:p>3238</text:p>
          </table:table-cell>
          <table:table-cell office:value-type="float" office:value="2106" calcext:value-type="float">
            <text:p>2106</text:p>
          </table:table-cell>
          <table:table-cell office:value-type="float" office:value="5034" calcext:value-type="float">
            <text:p>5034</text:p>
          </table:table-cell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06" calcext:value-type="float">
            <text:p>5206</text:p>
          </table:table-cell>
          <table:table-cell office:value-type="float" office:value="2968" calcext:value-type="float">
            <text:p>2968</text:p>
          </table:table-cell>
          <table:table-cell office:value-type="float" office:value="7166" calcext:value-type="float">
            <text:p>7166</text:p>
          </table:table-cell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421" calcext:value-type="float">
            <text:p>5421</text:p>
          </table:table-cell>
          <table:table-cell office:value-type="float" office:value="3857" calcext:value-type="float">
            <text:p>3857</text:p>
          </table:table-cell>
          <table:table-cell office:value-type="float" office:value="9182" calcext:value-type="float">
            <text:p>9182</text:p>
          </table:table-cell>
          <table:table-cell office:value-type="float" office:value="3846" calcext:value-type="float">
            <text:p>3846</text:p>
          </table:table-cell>
          <table:table-cell office:value-type="float" office:value="0" calcext:value-type="float">
            <text:p>0</text:p>
          </table:table-cell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673" calcext:value-type="float">
            <text:p>7673</text:p>
          </table:table-cell>
          <table:table-cell office:value-type="float" office:value="4816" calcext:value-type="float">
            <text:p>4816</text:p>
          </table:table-cell>
          <table:table-cell office:value-type="float" office:value="13502" calcext:value-type="float">
            <text:p>13502</text:p>
          </table:table-cell>
          <table:table-cell office:value-type="float" office:value="4799" calcext:value-type="float">
            <text:p>4799</text:p>
          </table:table-cell>
          <table:table-cell office:value-type="float" office:value="0" calcext:value-type="float">
            <text:p>0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61" calcext:value-type="float">
            <text:p>9061</text:p>
          </table:table-cell>
          <table:table-cell office:value-type="float" office:value="5749" calcext:value-type="float">
            <text:p>5749</text:p>
          </table:table-cell>
          <table:table-cell office:value-type="float" office:value="13262" calcext:value-type="float">
            <text:p>13262</text:p>
          </table:table-cell>
          <table:table-cell office:value-type="float" office:value="5767" calcext:value-type="float">
            <text:p>5767</text:p>
          </table:table-cell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752" calcext:value-type="float">
            <text:p>10752</text:p>
          </table:table-cell>
          <table:table-cell office:value-type="float" office:value="6753" calcext:value-type="float">
            <text:p>6753</text:p>
          </table:table-cell>
          <table:table-cell office:value-type="float" office:value="15840" calcext:value-type="float">
            <text:p>15840</text:p>
          </table:table-cell>
          <table:table-cell office:value-type="float" office:value="6722" calcext:value-type="float">
            <text:p>6722</text:p>
          </table:table-cell>
          <table:table-cell office:value-type="float" office:value="0" calcext:value-type="float">
            <text:p>0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134" calcext:value-type="float">
            <text:p>12134</text:p>
          </table:table-cell>
          <table:table-cell office:value-type="float" office:value="7713" calcext:value-type="float">
            <text:p>7713</text:p>
          </table:table-cell>
          <table:table-cell office:value-type="float" office:value="18366" calcext:value-type="float">
            <text:p>18366</text:p>
          </table:table-cell>
          <table:table-cell office:value-type="float" office:value="7715" calcext:value-type="float">
            <text:p>7715</text:p>
          </table:table-cell>
          <table:table-cell office:value-type="float" office:value="0" calcext:value-type="float">
            <text:p>0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43" calcext:value-type="float">
            <text:p>14043</text:p>
          </table:table-cell>
          <table:table-cell office:value-type="float" office:value="8725" calcext:value-type="float">
            <text:p>8725</text:p>
          </table:table-cell>
          <table:table-cell office:value-type="float" office:value="20672" calcext:value-type="float">
            <text:p>20672</text:p>
          </table:table-cell>
          <table:table-cell office:value-type="float" office:value="8703" calcext:value-type="float">
            <text:p>8703</text:p>
          </table:table-cell>
          <table:table-cell office:value-type="float" office:value="0" calcext:value-type="float">
            <text:p>0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318" calcext:value-type="float">
            <text:p>16318</text:p>
          </table:table-cell>
          <table:table-cell office:value-type="float" office:value="9716" calcext:value-type="float">
            <text:p>9716</text:p>
          </table:table-cell>
          <table:table-cell office:value-type="float" office:value="23198" calcext:value-type="float">
            <text:p>23198</text:p>
          </table:table-cell>
          <table:table-cell office:value-type="float" office:value="9717" calcext:value-type="float">
            <text:p>9717</text:p>
          </table:table-cell>
          <table:table-cell office:value-type="float" office:value="0" calcext:value-type="float">
            <text:p>0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888" calcext:value-type="float">
            <text:p>15888</text:p>
          </table:table-cell>
          <table:table-cell office:value-type="float" office:value="10783" calcext:value-type="float">
            <text:p>10783</text:p>
          </table:table-cell>
          <table:table-cell office:value-type="float" office:value="23828" calcext:value-type="float">
            <text:p>23828</text:p>
          </table:table-cell>
          <table:table-cell office:value-type="float" office:value="10778" calcext:value-type="float">
            <text:p>10778</text:p>
          </table:table-cell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325" calcext:value-type="float">
            <text:p>19325</text:p>
          </table:table-cell>
          <table:table-cell office:value-type="float" office:value="11813" calcext:value-type="float">
            <text:p>11813</text:p>
          </table:table-cell>
          <table:table-cell office:value-type="float" office:value="28596" calcext:value-type="float">
            <text:p>28596</text:p>
          </table:table-cell>
          <table:table-cell office:value-type="float" office:value="11878" calcext:value-type="float">
            <text:p>11878</text:p>
          </table:table-cell>
          <table:table-cell office:value-type="float" office:value="0" calcext:value-type="float">
            <text:p>0</text:p>
          </table:table-cell>
          <table:table-cell office:value-type="float" office:value="9472" calcext:value-type="float">
            <text:p>947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284" calcext:value-type="float">
            <text:p>19284</text:p>
          </table:table-cell>
          <table:table-cell office:value-type="float" office:value="12921" calcext:value-type="float">
            <text:p>12921</text:p>
          </table:table-cell>
          <table:table-cell office:value-type="float" office:value="29576" calcext:value-type="float">
            <text:p>29576</text:p>
          </table:table-cell>
          <table:table-cell office:value-type="float" office:value="12908" calcext:value-type="float">
            <text:p>12908</text:p>
          </table:table-cell>
          <table:table-cell office:value-type="float" office:value="0" calcext:value-type="float">
            <text:p>0</text:p>
          </table:table-cell>
          <table:table-cell office:value-type="float" office:value="10415" calcext:value-type="float">
            <text:p>104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851" calcext:value-type="float">
            <text:p>19851</text:p>
          </table:table-cell>
          <table:table-cell office:value-type="float" office:value="13929" calcext:value-type="float">
            <text:p>13929</text:p>
          </table:table-cell>
          <table:table-cell office:value-type="float" office:value="32120" calcext:value-type="float">
            <text:p>32120</text:p>
          </table:table-cell>
          <table:table-cell office:value-type="float" office:value="13985" calcext:value-type="float">
            <text:p>13985</text:p>
          </table:table-cell>
          <table:table-cell office:value-type="float" office:value="0" calcext:value-type="float">
            <text:p>0</text:p>
          </table:table-cell>
          <table:table-cell office:value-type="float" office:value="11266" calcext:value-type="float">
            <text:p>1126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2131" calcext:value-type="float">
            <text:p>22131</text:p>
          </table:table-cell>
          <table:table-cell office:value-type="float" office:value="15039" calcext:value-type="float">
            <text:p>15039</text:p>
          </table:table-cell>
          <table:table-cell office:value-type="float" office:value="33994" calcext:value-type="float">
            <text:p>33994</text:p>
          </table:table-cell>
          <table:table-cell office:value-type="float" office:value="15023" calcext:value-type="float">
            <text:p>15023</text:p>
          </table:table-cell>
          <table:table-cell office:value-type="float" office:value="0" calcext:value-type="float">
            <text:p>0</text:p>
          </table:table-cell>
          <table:table-cell office:value-type="float" office:value="12399" calcext:value-type="float">
            <text:p>1239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3679" calcext:value-type="float">
            <text:p>23679</text:p>
          </table:table-cell>
          <table:table-cell office:value-type="float" office:value="16123" calcext:value-type="float">
            <text:p>16123</text:p>
          </table:table-cell>
          <table:table-cell office:value-type="float" office:value="38898" calcext:value-type="float">
            <text:p>38898</text:p>
          </table:table-cell>
          <table:table-cell office:value-type="float" office:value="16099" calcext:value-type="float">
            <text:p>16099</text:p>
          </table:table-cell>
          <table:table-cell office:value-type="float" office:value="0" calcext:value-type="float">
            <text:p>0</text:p>
          </table:table-cell>
          <table:table-cell office:value-type="float" office:value="13209" calcext:value-type="float">
            <text:p>1320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6347" calcext:value-type="float">
            <text:p>26347</text:p>
          </table:table-cell>
          <table:table-cell office:value-type="float" office:value="17196" calcext:value-type="float">
            <text:p>17196</text:p>
          </table:table-cell>
          <table:table-cell office:value-type="float" office:value="38612" calcext:value-type="float">
            <text:p>38612</text:p>
          </table:table-cell>
          <table:table-cell office:value-type="float" office:value="17222" calcext:value-type="float">
            <text:p>17222</text:p>
          </table:table-cell>
          <table:table-cell office:value-type="float" office:value="0" calcext:value-type="float">
            <text:p>0</text:p>
          </table:table-cell>
          <table:table-cell office:value-type="float" office:value="14373" calcext:value-type="float">
            <text:p>1437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6277" calcext:value-type="float">
            <text:p>26277</text:p>
          </table:table-cell>
          <table:table-cell office:value-type="float" office:value="18333" calcext:value-type="float">
            <text:p>18333</text:p>
          </table:table-cell>
          <table:table-cell office:value-type="float" office:value="46924" calcext:value-type="float">
            <text:p>46924</text:p>
          </table:table-cell>
          <table:table-cell office:value-type="float" office:value="18304" calcext:value-type="float">
            <text:p>18304</text:p>
          </table:table-cell>
          <table:table-cell office:value-type="float" office:value="0" calcext:value-type="float">
            <text:p>0</text:p>
          </table:table-cell>
          <table:table-cell office:value-type="float" office:value="15278" calcext:value-type="float">
            <text:p>152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134" calcext:value-type="float">
            <text:p>29134</text:p>
          </table:table-cell>
          <table:table-cell office:value-type="float" office:value="19411" calcext:value-type="float">
            <text:p>19411</text:p>
          </table:table-cell>
          <table:table-cell office:value-type="float" office:value="53872" calcext:value-type="float">
            <text:p>53872</text:p>
          </table:table-cell>
          <table:table-cell office:value-type="float" office:value="19382" calcext:value-type="float">
            <text:p>19382</text:p>
          </table:table-cell>
          <table:table-cell office:value-type="float" office:value="0" calcext:value-type="float">
            <text:p>0</text:p>
          </table:table-cell>
          <table:table-cell office:value-type="float" office:value="16665" calcext:value-type="float">
            <text:p>1666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25" calcext:value-type="float">
            <text:p>30025</text:p>
          </table:table-cell>
          <table:table-cell office:value-type="float" office:value="20576" calcext:value-type="float">
            <text:p>20576</text:p>
          </table:table-cell>
          <table:table-cell office:value-type="float" office:value="50260" calcext:value-type="float">
            <text:p>50260</text:p>
          </table:table-cell>
          <table:table-cell office:value-type="float" office:value="20574" calcext:value-type="float">
            <text:p>20574</text:p>
          </table:table-cell>
          <table:table-cell office:value-type="float" office:value="0" calcext:value-type="float">
            <text:p>0</text:p>
          </table:table-cell>
          <table:table-cell office:value-type="float" office:value="17112" calcext:value-type="float">
            <text:p>1711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314" calcext:value-type="float">
            <text:p>32314</text:p>
          </table:table-cell>
          <table:table-cell office:value-type="float" office:value="21694" calcext:value-type="float">
            <text:p>21694</text:p>
          </table:table-cell>
          <table:table-cell office:value-type="float" office:value="48964" calcext:value-type="float">
            <text:p>48964</text:p>
          </table:table-cell>
          <table:table-cell office:value-type="float" office:value="21674" calcext:value-type="float">
            <text:p>21674</text:p>
          </table:table-cell>
          <table:table-cell office:value-type="float" office:value="0" calcext:value-type="float">
            <text:p>0</text:p>
          </table:table-cell>
          <table:table-cell office:value-type="float" office:value="18292" calcext:value-type="float">
            <text:p>1829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4029" calcext:value-type="float">
            <text:p>34029</text:p>
          </table:table-cell>
          <table:table-cell office:value-type="float" office:value="22828" calcext:value-type="float">
            <text:p>22828</text:p>
          </table:table-cell>
          <table:table-cell office:value-type="float" office:value="57186" calcext:value-type="float">
            <text:p>57186</text:p>
          </table:table-cell>
          <table:table-cell office:value-type="float" office:value="22824" calcext:value-type="float">
            <text:p>22824</text:p>
          </table:table-cell>
          <table:table-cell office:value-type="float" office:value="0" calcext:value-type="float">
            <text:p>0</text:p>
          </table:table-cell>
          <table:table-cell office:value-type="float" office:value="19686" calcext:value-type="float">
            <text:p>1968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4222" calcext:value-type="float">
            <text:p>34222</text:p>
          </table:table-cell>
          <table:table-cell office:value-type="float" office:value="23948" calcext:value-type="float">
            <text:p>23948</text:p>
          </table:table-cell>
          <table:table-cell office:value-type="float" office:value="58396" calcext:value-type="float">
            <text:p>58396</text:p>
          </table:table-cell>
          <table:table-cell office:value-type="float" office:value="23952" calcext:value-type="float">
            <text:p>23952</text:p>
          </table:table-cell>
          <table:table-cell office:value-type="float" office:value="0" calcext:value-type="float">
            <text:p>0</text:p>
          </table:table-cell>
          <table:table-cell office:value-type="float" office:value="20333" calcext:value-type="float">
            <text:p>2033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621" calcext:value-type="float">
            <text:p>40621</text:p>
          </table:table-cell>
          <table:table-cell office:value-type="float" office:value="25108" calcext:value-type="float">
            <text:p>25108</text:p>
          </table:table-cell>
          <table:table-cell office:value-type="float" office:value="61416" calcext:value-type="float">
            <text:p>61416</text:p>
          </table:table-cell>
          <table:table-cell office:value-type="float" office:value="25092" calcext:value-type="float">
            <text:p>25092</text:p>
          </table:table-cell>
          <table:table-cell office:value-type="float" office:value="0" calcext:value-type="float">
            <text:p>0</text:p>
          </table:table-cell>
          <table:table-cell office:value-type="float" office:value="21672" calcext:value-type="float">
            <text:p>2167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8450" calcext:value-type="float">
            <text:p>38450</text:p>
          </table:table-cell>
          <table:table-cell office:value-type="float" office:value="26225" calcext:value-type="float">
            <text:p>26225</text:p>
          </table:table-cell>
          <table:table-cell office:value-type="float" office:value="63272" calcext:value-type="float">
            <text:p>63272</text:p>
          </table:table-cell>
          <table:table-cell office:value-type="float" office:value="26256" calcext:value-type="float">
            <text:p>26256</text:p>
          </table:table-cell>
          <table:table-cell office:value-type="float" office:value="0" calcext:value-type="float">
            <text:p>0</text:p>
          </table:table-cell>
          <table:table-cell office:value-type="float" office:value="22990" calcext:value-type="float">
            <text:p>2299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4261" calcext:value-type="float">
            <text:p>44261</text:p>
          </table:table-cell>
          <table:table-cell office:value-type="float" office:value="27420" calcext:value-type="float">
            <text:p>27420</text:p>
          </table:table-cell>
          <table:table-cell office:value-type="float" office:value="67116" calcext:value-type="float">
            <text:p>67116</text:p>
          </table:table-cell>
          <table:table-cell office:value-type="float" office:value="27446" calcext:value-type="float">
            <text:p>27446</text:p>
          </table:table-cell>
          <table:table-cell office:value-type="float" office:value="0" calcext:value-type="float">
            <text:p>0</text:p>
          </table:table-cell>
          <table:table-cell office:value-type="float" office:value="23618" calcext:value-type="float">
            <text:p>2361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2674" calcext:value-type="float">
            <text:p>42674</text:p>
          </table:table-cell>
          <table:table-cell office:value-type="float" office:value="28669" calcext:value-type="float">
            <text:p>28669</text:p>
          </table:table-cell>
          <table:table-cell office:value-type="float" office:value="66376" calcext:value-type="float">
            <text:p>66376</text:p>
          </table:table-cell>
          <table:table-cell office:value-type="float" office:value="28617" calcext:value-type="float">
            <text:p>28617</text:p>
          </table:table-cell>
          <table:table-cell office:value-type="float" office:value="0" calcext:value-type="float">
            <text:p>0</text:p>
          </table:table-cell>
          <table:table-cell office:value-type="float" office:value="24808" calcext:value-type="float">
            <text:p>2480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6686" calcext:value-type="float">
            <text:p>46686</text:p>
          </table:table-cell>
          <table:table-cell office:value-type="float" office:value="29726" calcext:value-type="float">
            <text:p>29726</text:p>
          </table:table-cell>
          <table:table-cell office:value-type="float" office:value="74000" calcext:value-type="float">
            <text:p>74000</text:p>
          </table:table-cell>
          <table:table-cell office:value-type="float" office:value="29707" calcext:value-type="float">
            <text:p>29707</text:p>
          </table:table-cell>
          <table:table-cell office:value-type="float" office:value="0" calcext:value-type="float">
            <text:p>0</text:p>
          </table:table-cell>
          <table:table-cell office:value-type="float" office:value="26011" calcext:value-type="float">
            <text:p>260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671" calcext:value-type="float">
            <text:p>49671</text:p>
          </table:table-cell>
          <table:table-cell office:value-type="float" office:value="30969" calcext:value-type="float">
            <text:p>30969</text:p>
          </table:table-cell>
          <table:table-cell office:value-type="float" office:value="70718" calcext:value-type="float">
            <text:p>70718</text:p>
          </table:table-cell>
          <table:table-cell office:value-type="float" office:value="30877" calcext:value-type="float">
            <text:p>30877</text:p>
          </table:table-cell>
          <table:table-cell office:value-type="float" office:value="0" calcext:value-type="float">
            <text:p>0</text:p>
          </table:table-cell>
          <table:table-cell office:value-type="float" office:value="27136" calcext:value-type="float">
            <text:p>27136</text:p>
          </table:table-cell>
        </table:table-row>
      </table:table>
      <table:table table:name="almost_time" table:style-name="ta1">
        <table:shapes>
          <draw:frame draw:z-index="0" draw:style-name="gr1" draw:text-style-name="P1" svg:width="15.988cm" svg:height="9.004cm" svg:x="19.922cm" svg:y="5.233cm">
            <draw:object draw:notify-on-update-of-ranges="almost_time.A2:almost_time.A31 almost_time.B1:almost_time.B1 almost_time.B2:almost_time.B31 almost_time.C1:almost_time.C1 almost_time.C2:almost_time.C31 almost_time.D1:almost_time.D1 almost_time.D2:almost_time.D31 almost_time.E1:almost_time.E1 almost_time.E2:almost_time.E31 almost_time.F1:almost_time.F1 almost_time.F2:almost_time.F31 almost_time.G1:almost_time.G1 almost_time.G2:almost_time.G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S_time_ms</text:p>
          </table:table-cell>
          <table:table-cell office:value-type="string" calcext:value-type="string">
            <text:p>MS_time_ms</text:p>
          </table:table-cell>
          <table:table-cell office:value-type="string" calcext:value-type="string">
            <text:p>TSQS_time_ms</text:p>
          </table:table-cell>
          <table:table-cell office:value-type="string" calcext:value-type="string">
            <text:p>LCPMS_time_ms</text:p>
          </table:table-cell>
          <table:table-cell office:value-type="string" calcext:value-type="string">
            <text:p>MSD_time_ms</text:p>
          </table:table-cell>
          <table:table-cell office:value-type="string" calcext:value-type="string">
            <text:p>MSDQS_time_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142" calcext:value-type="float">
            <text:p>0.017142</text:p>
          </table:table-cell>
          <table:table-cell office:value-type="float" office:value="0.079268" calcext:value-type="float">
            <text:p>0.079268</text:p>
          </table:table-cell>
          <table:table-cell office:value-type="float" office:value="0.389855" calcext:value-type="float">
            <text:p>0.389855</text:p>
          </table:table-cell>
          <table:table-cell office:value-type="float" office:value="0.294418" calcext:value-type="float">
            <text:p>0.294418</text:p>
          </table:table-cell>
          <table:table-cell office:value-type="float" office:value="0.081842" calcext:value-type="float">
            <text:p>0.081842</text:p>
          </table:table-cell>
          <table:table-cell office:value-type="float" office:value="0.01612" calcext:value-type="float">
            <text:p>0.016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4855" calcext:value-type="float">
            <text:p>0.034855</text:p>
          </table:table-cell>
          <table:table-cell office:value-type="float" office:value="0.178352" calcext:value-type="float">
            <text:p>0.178352</text:p>
          </table:table-cell>
          <table:table-cell office:value-type="float" office:value="0.882452" calcext:value-type="float">
            <text:p>0.882452</text:p>
          </table:table-cell>
          <table:table-cell office:value-type="float" office:value="0.636985" calcext:value-type="float">
            <text:p>0.636985</text:p>
          </table:table-cell>
          <table:table-cell office:value-type="float" office:value="0.151031" calcext:value-type="float">
            <text:p>0.151031</text:p>
          </table:table-cell>
          <table:table-cell office:value-type="float" office:value="0.035887" calcext:value-type="float">
            <text:p>0.0358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7597" calcext:value-type="float">
            <text:p>0.057597</text:p>
          </table:table-cell>
          <table:table-cell office:value-type="float" office:value="0.293076" calcext:value-type="float">
            <text:p>0.293076</text:p>
          </table:table-cell>
          <table:table-cell office:value-type="float" office:value="1.38447" calcext:value-type="float">
            <text:p>1.38447</text:p>
          </table:table-cell>
          <table:table-cell office:value-type="float" office:value="1.0845" calcext:value-type="float">
            <text:p>1.0845</text:p>
          </table:table-cell>
          <table:table-cell office:value-type="float" office:value="0.224497" calcext:value-type="float">
            <text:p>0.224497</text:p>
          </table:table-cell>
          <table:table-cell office:value-type="float" office:value="0.076322" calcext:value-type="float">
            <text:p>0.0763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76403" calcext:value-type="float">
            <text:p>0.076403</text:p>
          </table:table-cell>
          <table:table-cell office:value-type="float" office:value="0.396027" calcext:value-type="float">
            <text:p>0.396027</text:p>
          </table:table-cell>
          <table:table-cell office:value-type="float" office:value="1.8367" calcext:value-type="float">
            <text:p>1.8367</text:p>
          </table:table-cell>
          <table:table-cell office:value-type="float" office:value="1.45779" calcext:value-type="float">
            <text:p>1.45779</text:p>
          </table:table-cell>
          <table:table-cell office:value-type="float" office:value="0.27414" calcext:value-type="float">
            <text:p>0.27414</text:p>
          </table:table-cell>
          <table:table-cell office:value-type="float" office:value="0.10223" calcext:value-type="float">
            <text:p>0.102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89587" calcext:value-type="float">
            <text:p>0.089587</text:p>
          </table:table-cell>
          <table:table-cell office:value-type="float" office:value="0.504438" calcext:value-type="float">
            <text:p>0.504438</text:p>
          </table:table-cell>
          <table:table-cell office:value-type="float" office:value="2.24421" calcext:value-type="float">
            <text:p>2.24421</text:p>
          </table:table-cell>
          <table:table-cell office:value-type="float" office:value="1.77766" calcext:value-type="float">
            <text:p>1.77766</text:p>
          </table:table-cell>
          <table:table-cell office:value-type="float" office:value="0.320306" calcext:value-type="float">
            <text:p>0.320306</text:p>
          </table:table-cell>
          <table:table-cell office:value-type="float" office:value="0.133829" calcext:value-type="float">
            <text:p>0.13382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16868" calcext:value-type="float">
            <text:p>0.116868</text:p>
          </table:table-cell>
          <table:table-cell office:value-type="float" office:value="0.635823" calcext:value-type="float">
            <text:p>0.635823</text:p>
          </table:table-cell>
          <table:table-cell office:value-type="float" office:value="3.0157" calcext:value-type="float">
            <text:p>3.0157</text:p>
          </table:table-cell>
          <table:table-cell office:value-type="float" office:value="2.55816" calcext:value-type="float">
            <text:p>2.55816</text:p>
          </table:table-cell>
          <table:table-cell office:value-type="float" office:value="0.412087" calcext:value-type="float">
            <text:p>0.412087</text:p>
          </table:table-cell>
          <table:table-cell office:value-type="float" office:value="0.168643" calcext:value-type="float">
            <text:p>0.16864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41784" calcext:value-type="float">
            <text:p>0.141784</text:p>
          </table:table-cell>
          <table:table-cell office:value-type="float" office:value="0.740628" calcext:value-type="float">
            <text:p>0.740628</text:p>
          </table:table-cell>
          <table:table-cell office:value-type="float" office:value="3.45102" calcext:value-type="float">
            <text:p>3.45102</text:p>
          </table:table-cell>
          <table:table-cell office:value-type="float" office:value="2.95557" calcext:value-type="float">
            <text:p>2.95557</text:p>
          </table:table-cell>
          <table:table-cell office:value-type="float" office:value="0.463813" calcext:value-type="float">
            <text:p>0.463813</text:p>
          </table:table-cell>
          <table:table-cell office:value-type="float" office:value="0.194973" calcext:value-type="float">
            <text:p>0.1949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857475" calcext:value-type="float">
            <text:p>0.857475</text:p>
          </table:table-cell>
          <table:table-cell office:value-type="float" office:value="4.04703" calcext:value-type="float">
            <text:p>4.04703</text:p>
          </table:table-cell>
          <table:table-cell office:value-type="float" office:value="3.31248" calcext:value-type="float">
            <text:p>3.31248</text:p>
          </table:table-cell>
          <table:table-cell office:value-type="float" office:value="0.530667" calcext:value-type="float">
            <text:p>0.530667</text:p>
          </table:table-cell>
          <table:table-cell office:value-type="float" office:value="0.228986" calcext:value-type="float">
            <text:p>0.22898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83601" calcext:value-type="float">
            <text:p>0.183601</text:p>
          </table:table-cell>
          <table:table-cell office:value-type="float" office:value="0.987036" calcext:value-type="float">
            <text:p>0.987036</text:p>
          </table:table-cell>
          <table:table-cell office:value-type="float" office:value="4.54566" calcext:value-type="float">
            <text:p>4.54566</text:p>
          </table:table-cell>
          <table:table-cell office:value-type="float" office:value="3.72901" calcext:value-type="float">
            <text:p>3.72901</text:p>
          </table:table-cell>
          <table:table-cell office:value-type="float" office:value="0.58589" calcext:value-type="float">
            <text:p>0.58589</text:p>
          </table:table-cell>
          <table:table-cell office:value-type="float" office:value="0.26375" calcext:value-type="float">
            <text:p>0.263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94041" calcext:value-type="float">
            <text:p>0.194041</text:p>
          </table:table-cell>
          <table:table-cell office:value-type="float" office:value="1.13671" calcext:value-type="float">
            <text:p>1.13671</text:p>
          </table:table-cell>
          <table:table-cell office:value-type="float" office:value="5.39785" calcext:value-type="float">
            <text:p>5.39785</text:p>
          </table:table-cell>
          <table:table-cell office:value-type="float" office:value="4.29069" calcext:value-type="float">
            <text:p>4.29069</text:p>
          </table:table-cell>
          <table:table-cell office:value-type="float" office:value="0.648737" calcext:value-type="float">
            <text:p>0.648737</text:p>
          </table:table-cell>
          <table:table-cell office:value-type="float" office:value="0.30651" calcext:value-type="float">
            <text:p>0.3065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2203" calcext:value-type="float">
            <text:p>0.2203</text:p>
          </table:table-cell>
          <table:table-cell office:value-type="float" office:value="1.25886" calcext:value-type="float">
            <text:p>1.25886</text:p>
          </table:table-cell>
          <table:table-cell office:value-type="float" office:value="6.12418" calcext:value-type="float">
            <text:p>6.12418</text:p>
          </table:table-cell>
          <table:table-cell office:value-type="float" office:value="5.12347" calcext:value-type="float">
            <text:p>5.12347</text:p>
          </table:table-cell>
          <table:table-cell office:value-type="float" office:value="0.742932" calcext:value-type="float">
            <text:p>0.742932</text:p>
          </table:table-cell>
          <table:table-cell office:value-type="float" office:value="0.329883" calcext:value-type="float">
            <text:p>0.3298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56287" calcext:value-type="float">
            <text:p>0.256287</text:p>
          </table:table-cell>
          <table:table-cell office:value-type="float" office:value="1.41545" calcext:value-type="float">
            <text:p>1.41545</text:p>
          </table:table-cell>
          <table:table-cell office:value-type="float" office:value="6.93663" calcext:value-type="float">
            <text:p>6.93663</text:p>
          </table:table-cell>
          <table:table-cell office:value-type="float" office:value="5.82448" calcext:value-type="float">
            <text:p>5.82448</text:p>
          </table:table-cell>
          <table:table-cell office:value-type="float" office:value="0.762148" calcext:value-type="float">
            <text:p>0.762148</text:p>
          </table:table-cell>
          <table:table-cell office:value-type="float" office:value="0.35503" calcext:value-type="float">
            <text:p>0.3550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78488" calcext:value-type="float">
            <text:p>0.278488</text:p>
          </table:table-cell>
          <table:table-cell office:value-type="float" office:value="1.53531" calcext:value-type="float">
            <text:p>1.53531</text:p>
          </table:table-cell>
          <table:table-cell office:value-type="float" office:value="7.50094" calcext:value-type="float">
            <text:p>7.50094</text:p>
          </table:table-cell>
          <table:table-cell office:value-type="float" office:value="6.00429" calcext:value-type="float">
            <text:p>6.00429</text:p>
          </table:table-cell>
          <table:table-cell office:value-type="float" office:value="0.838009" calcext:value-type="float">
            <text:p>0.838009</text:p>
          </table:table-cell>
          <table:table-cell office:value-type="float" office:value="0.388002" calcext:value-type="float">
            <text:p>0.38800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358137" calcext:value-type="float">
            <text:p>0.358137</text:p>
          </table:table-cell>
          <table:table-cell office:value-type="float" office:value="2.05592" calcext:value-type="float">
            <text:p>2.05592</text:p>
          </table:table-cell>
          <table:table-cell office:value-type="float" office:value="9.57296" calcext:value-type="float">
            <text:p>9.57296</text:p>
          </table:table-cell>
          <table:table-cell office:value-type="float" office:value="6.74184" calcext:value-type="float">
            <text:p>6.74184</text:p>
          </table:table-cell>
          <table:table-cell office:value-type="float" office:value="1.06896" calcext:value-type="float">
            <text:p>1.06896</text:p>
          </table:table-cell>
          <table:table-cell office:value-type="float" office:value="0.462571" calcext:value-type="float">
            <text:p>0.4625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32859" calcext:value-type="float">
            <text:p>0.332859</text:p>
          </table:table-cell>
          <table:table-cell office:value-type="float" office:value="1.80993" calcext:value-type="float">
            <text:p>1.80993</text:p>
          </table:table-cell>
          <table:table-cell office:value-type="float" office:value="8.69107" calcext:value-type="float">
            <text:p>8.69107</text:p>
          </table:table-cell>
          <table:table-cell office:value-type="float" office:value="7.09042" calcext:value-type="float">
            <text:p>7.09042</text:p>
          </table:table-cell>
          <table:table-cell office:value-type="float" office:value="1.03182" calcext:value-type="float">
            <text:p>1.03182</text:p>
          </table:table-cell>
          <table:table-cell office:value-type="float" office:value="0.461038" calcext:value-type="float">
            <text:p>0.4610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351795" calcext:value-type="float">
            <text:p>0.351795</text:p>
          </table:table-cell>
          <table:table-cell office:value-type="float" office:value="1.97937" calcext:value-type="float">
            <text:p>1.97937</text:p>
          </table:table-cell>
          <table:table-cell office:value-type="float" office:value="9.39737" calcext:value-type="float">
            <text:p>9.39737</text:p>
          </table:table-cell>
          <table:table-cell office:value-type="float" office:value="7.30653" calcext:value-type="float">
            <text:p>7.30653</text:p>
          </table:table-cell>
          <table:table-cell office:value-type="float" office:value="1.06256" calcext:value-type="float">
            <text:p>1.06256</text:p>
          </table:table-cell>
          <table:table-cell office:value-type="float" office:value="0.497205" calcext:value-type="float">
            <text:p>0.4972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358607" calcext:value-type="float">
            <text:p>0.358607</text:p>
          </table:table-cell>
          <table:table-cell office:value-type="float" office:value="2.18326" calcext:value-type="float">
            <text:p>2.18326</text:p>
          </table:table-cell>
          <table:table-cell office:value-type="float" office:value="12.4305" calcext:value-type="float">
            <text:p>12.4305</text:p>
          </table:table-cell>
          <table:table-cell office:value-type="float" office:value="7.91276" calcext:value-type="float">
            <text:p>7.91276</text:p>
          </table:table-cell>
          <table:table-cell office:value-type="float" office:value="1.20027" calcext:value-type="float">
            <text:p>1.20027</text:p>
          </table:table-cell>
          <table:table-cell office:value-type="float" office:value="0.524205" calcext:value-type="float">
            <text:p>0.52420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386609" calcext:value-type="float">
            <text:p>0.386609</text:p>
          </table:table-cell>
          <table:table-cell office:value-type="float" office:value="2.26568" calcext:value-type="float">
            <text:p>2.26568</text:p>
          </table:table-cell>
          <table:table-cell office:value-type="float" office:value="10.4106" calcext:value-type="float">
            <text:p>10.4106</text:p>
          </table:table-cell>
          <table:table-cell office:value-type="float" office:value="8.11872" calcext:value-type="float">
            <text:p>8.11872</text:p>
          </table:table-cell>
          <table:table-cell office:value-type="float" office:value="1.26588" calcext:value-type="float">
            <text:p>1.26588</text:p>
          </table:table-cell>
          <table:table-cell office:value-type="float" office:value="0.570451" calcext:value-type="float">
            <text:p>0.57045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402719" calcext:value-type="float">
            <text:p>0.402719</text:p>
          </table:table-cell>
          <table:table-cell office:value-type="float" office:value="2.34005" calcext:value-type="float">
            <text:p>2.34005</text:p>
          </table:table-cell>
          <table:table-cell office:value-type="float" office:value="11.2596" calcext:value-type="float">
            <text:p>11.2596</text:p>
          </table:table-cell>
          <table:table-cell office:value-type="float" office:value="8.60956" calcext:value-type="float">
            <text:p>8.60956</text:p>
          </table:table-cell>
          <table:table-cell office:value-type="float" office:value="1.39725" calcext:value-type="float">
            <text:p>1.39725</text:p>
          </table:table-cell>
          <table:table-cell office:value-type="float" office:value="0.605276" calcext:value-type="float">
            <text:p>0.60527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20583" calcext:value-type="float">
            <text:p>0.420583</text:p>
          </table:table-cell>
          <table:table-cell office:value-type="float" office:value="2.46213" calcext:value-type="float">
            <text:p>2.46213</text:p>
          </table:table-cell>
          <table:table-cell office:value-type="float" office:value="11.6553" calcext:value-type="float">
            <text:p>11.6553</text:p>
          </table:table-cell>
          <table:table-cell office:value-type="float" office:value="8.77894" calcext:value-type="float">
            <text:p>8.77894</text:p>
          </table:table-cell>
          <table:table-cell office:value-type="float" office:value="1.47072" calcext:value-type="float">
            <text:p>1.47072</text:p>
          </table:table-cell>
          <table:table-cell office:value-type="float" office:value="0.638618" calcext:value-type="float">
            <text:p>0.63861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44644" calcext:value-type="float">
            <text:p>0.44644</text:p>
          </table:table-cell>
          <table:table-cell office:value-type="float" office:value="2.62475" calcext:value-type="float">
            <text:p>2.62475</text:p>
          </table:table-cell>
          <table:table-cell office:value-type="float" office:value="12.5429" calcext:value-type="float">
            <text:p>12.5429</text:p>
          </table:table-cell>
          <table:table-cell office:value-type="float" office:value="10.3499" calcext:value-type="float">
            <text:p>10.3499</text:p>
          </table:table-cell>
          <table:table-cell office:value-type="float" office:value="1.48428" calcext:value-type="float">
            <text:p>1.48428</text:p>
          </table:table-cell>
          <table:table-cell office:value-type="float" office:value="0.676479" calcext:value-type="float">
            <text:p>0.6764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479492" calcext:value-type="float">
            <text:p>0.479492</text:p>
          </table:table-cell>
          <table:table-cell office:value-type="float" office:value="2.87622" calcext:value-type="float">
            <text:p>2.87622</text:p>
          </table:table-cell>
          <table:table-cell office:value-type="float" office:value="13.7469" calcext:value-type="float">
            <text:p>13.7469</text:p>
          </table:table-cell>
          <table:table-cell office:value-type="float" office:value="11.0963" calcext:value-type="float">
            <text:p>11.0963</text:p>
          </table:table-cell>
          <table:table-cell office:value-type="float" office:value="1.59369" calcext:value-type="float">
            <text:p>1.59369</text:p>
          </table:table-cell>
          <table:table-cell office:value-type="float" office:value="0.728836" calcext:value-type="float">
            <text:p>0.72883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507484" calcext:value-type="float">
            <text:p>0.507484</text:p>
          </table:table-cell>
          <table:table-cell office:value-type="float" office:value="2.90267" calcext:value-type="float">
            <text:p>2.90267</text:p>
          </table:table-cell>
          <table:table-cell office:value-type="float" office:value="14.0899" calcext:value-type="float">
            <text:p>14.0899</text:p>
          </table:table-cell>
          <table:table-cell office:value-type="float" office:value="11.605" calcext:value-type="float">
            <text:p>11.605</text:p>
          </table:table-cell>
          <table:table-cell office:value-type="float" office:value="1.67764" calcext:value-type="float">
            <text:p>1.67764</text:p>
          </table:table-cell>
          <table:table-cell office:value-type="float" office:value="0.737091" calcext:value-type="float">
            <text:p>0.73709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538672" calcext:value-type="float">
            <text:p>0.538672</text:p>
          </table:table-cell>
          <table:table-cell office:value-type="float" office:value="3.26677" calcext:value-type="float">
            <text:p>3.26677</text:p>
          </table:table-cell>
          <table:table-cell office:value-type="float" office:value="17.6027" calcext:value-type="float">
            <text:p>17.6027</text:p>
          </table:table-cell>
          <table:table-cell office:value-type="float" office:value="12.363" calcext:value-type="float">
            <text:p>12.363</text:p>
          </table:table-cell>
          <table:table-cell office:value-type="float" office:value="1.79343" calcext:value-type="float">
            <text:p>1.79343</text:p>
          </table:table-cell>
          <table:table-cell office:value-type="float" office:value="0.752089" calcext:value-type="float">
            <text:p>0.7520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695454" calcext:value-type="float">
            <text:p>0.695454</text:p>
          </table:table-cell>
          <table:table-cell office:value-type="float" office:value="3.50342" calcext:value-type="float">
            <text:p>3.50342</text:p>
          </table:table-cell>
          <table:table-cell office:value-type="float" office:value="15.9361" calcext:value-type="float">
            <text:p>15.9361</text:p>
          </table:table-cell>
          <table:table-cell office:value-type="float" office:value="12.7402" calcext:value-type="float">
            <text:p>12.7402</text:p>
          </table:table-cell>
          <table:table-cell office:value-type="float" office:value="1.83973" calcext:value-type="float">
            <text:p>1.83973</text:p>
          </table:table-cell>
          <table:table-cell office:value-type="float" office:value="0.797003" calcext:value-type="float">
            <text:p>0.79700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.02784" calcext:value-type="float">
            <text:p>1.02784</text:p>
          </table:table-cell>
          <table:table-cell office:value-type="float" office:value="3.47823" calcext:value-type="float">
            <text:p>3.47823</text:p>
          </table:table-cell>
          <table:table-cell office:value-type="float" office:value="17.4813" calcext:value-type="float">
            <text:p>17.4813</text:p>
          </table:table-cell>
          <table:table-cell office:value-type="float" office:value="13.3238" calcext:value-type="float">
            <text:p>13.3238</text:p>
          </table:table-cell>
          <table:table-cell office:value-type="float" office:value="1.94779" calcext:value-type="float">
            <text:p>1.94779</text:p>
          </table:table-cell>
          <table:table-cell office:value-type="float" office:value="0.840564" calcext:value-type="float">
            <text:p>0.84056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62901" calcext:value-type="float">
            <text:p>0.62901</text:p>
          </table:table-cell>
          <table:table-cell office:value-type="float" office:value="3.64127" calcext:value-type="float">
            <text:p>3.64127</text:p>
          </table:table-cell>
          <table:table-cell office:value-type="float" office:value="17.1653" calcext:value-type="float">
            <text:p>17.1653</text:p>
          </table:table-cell>
          <table:table-cell office:value-type="float" office:value="13.6059" calcext:value-type="float">
            <text:p>13.6059</text:p>
          </table:table-cell>
          <table:table-cell office:value-type="float" office:value="2.05567" calcext:value-type="float">
            <text:p>2.05567</text:p>
          </table:table-cell>
          <table:table-cell office:value-type="float" office:value="0.877813" calcext:value-type="float">
            <text:p>0.87781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667011" calcext:value-type="float">
            <text:p>0.667011</text:p>
          </table:table-cell>
          <table:table-cell office:value-type="float" office:value="3.86329" calcext:value-type="float">
            <text:p>3.86329</text:p>
          </table:table-cell>
          <table:table-cell office:value-type="float" office:value="18.8501" calcext:value-type="float">
            <text:p>18.8501</text:p>
          </table:table-cell>
          <table:table-cell office:value-type="float" office:value="14.2564" calcext:value-type="float">
            <text:p>14.2564</text:p>
          </table:table-cell>
          <table:table-cell office:value-type="float" office:value="2.13728" calcext:value-type="float">
            <text:p>2.13728</text:p>
          </table:table-cell>
          <table:table-cell office:value-type="float" office:value="0.927946" calcext:value-type="float">
            <text:p>0.92794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692388" calcext:value-type="float">
            <text:p>0.692388</text:p>
          </table:table-cell>
          <table:table-cell office:value-type="float" office:value="3.94196" calcext:value-type="float">
            <text:p>3.94196</text:p>
          </table:table-cell>
          <table:table-cell office:value-type="float" office:value="18.4733" calcext:value-type="float">
            <text:p>18.4733</text:p>
          </table:table-cell>
          <table:table-cell office:value-type="float" office:value="14.3817" calcext:value-type="float">
            <text:p>14.3817</text:p>
          </table:table-cell>
          <table:table-cell office:value-type="float" office:value="2.22376" calcext:value-type="float">
            <text:p>2.22376</text:p>
          </table:table-cell>
          <table:table-cell office:value-type="float" office:value="0.94608" calcext:value-type="float">
            <text:p>0.9460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42361" calcext:value-type="float">
            <text:p>0.742361</text:p>
          </table:table-cell>
          <table:table-cell office:value-type="float" office:value="4.18111" calcext:value-type="float">
            <text:p>4.18111</text:p>
          </table:table-cell>
          <table:table-cell office:value-type="float" office:value="19.4822" calcext:value-type="float">
            <text:p>19.4822</text:p>
          </table:table-cell>
          <table:table-cell office:value-type="float" office:value="14.9214" calcext:value-type="float">
            <text:p>14.9214</text:p>
          </table:table-cell>
          <table:table-cell office:value-type="float" office:value="2.32711" calcext:value-type="float">
            <text:p>2.32711</text:p>
          </table:table-cell>
          <table:table-cell office:value-type="float" office:value="0.986445" calcext:value-type="float">
            <text:p>0.986445</text:p>
          </table:table-cell>
        </table:table-row>
      </table:table>
      <table:table table:name="almost_comp" table:style-name="ta1">
        <table:shapes>
          <draw:frame draw:z-index="0" draw:style-name="gr1" draw:text-style-name="P1" svg:width="15.997cm" svg:height="9.004cm" svg:x="17.511cm" svg:y="5.18cm">
            <draw:object draw:notify-on-update-of-ranges="almost_comp.A2:almost_comp.A31 almost_comp.B1:almost_comp.B1 almost_comp.B2:almost_comp.B31 almost_comp.C1:almost_comp.C1 almost_comp.C2:almost_comp.C31 almost_comp.D1:almost_comp.D1 almost_comp.D2:almost_comp.D31 almost_comp.E1:almost_comp.E1 almost_comp.E2:almost_comp.E31 almost_comp.F1:almost_comp.F1 almost_comp.F2:almost_comp.F31 almost_comp.G1:almost_comp.G1 almost_comp.G2:almost_comp.G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S_comps</text:p>
          </table:table-cell>
          <table:table-cell office:value-type="string" calcext:value-type="string">
            <text:p>MS_comps</text:p>
          </table:table-cell>
          <table:table-cell office:value-type="string" calcext:value-type="string">
            <text:p>TSQS_comps</text:p>
          </table:table-cell>
          <table:table-cell office:value-type="string" calcext:value-type="string">
            <text:p>LCPMS_comps</text:p>
          </table:table-cell>
          <table:table-cell office:value-type="string" calcext:value-type="string">
            <text:p>MSD_comps</text:p>
          </table:table-cell>
          <table:table-cell office:value-type="string" calcext:value-type="string">
            <text:p>MSDQS_comp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6" calcext:value-type="float">
            <text:p>606</text:p>
          </table:table-cell>
          <table:table-cell office:value-type="float" office:value="451" calcext:value-type="float">
            <text:p>451</text:p>
          </table:table-cell>
          <table:table-cell office:value-type="float" office:value="1090" calcext:value-type="float">
            <text:p>1090</text:p>
          </table:table-cell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07" calcext:value-type="float">
            <text:p>1407</text:p>
          </table:table-cell>
          <table:table-cell office:value-type="float" office:value="1007" calcext:value-type="float">
            <text:p>1007</text:p>
          </table:table-cell>
          <table:table-cell office:value-type="float" office:value="2504" calcext:value-type="float">
            <text:p>2504</text:p>
          </table:table-cell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42" calcext:value-type="float">
            <text:p>2242</text:p>
          </table:table-cell>
          <table:table-cell office:value-type="float" office:value="1604" calcext:value-type="float">
            <text:p>1604</text:p>
          </table:table-cell>
          <table:table-cell office:value-type="float" office:value="4048" calcext:value-type="float">
            <text:p>4048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08" calcext:value-type="float">
            <text:p>3208</text:p>
          </table:table-cell>
          <table:table-cell office:value-type="float" office:value="2219" calcext:value-type="float">
            <text:p>2219</text:p>
          </table:table-cell>
          <table:table-cell office:value-type="float" office:value="5630" calcext:value-type="float">
            <text:p>5630</text:p>
          </table:table-cell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8" calcext:value-type="float">
            <text:p>4008</text:p>
          </table:table-cell>
          <table:table-cell office:value-type="float" office:value="2767" calcext:value-type="float">
            <text:p>2767</text:p>
          </table:table-cell>
          <table:table-cell office:value-type="float" office:value="7324" calcext:value-type="float">
            <text:p>7324</text:p>
          </table:table-cell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75" calcext:value-type="float">
            <text:p>5075</text:p>
          </table:table-cell>
          <table:table-cell office:value-type="float" office:value="3512" calcext:value-type="float">
            <text:p>3512</text:p>
          </table:table-cell>
          <table:table-cell office:value-type="float" office:value="9054" calcext:value-type="float">
            <text:p>9054</text:p>
          </table:table-cell>
          <table:table-cell office:value-type="float" office:value="3258" calcext:value-type="float">
            <text:p>3258</text:p>
          </table:table-cell>
          <table:table-cell office:value-type="float" office:value="0" calcext:value-type="float">
            <text:p>0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175" calcext:value-type="float">
            <text:p>6175</text:p>
          </table:table-cell>
          <table:table-cell office:value-type="float" office:value="4200" calcext:value-type="float">
            <text:p>4200</text:p>
          </table:table-cell>
          <table:table-cell office:value-type="float" office:value="10836" calcext:value-type="float">
            <text:p>10836</text:p>
          </table:table-cell>
          <table:table-cell office:value-type="float" office:value="3870" calcext:value-type="float">
            <text:p>3870</text:p>
          </table:table-cell>
          <table:table-cell office:value-type="float" office:value="0" calcext:value-type="float">
            <text:p>0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209" calcext:value-type="float">
            <text:p>7209</text:p>
          </table:table-cell>
          <table:table-cell office:value-type="float" office:value="4843" calcext:value-type="float">
            <text:p>4843</text:p>
          </table:table-cell>
          <table:table-cell office:value-type="float" office:value="12708" calcext:value-type="float">
            <text:p>12708</text:p>
          </table:table-cell>
          <table:table-cell office:value-type="float" office:value="4526" calcext:value-type="float">
            <text:p>4526</text:p>
          </table:table-cell>
          <table:table-cell office:value-type="float" office:value="0" calcext:value-type="float">
            <text:p>0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109" calcext:value-type="float">
            <text:p>8109</text:p>
          </table:table-cell>
          <table:table-cell office:value-type="float" office:value="5467" calcext:value-type="float">
            <text:p>5467</text:p>
          </table:table-cell>
          <table:table-cell office:value-type="float" office:value="14386" calcext:value-type="float">
            <text:p>14386</text:p>
          </table:table-cell>
          <table:table-cell office:value-type="float" office:value="5202" calcext:value-type="float">
            <text:p>5202</text:p>
          </table:table-cell>
          <table:table-cell office:value-type="float" office:value="0" calcext:value-type="float">
            <text:p>0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9" calcext:value-type="float">
            <text:p>9009</text:p>
          </table:table-cell>
          <table:table-cell office:value-type="float" office:value="6039" calcext:value-type="float">
            <text:p>6039</text:p>
          </table:table-cell>
          <table:table-cell office:value-type="float" office:value="16414" calcext:value-type="float">
            <text:p>16414</text:p>
          </table:table-cell>
          <table:table-cell office:value-type="float" office:value="5930" calcext:value-type="float">
            <text:p>5930</text:p>
          </table:table-cell>
          <table:table-cell office:value-type="float" office:value="0" calcext:value-type="float">
            <text:p>0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140" calcext:value-type="float">
            <text:p>10140</text:p>
          </table:table-cell>
          <table:table-cell office:value-type="float" office:value="6828" calcext:value-type="float">
            <text:p>6828</text:p>
          </table:table-cell>
          <table:table-cell office:value-type="float" office:value="18320" calcext:value-type="float">
            <text:p>18320</text:p>
          </table:table-cell>
          <table:table-cell office:value-type="float" office:value="6518" calcext:value-type="float">
            <text:p>6518</text:p>
          </table:table-cell>
          <table:table-cell office:value-type="float" office:value="0" calcext:value-type="float">
            <text:p>0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40" calcext:value-type="float">
            <text:p>11340</text:p>
          </table:table-cell>
          <table:table-cell office:value-type="float" office:value="7628" calcext:value-type="float">
            <text:p>7628</text:p>
          </table:table-cell>
          <table:table-cell office:value-type="float" office:value="20228" calcext:value-type="float">
            <text:p>20228</text:p>
          </table:table-cell>
          <table:table-cell office:value-type="float" office:value="7118" calcext:value-type="float">
            <text:p>7118</text:p>
          </table:table-cell>
          <table:table-cell office:value-type="float" office:value="0" calcext:value-type="float">
            <text:p>0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540" calcext:value-type="float">
            <text:p>12540</text:p>
          </table:table-cell>
          <table:table-cell office:value-type="float" office:value="8368" calcext:value-type="float">
            <text:p>8368</text:p>
          </table:table-cell>
          <table:table-cell office:value-type="float" office:value="22226" calcext:value-type="float">
            <text:p>22226</text:p>
          </table:table-cell>
          <table:table-cell office:value-type="float" office:value="7778" calcext:value-type="float">
            <text:p>7778</text:p>
          </table:table-cell>
          <table:table-cell office:value-type="float" office:value="0" calcext:value-type="float">
            <text:p>0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740" calcext:value-type="float">
            <text:p>13740</text:p>
          </table:table-cell>
          <table:table-cell office:value-type="float" office:value="9104" calcext:value-type="float">
            <text:p>9104</text:p>
          </table:table-cell>
          <table:table-cell office:value-type="float" office:value="24018" calcext:value-type="float">
            <text:p>24018</text:p>
          </table:table-cell>
          <table:table-cell office:value-type="float" office:value="8442" calcext:value-type="float">
            <text:p>8442</text:p>
          </table:table-cell>
          <table:table-cell office:value-type="float" office:value="0" calcext:value-type="float">
            <text:p>0</text:p>
          </table:table-cell>
          <table:table-cell office:value-type="float" office:value="8101" calcext:value-type="float">
            <text:p>81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40" calcext:value-type="float">
            <text:p>14940</text:p>
          </table:table-cell>
          <table:table-cell office:value-type="float" office:value="9784" calcext:value-type="float">
            <text:p>9784</text:p>
          </table:table-cell>
          <table:table-cell office:value-type="float" office:value="26072" calcext:value-type="float">
            <text:p>26072</text:p>
          </table:table-cell>
          <table:table-cell office:value-type="float" office:value="9162" calcext:value-type="float">
            <text:p>9162</text:p>
          </table:table-cell>
          <table:table-cell office:value-type="float" office:value="0" calcext:value-type="float">
            <text:p>0</text:p>
          </table:table-cell>
          <table:table-cell office:value-type="float" office:value="8876" calcext:value-type="float">
            <text:p>887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10" calcext:value-type="float">
            <text:p>16010</text:p>
          </table:table-cell>
          <table:table-cell office:value-type="float" office:value="10491" calcext:value-type="float">
            <text:p>10491</text:p>
          </table:table-cell>
          <table:table-cell office:value-type="float" office:value="28020" calcext:value-type="float">
            <text:p>28020</text:p>
          </table:table-cell>
          <table:table-cell office:value-type="float" office:value="9854" calcext:value-type="float">
            <text:p>9854</text:p>
          </table:table-cell>
          <table:table-cell office:value-type="float" office:value="0" calcext:value-type="float">
            <text:p>0</text:p>
          </table:table-cell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10" calcext:value-type="float">
            <text:p>17010</text:p>
          </table:table-cell>
          <table:table-cell office:value-type="float" office:value="11211" calcext:value-type="float">
            <text:p>11211</text:p>
          </table:table-cell>
          <table:table-cell office:value-type="float" office:value="30128" calcext:value-type="float">
            <text:p>30128</text:p>
          </table:table-cell>
          <table:table-cell office:value-type="float" office:value="10534" calcext:value-type="float">
            <text:p>10534</text:p>
          </table:table-cell>
          <table:table-cell office:value-type="float" office:value="0" calcext:value-type="float">
            <text:p>0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10" calcext:value-type="float">
            <text:p>18010</text:p>
          </table:table-cell>
          <table:table-cell office:value-type="float" office:value="11839" calcext:value-type="float">
            <text:p>11839</text:p>
          </table:table-cell>
          <table:table-cell office:value-type="float" office:value="32204" calcext:value-type="float">
            <text:p>32204</text:p>
          </table:table-cell>
          <table:table-cell office:value-type="float" office:value="11306" calcext:value-type="float">
            <text:p>11306</text:p>
          </table:table-cell>
          <table:table-cell office:value-type="float" office:value="0" calcext:value-type="float">
            <text:p>0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10" calcext:value-type="float">
            <text:p>19010</text:p>
          </table:table-cell>
          <table:table-cell office:value-type="float" office:value="12503" calcext:value-type="float">
            <text:p>12503</text:p>
          </table:table-cell>
          <table:table-cell office:value-type="float" office:value="34088" calcext:value-type="float">
            <text:p>34088</text:p>
          </table:table-cell>
          <table:table-cell office:value-type="float" office:value="12042" calcext:value-type="float">
            <text:p>12042</text:p>
          </table:table-cell>
          <table:table-cell office:value-type="float" office:value="0" calcext:value-type="float">
            <text:p>0</text:p>
          </table:table-cell>
          <table:table-cell office:value-type="float" office:value="11673" calcext:value-type="float">
            <text:p>1167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0" calcext:value-type="float">
            <text:p>20010</text:p>
          </table:table-cell>
          <table:table-cell office:value-type="float" office:value="13083" calcext:value-type="float">
            <text:p>13083</text:p>
          </table:table-cell>
          <table:table-cell office:value-type="float" office:value="36264" calcext:value-type="float">
            <text:p>36264</text:p>
          </table:table-cell>
          <table:table-cell office:value-type="float" office:value="12862" calcext:value-type="float">
            <text:p>12862</text:p>
          </table:table-cell>
          <table:table-cell office:value-type="float" office:value="0" calcext:value-type="float">
            <text:p>0</text:p>
          </table:table-cell>
          <table:table-cell office:value-type="float" office:value="12367" calcext:value-type="float">
            <text:p>1236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169" calcext:value-type="float">
            <text:p>21169</text:p>
          </table:table-cell>
          <table:table-cell office:value-type="float" office:value="13844" calcext:value-type="float">
            <text:p>13844</text:p>
          </table:table-cell>
          <table:table-cell office:value-type="float" office:value="38126" calcext:value-type="float">
            <text:p>38126</text:p>
          </table:table-cell>
          <table:table-cell office:value-type="float" office:value="13554" calcext:value-type="float">
            <text:p>13554</text:p>
          </table:table-cell>
          <table:table-cell office:value-type="float" office:value="0" calcext:value-type="float">
            <text:p>0</text:p>
          </table:table-cell>
          <table:table-cell office:value-type="float" office:value="13128" calcext:value-type="float">
            <text:p>1312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469" calcext:value-type="float">
            <text:p>22469</text:p>
          </table:table-cell>
          <table:table-cell office:value-type="float" office:value="14760" calcext:value-type="float">
            <text:p>14760</text:p>
          </table:table-cell>
          <table:table-cell office:value-type="float" office:value="40372" calcext:value-type="float">
            <text:p>40372</text:p>
          </table:table-cell>
          <table:table-cell office:value-type="float" office:value="14138" calcext:value-type="float">
            <text:p>14138</text:p>
          </table:table-cell>
          <table:table-cell office:value-type="float" office:value="0" calcext:value-type="float">
            <text:p>0</text:p>
          </table:table-cell>
          <table:table-cell office:value-type="float" office:value="13893" calcext:value-type="float">
            <text:p>1389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769" calcext:value-type="float">
            <text:p>23769</text:p>
          </table:table-cell>
          <table:table-cell office:value-type="float" office:value="15588" calcext:value-type="float">
            <text:p>15588</text:p>
          </table:table-cell>
          <table:table-cell office:value-type="float" office:value="42440" calcext:value-type="float">
            <text:p>42440</text:p>
          </table:table-cell>
          <table:table-cell office:value-type="float" office:value="14810" calcext:value-type="float">
            <text:p>14810</text:p>
          </table:table-cell>
          <table:table-cell office:value-type="float" office:value="0" calcext:value-type="float">
            <text:p>0</text:p>
          </table:table-cell>
          <table:table-cell office:value-type="float" office:value="14590" calcext:value-type="float">
            <text:p>1459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5069" calcext:value-type="float">
            <text:p>25069</text:p>
          </table:table-cell>
          <table:table-cell office:value-type="float" office:value="16460" calcext:value-type="float">
            <text:p>16460</text:p>
          </table:table-cell>
          <table:table-cell office:value-type="float" office:value="44486" calcext:value-type="float">
            <text:p>44486</text:p>
          </table:table-cell>
          <table:table-cell office:value-type="float" office:value="15438" calcext:value-type="float">
            <text:p>15438</text:p>
          </table:table-cell>
          <table:table-cell office:value-type="float" office:value="0" calcext:value-type="float">
            <text:p>0</text:p>
          </table:table-cell>
          <table:table-cell office:value-type="float" office:value="15482" calcext:value-type="float">
            <text:p>1548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6369" calcext:value-type="float">
            <text:p>26369</text:p>
          </table:table-cell>
          <table:table-cell office:value-type="float" office:value="17248" calcext:value-type="float">
            <text:p>17248</text:p>
          </table:table-cell>
          <table:table-cell office:value-type="float" office:value="46760" calcext:value-type="float">
            <text:p>46760</text:p>
          </table:table-cell>
          <table:table-cell office:value-type="float" office:value="16150" calcext:value-type="float">
            <text:p>16150</text:p>
          </table:table-cell>
          <table:table-cell office:value-type="float" office:value="0" calcext:value-type="float">
            <text:p>0</text:p>
          </table:table-cell>
          <table:table-cell office:value-type="float" office:value="16184" calcext:value-type="float">
            <text:p>1618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7669" calcext:value-type="float">
            <text:p>27669</text:p>
          </table:table-cell>
          <table:table-cell office:value-type="float" office:value="18040" calcext:value-type="float">
            <text:p>18040</text:p>
          </table:table-cell>
          <table:table-cell office:value-type="float" office:value="49038" calcext:value-type="float">
            <text:p>49038</text:p>
          </table:table-cell>
          <table:table-cell office:value-type="float" office:value="16858" calcext:value-type="float">
            <text:p>16858</text:p>
          </table:table-cell>
          <table:table-cell office:value-type="float" office:value="0" calcext:value-type="float">
            <text:p>0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8969" calcext:value-type="float">
            <text:p>28969</text:p>
          </table:table-cell>
          <table:table-cell office:value-type="float" office:value="18860" calcext:value-type="float">
            <text:p>18860</text:p>
          </table:table-cell>
          <table:table-cell office:value-type="float" office:value="50800" calcext:value-type="float">
            <text:p>50800</text:p>
          </table:table-cell>
          <table:table-cell office:value-type="float" office:value="17538" calcext:value-type="float">
            <text:p>17538</text:p>
          </table:table-cell>
          <table:table-cell office:value-type="float" office:value="0" calcext:value-type="float">
            <text:p>0</text:p>
          </table:table-cell>
          <table:table-cell office:value-type="float" office:value="17834" calcext:value-type="float">
            <text:p>178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269" calcext:value-type="float">
            <text:p>30269</text:p>
          </table:table-cell>
          <table:table-cell office:value-type="float" office:value="19612" calcext:value-type="float">
            <text:p>19612</text:p>
          </table:table-cell>
          <table:table-cell office:value-type="float" office:value="53010" calcext:value-type="float">
            <text:p>53010</text:p>
          </table:table-cell>
          <table:table-cell office:value-type="float" office:value="18286" calcext:value-type="float">
            <text:p>18286</text:p>
          </table:table-cell>
          <table:table-cell office:value-type="float" office:value="0" calcext:value-type="float">
            <text:p>0</text:p>
          </table:table-cell>
          <table:table-cell office:value-type="float" office:value="18623" calcext:value-type="float">
            <text:p>1862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569" calcext:value-type="float">
            <text:p>31569</text:p>
          </table:table-cell>
          <table:table-cell office:value-type="float" office:value="20380" calcext:value-type="float">
            <text:p>20380</text:p>
          </table:table-cell>
          <table:table-cell office:value-type="float" office:value="55232" calcext:value-type="float">
            <text:p>55232</text:p>
          </table:table-cell>
          <table:table-cell office:value-type="float" office:value="19018" calcext:value-type="float">
            <text:p>19018</text:p>
          </table:table-cell>
          <table:table-cell office:value-type="float" office:value="0" calcext:value-type="float">
            <text:p>0</text:p>
          </table:table-cell>
          <table:table-cell office:value-type="float" office:value="19494" calcext:value-type="float">
            <text:p>194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869" calcext:value-type="float">
            <text:p>32869</text:p>
          </table:table-cell>
          <table:table-cell office:value-type="float" office:value="21072" calcext:value-type="float">
            <text:p>21072</text:p>
          </table:table-cell>
          <table:table-cell office:value-type="float" office:value="57222" calcext:value-type="float">
            <text:p>57222</text:p>
          </table:table-cell>
          <table:table-cell office:value-type="float" office:value="19826" calcext:value-type="float">
            <text:p>19826</text:p>
          </table:table-cell>
          <table:table-cell office:value-type="float" office:value="0" calcext:value-type="float">
            <text:p>0</text:p>
          </table:table-cell>
          <table:table-cell office:value-type="float" office:value="20401" calcext:value-type="float">
            <text:p>20401</text:p>
          </table:table-cell>
        </table:table-row>
      </table:table>
      <table:table table:name="reverse_time" table:style-name="ta1">
        <table:shapes>
          <draw:frame draw:z-index="0" draw:style-name="gr1" draw:text-style-name="P1" svg:width="15.981cm" svg:height="9.004cm" svg:x="19.365cm" svg:y="4.303cm">
            <draw:object draw:notify-on-update-of-ranges="reverse_time.A2:reverse_time.A31 reverse_time.B1:reverse_time.B1 reverse_time.B2:reverse_time.B31 reverse_time.C1:reverse_time.C1 reverse_time.C2:reverse_time.C31 reverse_time.D1:reverse_time.D1 reverse_time.D2:reverse_time.D31 reverse_time.E1:reverse_time.E1 reverse_time.E2:reverse_time.E31 reverse_time.F1:reverse_time.F1 reverse_time.F2:reverse_time.F31 reverse_time.G1:reverse_time.G1 reverse_time.G2:reverse_time.G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S_time_ms</text:p>
          </table:table-cell>
          <table:table-cell office:value-type="string" calcext:value-type="string">
            <text:p>MS_time_ms</text:p>
          </table:table-cell>
          <table:table-cell office:value-type="string" calcext:value-type="string">
            <text:p>TSQS_time_ms</text:p>
          </table:table-cell>
          <table:table-cell office:value-type="string" calcext:value-type="string">
            <text:p>LCPMS_time_ms</text:p>
          </table:table-cell>
          <table:table-cell office:value-type="string" calcext:value-type="string">
            <text:p>MSD_time_ms</text:p>
          </table:table-cell>
          <table:table-cell office:value-type="string" calcext:value-type="string">
            <text:p>MSDQS_time_ms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8594" calcext:value-type="float">
            <text:p>0.018594</text:p>
          </table:table-cell>
          <table:table-cell office:value-type="float" office:value="0.071173" calcext:value-type="float">
            <text:p>0.071173</text:p>
          </table:table-cell>
          <table:table-cell office:value-type="float" office:value="0.380568" calcext:value-type="float">
            <text:p>0.380568</text:p>
          </table:table-cell>
          <table:table-cell office:value-type="float" office:value="0.281674" calcext:value-type="float">
            <text:p>0.281674</text:p>
          </table:table-cell>
          <table:table-cell office:value-type="float" office:value="0.068368" calcext:value-type="float">
            <text:p>0.068368</text:p>
          </table:table-cell>
          <table:table-cell office:value-type="float" office:value="0.018254" calcext:value-type="float">
            <text:p>0.01825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9013" calcext:value-type="float">
            <text:p>0.039013</text:p>
          </table:table-cell>
          <table:table-cell office:value-type="float" office:value="0.158315" calcext:value-type="float">
            <text:p>0.158315</text:p>
          </table:table-cell>
          <table:table-cell office:value-type="float" office:value="0.842258" calcext:value-type="float">
            <text:p>0.842258</text:p>
          </table:table-cell>
          <table:table-cell office:value-type="float" office:value="0.629652" calcext:value-type="float">
            <text:p>0.629652</text:p>
          </table:table-cell>
          <table:table-cell office:value-type="float" office:value="0.157934" calcext:value-type="float">
            <text:p>0.157934</text:p>
          </table:table-cell>
          <table:table-cell office:value-type="float" office:value="0.042829" calcext:value-type="float">
            <text:p>0.042829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8569" calcext:value-type="float">
            <text:p>0.058569</text:p>
          </table:table-cell>
          <table:table-cell office:value-type="float" office:value="0.259803" calcext:value-type="float">
            <text:p>0.259803</text:p>
          </table:table-cell>
          <table:table-cell office:value-type="float" office:value="1.38223" calcext:value-type="float">
            <text:p>1.38223</text:p>
          </table:table-cell>
          <table:table-cell office:value-type="float" office:value="1.04463" calcext:value-type="float">
            <text:p>1.04463</text:p>
          </table:table-cell>
          <table:table-cell office:value-type="float" office:value="0.200824" calcext:value-type="float">
            <text:p>0.200824</text:p>
          </table:table-cell>
          <table:table-cell office:value-type="float" office:value="0.080821" calcext:value-type="float">
            <text:p>0.08082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82955" calcext:value-type="float">
            <text:p>0.082955</text:p>
          </table:table-cell>
          <table:table-cell office:value-type="float" office:value="0.363637" calcext:value-type="float">
            <text:p>0.363637</text:p>
          </table:table-cell>
          <table:table-cell office:value-type="float" office:value="1.83727" calcext:value-type="float">
            <text:p>1.83727</text:p>
          </table:table-cell>
          <table:table-cell office:value-type="float" office:value="1.37964" calcext:value-type="float">
            <text:p>1.37964</text:p>
          </table:table-cell>
          <table:table-cell office:value-type="float" office:value="0.25277" calcext:value-type="float">
            <text:p>0.25277</text:p>
          </table:table-cell>
          <table:table-cell office:value-type="float" office:value="0.111508" calcext:value-type="float">
            <text:p>0.111508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7812" calcext:value-type="float">
            <text:p>0.097812</text:p>
          </table:table-cell>
          <table:table-cell office:value-type="float" office:value="0.473972" calcext:value-type="float">
            <text:p>0.473972</text:p>
          </table:table-cell>
          <table:table-cell office:value-type="float" office:value="2.31426" calcext:value-type="float">
            <text:p>2.31426</text:p>
          </table:table-cell>
          <table:table-cell office:value-type="float" office:value="1.72709" calcext:value-type="float">
            <text:p>1.72709</text:p>
          </table:table-cell>
          <table:table-cell office:value-type="float" office:value="0.332198" calcext:value-type="float">
            <text:p>0.332198</text:p>
          </table:table-cell>
          <table:table-cell office:value-type="float" office:value="0.151743" calcext:value-type="float">
            <text:p>0.151743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24121" calcext:value-type="float">
            <text:p>0.124121</text:p>
          </table:table-cell>
          <table:table-cell office:value-type="float" office:value="0.577153" calcext:value-type="float">
            <text:p>0.577153</text:p>
          </table:table-cell>
          <table:table-cell office:value-type="float" office:value="3.07515" calcext:value-type="float">
            <text:p>3.07515</text:p>
          </table:table-cell>
          <table:table-cell office:value-type="float" office:value="2.47295" calcext:value-type="float">
            <text:p>2.47295</text:p>
          </table:table-cell>
          <table:table-cell office:value-type="float" office:value="0.389464" calcext:value-type="float">
            <text:p>0.389464</text:p>
          </table:table-cell>
          <table:table-cell office:value-type="float" office:value="0.178913" calcext:value-type="float">
            <text:p>0.178913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51401" calcext:value-type="float">
            <text:p>0.151401</text:p>
          </table:table-cell>
          <table:table-cell office:value-type="float" office:value="1.55161" calcext:value-type="float">
            <text:p>1.55161</text:p>
          </table:table-cell>
          <table:table-cell office:value-type="float" office:value="3.6363" calcext:value-type="float">
            <text:p>3.6363</text:p>
          </table:table-cell>
          <table:table-cell office:value-type="float" office:value="2.85737" calcext:value-type="float">
            <text:p>2.85737</text:p>
          </table:table-cell>
          <table:table-cell office:value-type="float" office:value="0.449516" calcext:value-type="float">
            <text:p>0.449516</text:p>
          </table:table-cell>
          <table:table-cell office:value-type="float" office:value="0.219849" calcext:value-type="float">
            <text:p>0.219849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17729" calcext:value-type="float">
            <text:p>0.17729</text:p>
          </table:table-cell>
          <table:table-cell office:value-type="float" office:value="0.799587" calcext:value-type="float">
            <text:p>0.799587</text:p>
          </table:table-cell>
          <table:table-cell office:value-type="float" office:value="4.09205" calcext:value-type="float">
            <text:p>4.09205</text:p>
          </table:table-cell>
          <table:table-cell office:value-type="float" office:value="3.25643" calcext:value-type="float">
            <text:p>3.25643</text:p>
          </table:table-cell>
          <table:table-cell office:value-type="float" office:value="0.486966" calcext:value-type="float">
            <text:p>0.486966</text:p>
          </table:table-cell>
          <table:table-cell office:value-type="float" office:value="0.243724" calcext:value-type="float">
            <text:p>0.243724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192287" calcext:value-type="float">
            <text:p>0.192287</text:p>
          </table:table-cell>
          <table:table-cell office:value-type="float" office:value="0.906356" calcext:value-type="float">
            <text:p>0.906356</text:p>
          </table:table-cell>
          <table:table-cell office:value-type="float" office:value="4.80694" calcext:value-type="float">
            <text:p>4.80694</text:p>
          </table:table-cell>
          <table:table-cell office:value-type="float" office:value="3.6648" calcext:value-type="float">
            <text:p>3.6648</text:p>
          </table:table-cell>
          <table:table-cell office:value-type="float" office:value="0.56959" calcext:value-type="float">
            <text:p>0.56959</text:p>
          </table:table-cell>
          <table:table-cell office:value-type="float" office:value="0.275172" calcext:value-type="float">
            <text:p>0.27517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07847" calcext:value-type="float">
            <text:p>0.207847</text:p>
          </table:table-cell>
          <table:table-cell office:value-type="float" office:value="1.05232" calcext:value-type="float">
            <text:p>1.05232</text:p>
          </table:table-cell>
          <table:table-cell office:value-type="float" office:value="5.23632" calcext:value-type="float">
            <text:p>5.23632</text:p>
          </table:table-cell>
          <table:table-cell office:value-type="float" office:value="3.99046" calcext:value-type="float">
            <text:p>3.99046</text:p>
          </table:table-cell>
          <table:table-cell office:value-type="float" office:value="0.608742" calcext:value-type="float">
            <text:p>0.608742</text:p>
          </table:table-cell>
          <table:table-cell office:value-type="float" office:value="0.314295" calcext:value-type="float">
            <text:p>0.314295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249425" calcext:value-type="float">
            <text:p>0.249425</text:p>
          </table:table-cell>
          <table:table-cell office:value-type="float" office:value="1.17005" calcext:value-type="float">
            <text:p>1.17005</text:p>
          </table:table-cell>
          <table:table-cell office:value-type="float" office:value="7.14141" calcext:value-type="float">
            <text:p>7.14141</text:p>
          </table:table-cell>
          <table:table-cell office:value-type="float" office:value="5.18841" calcext:value-type="float">
            <text:p>5.18841</text:p>
          </table:table-cell>
          <table:table-cell office:value-type="float" office:value="0.728104" calcext:value-type="float">
            <text:p>0.728104</text:p>
          </table:table-cell>
          <table:table-cell office:value-type="float" office:value="0.364999" calcext:value-type="float">
            <text:p>0.364999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72908" calcext:value-type="float">
            <text:p>0.272908</text:p>
          </table:table-cell>
          <table:table-cell office:value-type="float" office:value="1.2937" calcext:value-type="float">
            <text:p>1.2937</text:p>
          </table:table-cell>
          <table:table-cell office:value-type="float" office:value="6.99303" calcext:value-type="float">
            <text:p>6.99303</text:p>
          </table:table-cell>
          <table:table-cell office:value-type="float" office:value="5.82873" calcext:value-type="float">
            <text:p>5.82873</text:p>
          </table:table-cell>
          <table:table-cell office:value-type="float" office:value="0.763461" calcext:value-type="float">
            <text:p>0.763461</text:p>
          </table:table-cell>
          <table:table-cell office:value-type="float" office:value="0.395005" calcext:value-type="float">
            <text:p>0.395005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9559" calcext:value-type="float">
            <text:p>0.29559</text:p>
          </table:table-cell>
          <table:table-cell office:value-type="float" office:value="1.41946" calcext:value-type="float">
            <text:p>1.41946</text:p>
          </table:table-cell>
          <table:table-cell office:value-type="float" office:value="9.12787" calcext:value-type="float">
            <text:p>9.12787</text:p>
          </table:table-cell>
          <table:table-cell office:value-type="float" office:value="6.1142" calcext:value-type="float">
            <text:p>6.1142</text:p>
          </table:table-cell>
          <table:table-cell office:value-type="float" office:value="0.860691" calcext:value-type="float">
            <text:p>0.860691</text:p>
          </table:table-cell>
          <table:table-cell office:value-type="float" office:value="0.438986" calcext:value-type="float">
            <text:p>0.438986</text:p>
          </table:table-cell>
          <table:table-cell table:number-columns-repeated="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346835" calcext:value-type="float">
            <text:p>0.346835</text:p>
          </table:table-cell>
          <table:table-cell office:value-type="float" office:value="1.56769" calcext:value-type="float">
            <text:p>1.56769</text:p>
          </table:table-cell>
          <table:table-cell office:value-type="float" office:value="8.60724" calcext:value-type="float">
            <text:p>8.60724</text:p>
          </table:table-cell>
          <table:table-cell office:value-type="float" office:value="6.81952" calcext:value-type="float">
            <text:p>6.81952</text:p>
          </table:table-cell>
          <table:table-cell office:value-type="float" office:value="0.985032" calcext:value-type="float">
            <text:p>0.985032</text:p>
          </table:table-cell>
          <table:table-cell office:value-type="float" office:value="0.482778" calcext:value-type="float">
            <text:p>0.482778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57796" calcext:value-type="float">
            <text:p>0.357796</text:p>
          </table:table-cell>
          <table:table-cell office:value-type="float" office:value="1.65719" calcext:value-type="float">
            <text:p>1.65719</text:p>
          </table:table-cell>
          <table:table-cell office:value-type="float" office:value="9.11532" calcext:value-type="float">
            <text:p>9.11532</text:p>
          </table:table-cell>
          <table:table-cell office:value-type="float" office:value="7.11078" calcext:value-type="float">
            <text:p>7.11078</text:p>
          </table:table-cell>
          <table:table-cell office:value-type="float" office:value="1.00731" calcext:value-type="float">
            <text:p>1.00731</text:p>
          </table:table-cell>
          <table:table-cell office:value-type="float" office:value="0.527451" calcext:value-type="float">
            <text:p>0.527451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389465" calcext:value-type="float">
            <text:p>0.389465</text:p>
          </table:table-cell>
          <table:table-cell office:value-type="float" office:value="1.82111" calcext:value-type="float">
            <text:p>1.82111</text:p>
          </table:table-cell>
          <table:table-cell office:value-type="float" office:value="9.82394" calcext:value-type="float">
            <text:p>9.82394</text:p>
          </table:table-cell>
          <table:table-cell office:value-type="float" office:value="7.5221" calcext:value-type="float">
            <text:p>7.5221</text:p>
          </table:table-cell>
          <table:table-cell office:value-type="float" office:value="1.12183" calcext:value-type="float">
            <text:p>1.12183</text:p>
          </table:table-cell>
          <table:table-cell office:value-type="float" office:value="0.55355" calcext:value-type="float">
            <text:p>0.55355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492076" calcext:value-type="float">
            <text:p>0.492076</text:p>
          </table:table-cell>
          <table:table-cell office:value-type="float" office:value="2.60232" calcext:value-type="float">
            <text:p>2.60232</text:p>
          </table:table-cell>
          <table:table-cell office:value-type="float" office:value="11.2438" calcext:value-type="float">
            <text:p>11.2438</text:p>
          </table:table-cell>
          <table:table-cell office:value-type="float" office:value="8.29663" calcext:value-type="float">
            <text:p>8.29663</text:p>
          </table:table-cell>
          <table:table-cell office:value-type="float" office:value="1.20124" calcext:value-type="float">
            <text:p>1.20124</text:p>
          </table:table-cell>
          <table:table-cell office:value-type="float" office:value="0.598704" calcext:value-type="float">
            <text:p>0.598704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408861" calcext:value-type="float">
            <text:p>0.408861</text:p>
          </table:table-cell>
          <table:table-cell office:value-type="float" office:value="2.02028" calcext:value-type="float">
            <text:p>2.02028</text:p>
          </table:table-cell>
          <table:table-cell office:value-type="float" office:value="10.5238" calcext:value-type="float">
            <text:p>10.5238</text:p>
          </table:table-cell>
          <table:table-cell office:value-type="float" office:value="7.86029" calcext:value-type="float">
            <text:p>7.86029</text:p>
          </table:table-cell>
          <table:table-cell office:value-type="float" office:value="1.22516" calcext:value-type="float">
            <text:p>1.22516</text:p>
          </table:table-cell>
          <table:table-cell office:value-type="float" office:value="0.600838" calcext:value-type="float">
            <text:p>0.600838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43541" calcext:value-type="float">
            <text:p>0.43541</text:p>
          </table:table-cell>
          <table:table-cell office:value-type="float" office:value="2.24259" calcext:value-type="float">
            <text:p>2.24259</text:p>
          </table:table-cell>
          <table:table-cell office:value-type="float" office:value="11.1787" calcext:value-type="float">
            <text:p>11.1787</text:p>
          </table:table-cell>
          <table:table-cell office:value-type="float" office:value="8.23354" calcext:value-type="float">
            <text:p>8.23354</text:p>
          </table:table-cell>
          <table:table-cell office:value-type="float" office:value="1.28404" calcext:value-type="float">
            <text:p>1.28404</text:p>
          </table:table-cell>
          <table:table-cell office:value-type="float" office:value="0.62892" calcext:value-type="float">
            <text:p>0.62892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42153" calcext:value-type="float">
            <text:p>0.442153</text:p>
          </table:table-cell>
          <table:table-cell office:value-type="float" office:value="3.05123" calcext:value-type="float">
            <text:p>3.05123</text:p>
          </table:table-cell>
          <table:table-cell office:value-type="float" office:value="11.6431" calcext:value-type="float">
            <text:p>11.6431</text:p>
          </table:table-cell>
          <table:table-cell office:value-type="float" office:value="8.78859" calcext:value-type="float">
            <text:p>8.78859</text:p>
          </table:table-cell>
          <table:table-cell office:value-type="float" office:value="1.36957" calcext:value-type="float">
            <text:p>1.36957</text:p>
          </table:table-cell>
          <table:table-cell office:value-type="float" office:value="0.665118" calcext:value-type="float">
            <text:p>0.665118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476757" calcext:value-type="float">
            <text:p>0.47675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12.9838" calcext:value-type="float">
            <text:p>12.9838</text:p>
          </table:table-cell>
          <table:table-cell office:value-type="float" office:value="10.2321" calcext:value-type="float">
            <text:p>10.2321</text:p>
          </table:table-cell>
          <table:table-cell office:value-type="float" office:value="1.40796" calcext:value-type="float">
            <text:p>1.40796</text:p>
          </table:table-cell>
          <table:table-cell office:value-type="float" office:value="0.704611" calcext:value-type="float">
            <text:p>0.704611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498277" calcext:value-type="float">
            <text:p>0.498277</text:p>
          </table:table-cell>
          <table:table-cell office:value-type="float" office:value="2.81275" calcext:value-type="float">
            <text:p>2.81275</text:p>
          </table:table-cell>
          <table:table-cell office:value-type="float" office:value="14.0884" calcext:value-type="float">
            <text:p>14.0884</text:p>
          </table:table-cell>
          <table:table-cell office:value-type="float" office:value="11.0249" calcext:value-type="float">
            <text:p>11.0249</text:p>
          </table:table-cell>
          <table:table-cell office:value-type="float" office:value="1.57714" calcext:value-type="float">
            <text:p>1.57714</text:p>
          </table:table-cell>
          <table:table-cell office:value-type="float" office:value="0.733234" calcext:value-type="float">
            <text:p>0.733234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554692" calcext:value-type="float">
            <text:p>0.554692</text:p>
          </table:table-cell>
          <table:table-cell office:value-type="float" office:value="2.7772" calcext:value-type="float">
            <text:p>2.7772</text:p>
          </table:table-cell>
          <table:table-cell office:value-type="float" office:value="14.3446" calcext:value-type="float">
            <text:p>14.3446</text:p>
          </table:table-cell>
          <table:table-cell office:value-type="float" office:value="11.4884" calcext:value-type="float">
            <text:p>11.4884</text:p>
          </table:table-cell>
          <table:table-cell office:value-type="float" office:value="1.60182" calcext:value-type="float">
            <text:p>1.60182</text:p>
          </table:table-cell>
          <table:table-cell office:value-type="float" office:value="0.771956" calcext:value-type="float">
            <text:p>0.771956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591109" calcext:value-type="float">
            <text:p>0.591109</text:p>
          </table:table-cell>
          <table:table-cell office:value-type="float" office:value="3.02375" calcext:value-type="float">
            <text:p>3.02375</text:p>
          </table:table-cell>
          <table:table-cell office:value-type="float" office:value="15.1108" calcext:value-type="float">
            <text:p>15.1108</text:p>
          </table:table-cell>
          <table:table-cell office:value-type="float" office:value="12.0345" calcext:value-type="float">
            <text:p>12.0345</text:p>
          </table:table-cell>
          <table:table-cell office:value-type="float" office:value="1.69902" calcext:value-type="float">
            <text:p>1.69902</text:p>
          </table:table-cell>
          <table:table-cell office:value-type="float" office:value="0.796873" calcext:value-type="float">
            <text:p>0.796873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624182" calcext:value-type="float">
            <text:p>0.624182</text:p>
          </table:table-cell>
          <table:table-cell office:value-type="float" office:value="3.24964" calcext:value-type="float">
            <text:p>3.24964</text:p>
          </table:table-cell>
          <table:table-cell office:value-type="float" office:value="18.0467" calcext:value-type="float">
            <text:p>18.0467</text:p>
          </table:table-cell>
          <table:table-cell office:value-type="float" office:value="12.5243" calcext:value-type="float">
            <text:p>12.5243</text:p>
          </table:table-cell>
          <table:table-cell office:value-type="float" office:value="1.85295" calcext:value-type="float">
            <text:p>1.85295</text:p>
          </table:table-cell>
          <table:table-cell office:value-type="float" office:value="0.844631" calcext:value-type="float">
            <text:p>0.844631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647575" calcext:value-type="float">
            <text:p>0.647575</text:p>
          </table:table-cell>
          <table:table-cell office:value-type="float" office:value="3.30985" calcext:value-type="float">
            <text:p>3.30985</text:p>
          </table:table-cell>
          <table:table-cell office:value-type="float" office:value="16.4811" calcext:value-type="float">
            <text:p>16.4811</text:p>
          </table:table-cell>
          <table:table-cell office:value-type="float" office:value="12.8587" calcext:value-type="float">
            <text:p>12.8587</text:p>
          </table:table-cell>
          <table:table-cell office:value-type="float" office:value="1.89214" calcext:value-type="float">
            <text:p>1.89214</text:p>
          </table:table-cell>
          <table:table-cell office:value-type="float" office:value="0.889345" calcext:value-type="float">
            <text:p>0.889345</text:p>
          </table:table-cell>
          <table:table-cell table:number-columns-repeated="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671479" calcext:value-type="float">
            <text:p>0.671479</text:p>
          </table:table-cell>
          <table:table-cell office:value-type="float" office:value="3.51493" calcext:value-type="float">
            <text:p>3.51493</text:p>
          </table:table-cell>
          <table:table-cell office:value-type="float" office:value="17.9474" calcext:value-type="float">
            <text:p>17.9474</text:p>
          </table:table-cell>
          <table:table-cell office:value-type="float" office:value="13.4846" calcext:value-type="float">
            <text:p>13.4846</text:p>
          </table:table-cell>
          <table:table-cell office:value-type="float" office:value="2.09542" calcext:value-type="float">
            <text:p>2.09542</text:p>
          </table:table-cell>
          <table:table-cell office:value-type="float" office:value="0.926043" calcext:value-type="float">
            <text:p>0.926043</text:p>
          </table:table-cell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728735" calcext:value-type="float">
            <text:p>0.728735</text:p>
          </table:table-cell>
          <table:table-cell office:value-type="float" office:value="3.71926" calcext:value-type="float">
            <text:p>3.71926</text:p>
          </table:table-cell>
          <table:table-cell office:value-type="float" office:value="17.969" calcext:value-type="float">
            <text:p>17.969</text:p>
          </table:table-cell>
          <table:table-cell office:value-type="float" office:value="13.7898" calcext:value-type="float">
            <text:p>13.7898</text:p>
          </table:table-cell>
          <table:table-cell office:value-type="float" office:value="2.06206" calcext:value-type="float">
            <text:p>2.06206</text:p>
          </table:table-cell>
          <table:table-cell office:value-type="float" office:value="0.962361" calcext:value-type="float">
            <text:p>0.962361</text:p>
          </table:table-cell>
          <table:table-cell table:number-columns-repeated="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745838" calcext:value-type="float">
            <text:p>0.745838</text:p>
          </table:table-cell>
          <table:table-cell office:value-type="float" office:value="3.78234" calcext:value-type="float">
            <text:p>3.78234</text:p>
          </table:table-cell>
          <table:table-cell office:value-type="float" office:value="18.9492" calcext:value-type="float">
            <text:p>18.9492</text:p>
          </table:table-cell>
          <table:table-cell office:value-type="float" office:value="14.2911" calcext:value-type="float">
            <text:p>14.2911</text:p>
          </table:table-cell>
          <table:table-cell office:value-type="float" office:value="2.20795" calcext:value-type="float">
            <text:p>2.20795</text:p>
          </table:table-cell>
          <table:table-cell office:value-type="float" office:value="0.998678" calcext:value-type="float">
            <text:p>0.998678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86644" calcext:value-type="float">
            <text:p>0.786644</text:p>
          </table:table-cell>
          <table:table-cell office:value-type="float" office:value="4.03583" calcext:value-type="float">
            <text:p>4.03583</text:p>
          </table:table-cell>
          <table:table-cell office:value-type="float" office:value="19.7079" calcext:value-type="float">
            <text:p>19.7079</text:p>
          </table:table-cell>
          <table:table-cell office:value-type="float" office:value="14.6747" calcext:value-type="float">
            <text:p>14.6747</text:p>
          </table:table-cell>
          <table:table-cell office:value-type="float" office:value="2.2984" calcext:value-type="float">
            <text:p>2.2984</text:p>
          </table:table-cell>
          <table:table-cell office:value-type="float" office:value="1.04073" calcext:value-type="float">
            <text:p>1.04073</text:p>
          </table:table-cell>
          <table:table-cell table:number-columns-repeated="5"/>
        </table:table-row>
      </table:table>
      <table:table table:name="reverse_comp" table:style-name="ta1">
        <table:shapes>
          <draw:frame draw:z-index="0" draw:style-name="gr1" draw:text-style-name="P1" svg:width="15.999cm" svg:height="8.999cm" svg:x="22.949cm" svg:y="3.951cm">
            <draw:object draw:notify-on-update-of-ranges="reverse_comp.A2:reverse_comp.A31 reverse_comp.B1:reverse_comp.B1 reverse_comp.B2:reverse_comp.B31 reverse_comp.C1:reverse_comp.C1 reverse_comp.C2:reverse_comp.C31 reverse_comp.D1:reverse_comp.D1 reverse_comp.D2:reverse_comp.D31 reverse_comp.E1:reverse_comp.E1 reverse_comp.E2:reverse_comp.E31 reverse_comp.F1:reverse_comp.F1 reverse_comp.F2:reverse_comp.F31 reverse_comp.G1:reverse_comp.G1 reverse_comp.G2:reverse_comp.G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S_comps</text:p>
          </table:table-cell>
          <table:table-cell office:value-type="string" calcext:value-type="string">
            <text:p>MS_comps</text:p>
          </table:table-cell>
          <table:table-cell office:value-type="string" calcext:value-type="string">
            <text:p>TSQS_comps</text:p>
          </table:table-cell>
          <table:table-cell office:value-type="string" calcext:value-type="string">
            <text:p>LCPMS_comps</text:p>
          </table:table-cell>
          <table:table-cell office:value-type="string" calcext:value-type="string">
            <text:p>MSD_comps</text:p>
          </table:table-cell>
          <table:table-cell office:value-type="string" calcext:value-type="string">
            <text:p>MSDQS_comp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0" calcext:value-type="float">
            <text:p>610</text:p>
          </table:table-cell>
          <table:table-cell office:value-type="float" office:value="316" calcext:value-type="float">
            <text:p>316</text:p>
          </table:table-cell>
          <table:table-cell office:value-type="float" office:value="1090" calcext:value-type="float">
            <text:p>1090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2" calcext:value-type="float">
            <text:p>1412</text:p>
          </table:table-cell>
          <table:table-cell office:value-type="float" office:value="732" calcext:value-type="float">
            <text:p>732</text:p>
          </table:table-cell>
          <table:table-cell office:value-type="float" office:value="2504" calcext:value-type="float">
            <text:p>2504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0" calcext:value-type="float">
            <text:p>2250</text:p>
          </table:table-cell>
          <table:table-cell office:value-type="float" office:value="1180" calcext:value-type="float">
            <text:p>1180</text:p>
          </table:table-cell>
          <table:table-cell office:value-type="float" office:value="4070" calcext:value-type="float">
            <text:p>4070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14" calcext:value-type="float">
            <text:p>3214</text:p>
          </table:table-cell>
          <table:table-cell office:value-type="float" office:value="1664" calcext:value-type="float">
            <text:p>1664</text:p>
          </table:table-cell>
          <table:table-cell office:value-type="float" office:value="5632" calcext:value-type="float">
            <text:p>5632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14" calcext:value-type="float">
            <text:p>4014</text:p>
          </table:table-cell>
          <table:table-cell office:value-type="float" office:value="2216" calcext:value-type="float">
            <text:p>2216</text:p>
          </table:table-cell>
          <table:table-cell office:value-type="float" office:value="7390" calcext:value-type="float">
            <text:p>7390</text:p>
          </table:table-cell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84" calcext:value-type="float">
            <text:p>5084</text:p>
          </table:table-cell>
          <table:table-cell office:value-type="float" office:value="2660" calcext:value-type="float">
            <text:p>2660</text:p>
          </table:table-cell>
          <table:table-cell office:value-type="float" office:value="8912" calcext:value-type="float">
            <text:p>8912</text:p>
          </table:table-cell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  <table:table-cell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184" calcext:value-type="float">
            <text:p>6184</text:p>
          </table:table-cell>
          <table:table-cell office:value-type="float" office:value="3172" calcext:value-type="float">
            <text:p>3172</text:p>
          </table:table-cell>
          <table:table-cell office:value-type="float" office:value="10856" calcext:value-type="float">
            <text:p>10856</text:p>
          </table:table-cell>
          <table:table-cell office:value-type="float" office:value="3504" calcext:value-type="float">
            <text:p>3504</text:p>
          </table:table-cell>
          <table:table-cell office:value-type="float" office:value="0" calcext:value-type="float">
            <text:p>0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216" calcext:value-type="float">
            <text:p>7216</text:p>
          </table:table-cell>
          <table:table-cell office:value-type="float" office:value="3728" calcext:value-type="float">
            <text:p>3728</text:p>
          </table:table-cell>
          <table:table-cell office:value-type="float" office:value="12566" calcext:value-type="float">
            <text:p>12566</text:p>
          </table:table-cell>
          <table:table-cell office:value-type="float" office:value="4048" calcext:value-type="float">
            <text:p>4048</text:p>
          </table:table-cell>
          <table:table-cell office:value-type="float" office:value="0" calcext:value-type="float">
            <text:p>0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116" calcext:value-type="float">
            <text:p>8116</text:p>
          </table:table-cell>
          <table:table-cell office:value-type="float" office:value="4304" calcext:value-type="float">
            <text:p>4304</text:p>
          </table:table-cell>
          <table:table-cell office:value-type="float" office:value="14450" calcext:value-type="float">
            <text:p>14450</text:p>
          </table:table-cell>
          <table:table-cell office:value-type="float" office:value="4572" calcext:value-type="float">
            <text:p>4572</text:p>
          </table:table-cell>
          <table:table-cell office:value-type="float" office:value="0" calcext:value-type="float">
            <text:p>0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16" calcext:value-type="float">
            <text:p>9016</text:p>
          </table:table-cell>
          <table:table-cell office:value-type="float" office:value="4932" calcext:value-type="float">
            <text:p>4932</text:p>
          </table:table-cell>
          <table:table-cell office:value-type="float" office:value="16280" calcext:value-type="float">
            <text:p>16280</text:p>
          </table:table-cell>
          <table:table-cell office:value-type="float" office:value="5044" calcext:value-type="float">
            <text:p>5044</text:p>
          </table:table-cell>
          <table:table-cell office:value-type="float" office:value="0" calcext:value-type="float">
            <text:p>0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150" calcext:value-type="float">
            <text:p>10150</text:p>
          </table:table-cell>
          <table:table-cell office:value-type="float" office:value="5420" calcext:value-type="float">
            <text:p>5420</text:p>
          </table:table-cell>
          <table:table-cell office:value-type="float" office:value="18182" calcext:value-type="float">
            <text:p>18182</text:p>
          </table:table-cell>
          <table:table-cell office:value-type="float" office:value="5732" calcext:value-type="float">
            <text:p>5732</text:p>
          </table:table-cell>
          <table:table-cell office:value-type="float" office:value="0" calcext:value-type="float">
            <text:p>0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350" calcext:value-type="float">
            <text:p>11350</text:p>
          </table:table-cell>
          <table:table-cell office:value-type="float" office:value="5920" calcext:value-type="float">
            <text:p>5920</text:p>
          </table:table-cell>
          <table:table-cell office:value-type="float" office:value="20264" calcext:value-type="float">
            <text:p>20264</text:p>
          </table:table-cell>
          <table:table-cell office:value-type="float" office:value="6432" calcext:value-type="float">
            <text:p>6432</text:p>
          </table:table-cell>
          <table:table-cell office:value-type="float" office:value="0" calcext:value-type="float">
            <text:p>0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550" calcext:value-type="float">
            <text:p>12550</text:p>
          </table:table-cell>
          <table:table-cell office:value-type="float" office:value="6480" calcext:value-type="float">
            <text:p>6480</text:p>
          </table:table-cell>
          <table:table-cell office:value-type="float" office:value="22016" calcext:value-type="float">
            <text:p>22016</text:p>
          </table:table-cell>
          <table:table-cell office:value-type="float" office:value="7072" calcext:value-type="float">
            <text:p>7072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750" calcext:value-type="float">
            <text:p>13750</text:p>
          </table:table-cell>
          <table:table-cell office:value-type="float" office:value="7044" calcext:value-type="float">
            <text:p>7044</text:p>
          </table:table-cell>
          <table:table-cell office:value-type="float" office:value="23942" calcext:value-type="float">
            <text:p>23942</text:p>
          </table:table-cell>
          <table:table-cell office:value-type="float" office:value="7708" calcext:value-type="float">
            <text:p>7708</text:p>
          </table:table-cell>
          <table:table-cell office:value-type="float" office:value="0" calcext:value-type="float">
            <text:p>0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50" calcext:value-type="float">
            <text:p>14950</text:p>
          </table:table-cell>
          <table:table-cell office:value-type="float" office:value="7664" calcext:value-type="float">
            <text:p>7664</text:p>
          </table:table-cell>
          <table:table-cell office:value-type="float" office:value="26030" calcext:value-type="float">
            <text:p>26030</text:p>
          </table:table-cell>
          <table:table-cell office:value-type="float" office:value="8288" calcext:value-type="float">
            <text:p>8288</text:p>
          </table:table-cell>
          <table:table-cell office:value-type="float" office:value="0" calcext:value-type="float">
            <text:p>0</text:p>
          </table:table-cell>
          <table:table-cell office:value-type="float" office:value="8898" calcext:value-type="float">
            <text:p>88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018" calcext:value-type="float">
            <text:p>16018</text:p>
          </table:table-cell>
          <table:table-cell office:value-type="float" office:value="8256" calcext:value-type="float">
            <text:p>8256</text:p>
          </table:table-cell>
          <table:table-cell office:value-type="float" office:value="28096" calcext:value-type="float">
            <text:p>28096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018" calcext:value-type="float">
            <text:p>17018</text:p>
          </table:table-cell>
          <table:table-cell office:value-type="float" office:value="8836" calcext:value-type="float">
            <text:p>8836</text:p>
          </table:table-cell>
          <table:table-cell office:value-type="float" office:value="30054" calcext:value-type="float">
            <text:p>30054</text:p>
          </table:table-cell>
          <table:table-cell office:value-type="float" office:value="9516" calcext:value-type="float">
            <text:p>9516</text:p>
          </table:table-cell>
          <table:table-cell office:value-type="float" office:value="0" calcext:value-type="float">
            <text:p>0</text:p>
          </table:table-cell>
          <table:table-cell office:value-type="float" office:value="10368" calcext:value-type="float">
            <text:p>103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018" calcext:value-type="float">
            <text:p>18018</text:p>
          </table:table-cell>
          <table:table-cell office:value-type="float" office:value="9508" calcext:value-type="float">
            <text:p>9508</text:p>
          </table:table-cell>
          <table:table-cell office:value-type="float" office:value="31996" calcext:value-type="float">
            <text:p>31996</text:p>
          </table:table-cell>
          <table:table-cell office:value-type="float" office:value="10044" calcext:value-type="float">
            <text:p>10044</text:p>
          </table:table-cell>
          <table:table-cell office:value-type="float" office:value="0" calcext:value-type="float">
            <text:p>0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018" calcext:value-type="float">
            <text:p>19018</text:p>
          </table:table-cell>
          <table:table-cell office:value-type="float" office:value="10144" calcext:value-type="float">
            <text:p>10144</text:p>
          </table:table-cell>
          <table:table-cell office:value-type="float" office:value="34112" calcext:value-type="float">
            <text:p>34112</text:p>
          </table:table-cell>
          <table:table-cell office:value-type="float" office:value="10608" calcext:value-type="float">
            <text:p>10608</text:p>
          </table:table-cell>
          <table:table-cell office:value-type="float" office:value="0" calcext:value-type="float">
            <text:p>0</text:p>
          </table:table-cell>
          <table:table-cell office:value-type="float" office:value="11746" calcext:value-type="float">
            <text:p>117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8" calcext:value-type="float">
            <text:p>20018</text:p>
          </table:table-cell>
          <table:table-cell office:value-type="float" office:value="10864" calcext:value-type="float">
            <text:p>10864</text:p>
          </table:table-cell>
          <table:table-cell office:value-type="float" office:value="36158" calcext:value-type="float">
            <text:p>36158</text:p>
          </table:table-cell>
          <table:table-cell office:value-type="float" office:value="11088" calcext:value-type="float">
            <text:p>11088</text:p>
          </table:table-cell>
          <table:table-cell office:value-type="float" office:value="0" calcext:value-type="float">
            <text:p>0</text:p>
          </table:table-cell>
          <table:table-cell office:value-type="float" office:value="12492" calcext:value-type="float">
            <text:p>1249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180" calcext:value-type="float">
            <text:p>21180</text:p>
          </table:table-cell>
          <table:table-cell office:value-type="float" office:value="11456" calcext:value-type="float">
            <text:p>11456</text:p>
          </table:table-cell>
          <table:table-cell office:value-type="float" office:value="38406" calcext:value-type="float">
            <text:p>38406</text:p>
          </table:table-cell>
          <table:table-cell office:value-type="float" office:value="11748" calcext:value-type="float">
            <text:p>11748</text:p>
          </table:table-cell>
          <table:table-cell office:value-type="float" office:value="0" calcext:value-type="float">
            <text:p>0</text:p>
          </table:table-cell>
          <table:table-cell office:value-type="float" office:value="13082" calcext:value-type="float">
            <text:p>1308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480" calcext:value-type="float">
            <text:p>22480</text:p>
          </table:table-cell>
          <table:table-cell office:value-type="float" office:value="11940" calcext:value-type="float">
            <text:p>11940</text:p>
          </table:table-cell>
          <table:table-cell office:value-type="float" office:value="40320" calcext:value-type="float">
            <text:p>40320</text:p>
          </table:table-cell>
          <table:table-cell office:value-type="float" office:value="12564" calcext:value-type="float">
            <text:p>12564</text:p>
          </table:table-cell>
          <table:table-cell office:value-type="float" office:value="0" calcext:value-type="float">
            <text:p>0</text:p>
          </table:table-cell>
          <table:table-cell office:value-type="float" office:value="13924" calcext:value-type="float">
            <text:p>1392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780" calcext:value-type="float">
            <text:p>23780</text:p>
          </table:table-cell>
          <table:table-cell office:value-type="float" office:value="12512" calcext:value-type="float">
            <text:p>12512</text:p>
          </table:table-cell>
          <table:table-cell office:value-type="float" office:value="42644" calcext:value-type="float">
            <text:p>42644</text:p>
          </table:table-cell>
          <table:table-cell office:value-type="float" office:value="13292" calcext:value-type="float">
            <text:p>13292</text:p>
          </table:table-cell>
          <table:table-cell office:value-type="float" office:value="0" calcext:value-type="float">
            <text:p>0</text:p>
          </table:table-cell>
          <table:table-cell office:value-type="float" office:value="14698" calcext:value-type="float">
            <text:p>1469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5080" calcext:value-type="float">
            <text:p>25080</text:p>
          </table:table-cell>
          <table:table-cell office:value-type="float" office:value="13040" calcext:value-type="float">
            <text:p>13040</text:p>
          </table:table-cell>
          <table:table-cell office:value-type="float" office:value="44524" calcext:value-type="float">
            <text:p>44524</text:p>
          </table:table-cell>
          <table:table-cell office:value-type="float" office:value="14064" calcext:value-type="float">
            <text:p>14064</text:p>
          </table:table-cell>
          <table:table-cell office:value-type="float" office:value="0" calcext:value-type="float">
            <text:p>0</text:p>
          </table:table-cell>
          <table:table-cell office:value-type="float" office:value="15410" calcext:value-type="float">
            <text:p>1541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6380" calcext:value-type="float">
            <text:p>26380</text:p>
          </table:table-cell>
          <table:table-cell office:value-type="float" office:value="13652" calcext:value-type="float">
            <text:p>13652</text:p>
          </table:table-cell>
          <table:table-cell office:value-type="float" office:value="46754" calcext:value-type="float">
            <text:p>46754</text:p>
          </table:table-cell>
          <table:table-cell office:value-type="float" office:value="14752" calcext:value-type="float">
            <text:p>14752</text:p>
          </table:table-cell>
          <table:table-cell office:value-type="float" office:value="0" calcext:value-type="float">
            <text:p>0</text:p>
          </table:table-cell>
          <table:table-cell office:value-type="float" office:value="16208" calcext:value-type="float">
            <text:p>1620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7680" calcext:value-type="float">
            <text:p>27680</text:p>
          </table:table-cell>
          <table:table-cell office:value-type="float" office:value="14260" calcext:value-type="float">
            <text:p>14260</text:p>
          </table:table-cell>
          <table:table-cell office:value-type="float" office:value="48502" calcext:value-type="float">
            <text:p>48502</text:p>
          </table:table-cell>
          <table:table-cell office:value-type="float" office:value="15444" calcext:value-type="float">
            <text:p>15444</text:p>
          </table:table-cell>
          <table:table-cell office:value-type="float" office:value="0" calcext:value-type="float">
            <text:p>0</text:p>
          </table:table-cell>
          <table:table-cell office:value-type="float" office:value="17118" calcext:value-type="float">
            <text:p>1711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8980" calcext:value-type="float">
            <text:p>28980</text:p>
          </table:table-cell>
          <table:table-cell office:value-type="float" office:value="14840" calcext:value-type="float">
            <text:p>14840</text:p>
          </table:table-cell>
          <table:table-cell office:value-type="float" office:value="50778" calcext:value-type="float">
            <text:p>50778</text:p>
          </table:table-cell>
          <table:table-cell office:value-type="float" office:value="16164" calcext:value-type="float">
            <text:p>16164</text:p>
          </table:table-cell>
          <table:table-cell office:value-type="float" office:value="0" calcext:value-type="float">
            <text:p>0</text:p>
          </table:table-cell>
          <table:table-cell office:value-type="float" office:value="17952" calcext:value-type="float">
            <text:p>1795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280" calcext:value-type="float">
            <text:p>30280</text:p>
          </table:table-cell>
          <table:table-cell office:value-type="float" office:value="15488" calcext:value-type="float">
            <text:p>15488</text:p>
          </table:table-cell>
          <table:table-cell office:value-type="float" office:value="53238" calcext:value-type="float">
            <text:p>53238</text:p>
          </table:table-cell>
          <table:table-cell office:value-type="float" office:value="16816" calcext:value-type="float">
            <text:p>16816</text:p>
          </table:table-cell>
          <table:table-cell office:value-type="float" office:value="0" calcext:value-type="float">
            <text:p>0</text:p>
          </table:table-cell>
          <table:table-cell office:value-type="float" office:value="18760" calcext:value-type="float">
            <text:p>1876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1580" calcext:value-type="float">
            <text:p>31580</text:p>
          </table:table-cell>
          <table:table-cell office:value-type="float" office:value="16120" calcext:value-type="float">
            <text:p>16120</text:p>
          </table:table-cell>
          <table:table-cell office:value-type="float" office:value="55288" calcext:value-type="float">
            <text:p>55288</text:p>
          </table:table-cell>
          <table:table-cell office:value-type="float" office:value="17484" calcext:value-type="float">
            <text:p>17484</text:p>
          </table:table-cell>
          <table:table-cell office:value-type="float" office:value="0" calcext:value-type="float">
            <text:p>0</text:p>
          </table:table-cell>
          <table:table-cell office:value-type="float" office:value="19584" calcext:value-type="float">
            <text:p>195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880" calcext:value-type="float">
            <text:p>32880</text:p>
          </table:table-cell>
          <table:table-cell office:value-type="float" office:value="16828" calcext:value-type="float">
            <text:p>16828</text:p>
          </table:table-cell>
          <table:table-cell office:value-type="float" office:value="57570" calcext:value-type="float">
            <text:p>57570</text:p>
          </table:table-cell>
          <table:table-cell office:value-type="float" office:value="18076" calcext:value-type="float">
            <text:p>18076</text:p>
          </table:table-cell>
          <table:table-cell office:value-type="float" office:value="0" calcext:value-type="float">
            <text:p>0</text:p>
          </table:table-cell>
          <table:table-cell office:value-type="float" office:value="20490" calcext:value-type="float">
            <text:p>204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a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a" fo:country="I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5:37:30.652999882</meta:creation-date>
    <dc:date>2025-05-15T12:35:32.429945364</dc:date>
    <meta:editing-duration>PT18H36M16S</meta:editing-duration>
    <meta:editing-cycles>3</meta:editing-cycles>
    <meta:generator>LibreOffice/24.2.7.2$Linux_X86_64 LibreOffice_project/420$Build-2</meta:generator>
    <meta:document-statistic meta:table-count="6" meta:cell-count="1302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2.956cm" style:legend-expansion="high" chart:style-name="ch2"/>
        <chart:plot-area chart:style-name="ch3" table:cell-range-address="random_time.A1:random_time.G31" chart:data-source-has-labels="both" svg:x="0.32cm" svg:y="0.18cm" svg:width="11.264cm" svg:height="8.64cm">
          <chart:coordinate-region svg:x="0.941cm" svg:y="0.379cm" svg:width="10.643cm" svg:height="7.387cm"/>
          <chart:axis chart:dimension="x" chart:name="primary-x" chart:style-name="ch4" chartooo:axis-type="auto">
            <chartooo:date-scale/>
            <chart:categories table:cell-range-address="random_time.A2:random_tim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om_time.B2:random_time.B31" chart:label-cell-address="random_time.B1:random_time.B1" chart:class="chart:line">
            <chart:data-point chart:repeated="30"/>
          </chart:series>
          <chart:series chart:style-name="ch7" chart:values-cell-range-address="random_time.C2:random_time.C31" chart:label-cell-address="random_time.C1:random_time.C1" chart:class="chart:line">
            <chart:data-point chart:repeated="30"/>
          </chart:series>
          <chart:series chart:style-name="ch8" chart:values-cell-range-address="random_time.D2:random_time.D31" chart:label-cell-address="random_time.D1:random_time.D1" chart:class="chart:line">
            <chart:data-point chart:repeated="30"/>
          </chart:series>
          <chart:series chart:style-name="ch9" chart:values-cell-range-address="random_time.E2:random_time.E31" chart:label-cell-address="random_time.E1:random_time.E1" chart:class="chart:line">
            <chart:data-point chart:repeated="30"/>
          </chart:series>
          <chart:series chart:style-name="ch10" chart:values-cell-range-address="random_time.F2:random_time.F31" chart:label-cell-address="random_time.F1:random_time.F1" chart:class="chart:line">
            <chart:data-point chart:repeated="30"/>
          </chart:series>
          <chart:series chart:style-name="ch11" chart:values-cell-range-address="random_time.G2:random_time.G31" chart:label-cell-address="random_time.G1:random_time.G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_time_ms</text:p>
                <draw:g>
                  <svg:desc>random_time.B1:random_time.B1</svg:desc>
                </draw:g>
              </table:table-cell>
              <table:table-cell office:value-type="string">
                <text:p>MS_time_ms</text:p>
                <draw:g>
                  <svg:desc>random_time.C1:random_time.C1</svg:desc>
                </draw:g>
              </table:table-cell>
              <table:table-cell office:value-type="string">
                <text:p>TSQS_time_ms</text:p>
                <draw:g>
                  <svg:desc>random_time.D1:random_time.D1</svg:desc>
                </draw:g>
              </table:table-cell>
              <table:table-cell office:value-type="string">
                <text:p>LCPMS_time_ms</text:p>
                <draw:g>
                  <svg:desc>random_time.E1:random_time.E1</svg:desc>
                </draw:g>
              </table:table-cell>
              <table:table-cell office:value-type="string">
                <text:p>MSD_time_ms</text:p>
                <draw:g>
                  <svg:desc>random_time.F1:random_time.F1</svg:desc>
                </draw:g>
              </table:table-cell>
              <table:table-cell office:value-type="string">
                <text:p>MSDQS_time_ms</text:p>
                <draw:g>
                  <svg:desc>random_time.G1:random_time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andom_time.A2:random_time.A31</svg:desc>
                </draw:g>
              </table:table-cell>
              <table:table-cell office:value-type="float" office:value="0.033182">
                <text:p>0.033182</text:p>
                <draw:g>
                  <svg:desc>random_time.B2:random_time.B31</svg:desc>
                </draw:g>
              </table:table-cell>
              <table:table-cell office:value-type="float" office:value="0.081952">
                <text:p>0.081952</text:p>
                <draw:g>
                  <svg:desc>random_time.C2:random_time.C31</svg:desc>
                </draw:g>
              </table:table-cell>
              <table:table-cell office:value-type="float" office:value="0.520428">
                <text:p>0.520428</text:p>
                <draw:g>
                  <svg:desc>random_time.D2:random_time.D31</svg:desc>
                </draw:g>
              </table:table-cell>
              <table:table-cell office:value-type="float" office:value="0.294448">
                <text:p>0.294448</text:p>
                <draw:g>
                  <svg:desc>random_time.E2:random_time.E31</svg:desc>
                </draw:g>
              </table:table-cell>
              <table:table-cell office:value-type="float" office:value="0.081542">
                <text:p>0.081542</text:p>
                <draw:g>
                  <svg:desc>random_time.F2:random_time.F31</svg:desc>
                </draw:g>
              </table:table-cell>
              <table:table-cell office:value-type="float" office:value="0.03211">
                <text:p>0.03211</text:p>
                <draw:g>
                  <svg:desc>random_time.G2:random_time.G3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7965">
                <text:p>0.077965</text:p>
              </table:table-cell>
              <table:table-cell office:value-type="float" office:value="0.185375">
                <text:p>0.185375</text:p>
              </table:table-cell>
              <table:table-cell office:value-type="float" office:value="1.18668">
                <text:p>1.18668</text:p>
              </table:table-cell>
              <table:table-cell office:value-type="float" office:value="0.663494">
                <text:p>0.663494</text:p>
              </table:table-cell>
              <table:table-cell office:value-type="float" office:value="0.165037">
                <text:p>0.165037</text:p>
              </table:table-cell>
              <table:table-cell office:value-type="float" office:value="0.072355">
                <text:p>0.0723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18951">
                <text:p>0.118951</text:p>
              </table:table-cell>
              <table:table-cell office:value-type="float" office:value="0.297784">
                <text:p>0.297784</text:p>
              </table:table-cell>
              <table:table-cell office:value-type="float" office:value="1.97957">
                <text:p>1.97957</text:p>
              </table:table-cell>
              <table:table-cell office:value-type="float" office:value="1.11699">
                <text:p>1.11699</text:p>
              </table:table-cell>
              <table:table-cell office:value-type="float" office:value="0.250847">
                <text:p>0.250847</text:p>
              </table:table-cell>
              <table:table-cell office:value-type="float" office:value="0.094546">
                <text:p>0.0945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53265">
                <text:p>0.153265</text:p>
              </table:table-cell>
              <table:table-cell office:value-type="float" office:value="0.426885">
                <text:p>0.426885</text:p>
              </table:table-cell>
              <table:table-cell office:value-type="float" office:value="2.32402">
                <text:p>2.32402</text:p>
              </table:table-cell>
              <table:table-cell office:value-type="float" office:value="1.5278">
                <text:p>1.5278</text:p>
              </table:table-cell>
              <table:table-cell office:value-type="float" office:value="0.298917">
                <text:p>0.298917</text:p>
              </table:table-cell>
              <table:table-cell office:value-type="float" office:value="0.133468">
                <text:p>0.13346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6553">
                <text:p>0.216553</text:p>
              </table:table-cell>
              <table:table-cell office:value-type="float" office:value="0.595989">
                <text:p>0.595989</text:p>
              </table:table-cell>
              <table:table-cell office:value-type="float" office:value="3.29772">
                <text:p>3.29772</text:p>
              </table:table-cell>
              <table:table-cell office:value-type="float" office:value="1.87586">
                <text:p>1.87586</text:p>
              </table:table-cell>
              <table:table-cell office:value-type="float" office:value="0.348248">
                <text:p>0.348248</text:p>
              </table:table-cell>
              <table:table-cell office:value-type="float" office:value="0.164396">
                <text:p>0.16439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38705">
                <text:p>0.238705</text:p>
              </table:table-cell>
              <table:table-cell office:value-type="float" office:value="0.687268">
                <text:p>0.687268</text:p>
              </table:table-cell>
              <table:table-cell office:value-type="float" office:value="3.72553">
                <text:p>3.72553</text:p>
              </table:table-cell>
              <table:table-cell office:value-type="float" office:value="2.74719">
                <text:p>2.74719</text:p>
              </table:table-cell>
              <table:table-cell office:value-type="float" office:value="0.421484">
                <text:p>0.421484</text:p>
              </table:table-cell>
              <table:table-cell office:value-type="float" office:value="0.229617">
                <text:p>0.22961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82997">
                <text:p>0.282997</text:p>
              </table:table-cell>
              <table:table-cell office:value-type="float" office:value="0.789789">
                <text:p>0.789789</text:p>
              </table:table-cell>
              <table:table-cell office:value-type="float" office:value="4.6682">
                <text:p>4.6682</text:p>
              </table:table-cell>
              <table:table-cell office:value-type="float" office:value="3.19801">
                <text:p>3.19801</text:p>
              </table:table-cell>
              <table:table-cell office:value-type="float" office:value="0.491264">
                <text:p>0.491264</text:p>
              </table:table-cell>
              <table:table-cell office:value-type="float" office:value="0.277787">
                <text:p>0.27778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339411">
                <text:p>0.339411</text:p>
              </table:table-cell>
              <table:table-cell office:value-type="float" office:value="0.929038">
                <text:p>0.929038</text:p>
              </table:table-cell>
              <table:table-cell office:value-type="float" office:value="5.00575">
                <text:p>5.00575</text:p>
              </table:table-cell>
              <table:table-cell office:value-type="float" office:value="3.61253">
                <text:p>3.61253</text:p>
              </table:table-cell>
              <table:table-cell office:value-type="float" office:value="0.533903">
                <text:p>0.533903</text:p>
              </table:table-cell>
              <table:table-cell office:value-type="float" office:value="0.313253">
                <text:p>0.3132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73925">
                <text:p>0.373925</text:p>
              </table:table-cell>
              <table:table-cell office:value-type="float" office:value="1.06132">
                <text:p>1.06132</text:p>
              </table:table-cell>
              <table:table-cell office:value-type="float" office:value="6.55546">
                <text:p>6.55546</text:p>
              </table:table-cell>
              <table:table-cell office:value-type="float" office:value="5.96347">
                <text:p>5.96347</text:p>
              </table:table-cell>
              <table:table-cell office:value-type="float" office:value="0.569159">
                <text:p>0.569159</text:p>
              </table:table-cell>
              <table:table-cell office:value-type="float" office:value="0.325565">
                <text:p>0.3255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61027">
                <text:p>0.461027</text:p>
              </table:table-cell>
              <table:table-cell office:value-type="float" office:value="1.19345">
                <text:p>1.19345</text:p>
              </table:table-cell>
              <table:table-cell office:value-type="float" office:value="7.90558">
                <text:p>7.90558</text:p>
              </table:table-cell>
              <table:table-cell office:value-type="float" office:value="3.94975">
                <text:p>3.94975</text:p>
              </table:table-cell>
              <table:table-cell office:value-type="float" office:value="0.601489">
                <text:p>0.601489</text:p>
              </table:table-cell>
              <table:table-cell office:value-type="float" office:value="0.370379">
                <text:p>0.37037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470024">
                <text:p>0.470024</text:p>
              </table:table-cell>
              <table:table-cell office:value-type="float" office:value="1.46554">
                <text:p>1.46554</text:p>
              </table:table-cell>
              <table:table-cell office:value-type="float" office:value="7.59356">
                <text:p>7.59356</text:p>
              </table:table-cell>
              <table:table-cell office:value-type="float" office:value="5.37539">
                <text:p>5.37539</text:p>
              </table:table-cell>
              <table:table-cell office:value-type="float" office:value="0.658254">
                <text:p>0.658254</text:p>
              </table:table-cell>
              <table:table-cell office:value-type="float" office:value="0.409491">
                <text:p>0.40949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544863">
                <text:p>0.544863</text:p>
              </table:table-cell>
              <table:table-cell office:value-type="float" office:value="1.46174">
                <text:p>1.46174</text:p>
              </table:table-cell>
              <table:table-cell office:value-type="float" office:value="8.27806">
                <text:p>8.27806</text:p>
              </table:table-cell>
              <table:table-cell office:value-type="float" office:value="5.94487">
                <text:p>5.94487</text:p>
              </table:table-cell>
              <table:table-cell office:value-type="float" office:value="0.82745">
                <text:p>0.82745</text:p>
              </table:table-cell>
              <table:table-cell office:value-type="float" office:value="0.496223">
                <text:p>0.49622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581582">
                <text:p>0.581582</text:p>
              </table:table-cell>
              <table:table-cell office:value-type="float" office:value="1.59507">
                <text:p>1.59507</text:p>
              </table:table-cell>
              <table:table-cell office:value-type="float" office:value="10.8409">
                <text:p>10.8409</text:p>
              </table:table-cell>
              <table:table-cell office:value-type="float" office:value="6.52844">
                <text:p>6.52844</text:p>
              </table:table-cell>
              <table:table-cell office:value-type="float" office:value="0.958703">
                <text:p>0.958703</text:p>
              </table:table-cell>
              <table:table-cell office:value-type="float" office:value="0.570842">
                <text:p>0.5708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646342">
                <text:p>0.646342</text:p>
              </table:table-cell>
              <table:table-cell office:value-type="float" office:value="1.77547">
                <text:p>1.77547</text:p>
              </table:table-cell>
              <table:table-cell office:value-type="float" office:value="9.91001">
                <text:p>9.91001</text:p>
              </table:table-cell>
              <table:table-cell office:value-type="float" office:value="6.9395">
                <text:p>6.9395</text:p>
              </table:table-cell>
              <table:table-cell office:value-type="float" office:value="0.948144">
                <text:p>0.948144</text:p>
              </table:table-cell>
              <table:table-cell office:value-type="float" office:value="0.618431">
                <text:p>0.61843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704361">
                <text:p>0.704361</text:p>
              </table:table-cell>
              <table:table-cell office:value-type="float" office:value="1.91716">
                <text:p>1.91716</text:p>
              </table:table-cell>
              <table:table-cell office:value-type="float" office:value="11.3483">
                <text:p>11.3483</text:p>
              </table:table-cell>
              <table:table-cell office:value-type="float" office:value="7.5997">
                <text:p>7.5997</text:p>
              </table:table-cell>
              <table:table-cell office:value-type="float" office:value="1.15146">
                <text:p>1.15146</text:p>
              </table:table-cell>
              <table:table-cell office:value-type="float" office:value="0.65552">
                <text:p>0.6555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732352">
                <text:p>0.732352</text:p>
              </table:table-cell>
              <table:table-cell office:value-type="float" office:value="2.07475">
                <text:p>2.07475</text:p>
              </table:table-cell>
              <table:table-cell office:value-type="float" office:value="12.6231">
                <text:p>12.6231</text:p>
              </table:table-cell>
              <table:table-cell office:value-type="float" office:value="7.82032">
                <text:p>7.82032</text:p>
              </table:table-cell>
              <table:table-cell office:value-type="float" office:value="1.16464">
                <text:p>1.16464</text:p>
              </table:table-cell>
              <table:table-cell office:value-type="float" office:value="0.710982">
                <text:p>0.71098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78457">
                <text:p>0.78457</text:p>
              </table:table-cell>
              <table:table-cell office:value-type="float" office:value="2.27219">
                <text:p>2.27219</text:p>
              </table:table-cell>
              <table:table-cell office:value-type="float" office:value="12.8088">
                <text:p>12.8088</text:p>
              </table:table-cell>
              <table:table-cell office:value-type="float" office:value="8.39894">
                <text:p>8.39894</text:p>
              </table:table-cell>
              <table:table-cell office:value-type="float" office:value="1.20131">
                <text:p>1.20131</text:p>
              </table:table-cell>
              <table:table-cell office:value-type="float" office:value="0.769281">
                <text:p>0.7692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792965">
                <text:p>0.792965</text:p>
              </table:table-cell>
              <table:table-cell office:value-type="float" office:value="2.37852">
                <text:p>2.37852</text:p>
              </table:table-cell>
              <table:table-cell office:value-type="float" office:value="14.3446">
                <text:p>14.3446</text:p>
              </table:table-cell>
              <table:table-cell office:value-type="float" office:value="8.86413">
                <text:p>8.86413</text:p>
              </table:table-cell>
              <table:table-cell office:value-type="float" office:value="1.35138">
                <text:p>1.35138</text:p>
              </table:table-cell>
              <table:table-cell office:value-type="float" office:value="0.801511">
                <text:p>0.80151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881179">
                <text:p>0.881179</text:p>
              </table:table-cell>
              <table:table-cell office:value-type="float" office:value="2.52005">
                <text:p>2.52005</text:p>
              </table:table-cell>
              <table:table-cell office:value-type="float" office:value="14.6938">
                <text:p>14.6938</text:p>
              </table:table-cell>
              <table:table-cell office:value-type="float" office:value="9.17922">
                <text:p>9.17922</text:p>
              </table:table-cell>
              <table:table-cell office:value-type="float" office:value="1.41716">
                <text:p>1.41716</text:p>
              </table:table-cell>
              <table:table-cell office:value-type="float" office:value="0.875279">
                <text:p>0.87527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929469">
                <text:p>0.929469</text:p>
              </table:table-cell>
              <table:table-cell office:value-type="float" office:value="2.68379">
                <text:p>2.68379</text:p>
              </table:table-cell>
              <table:table-cell office:value-type="float" office:value="15.0112">
                <text:p>15.0112</text:p>
              </table:table-cell>
              <table:table-cell office:value-type="float" office:value="9.50653">
                <text:p>9.50653</text:p>
              </table:table-cell>
              <table:table-cell office:value-type="float" office:value="1.49454">
                <text:p>1.49454</text:p>
              </table:table-cell>
              <table:table-cell office:value-type="float" office:value="0.906646">
                <text:p>0.90664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958042">
                <text:p>0.958042</text:p>
              </table:table-cell>
              <table:table-cell office:value-type="float" office:value="2.8946">
                <text:p>2.8946</text:p>
              </table:table-cell>
              <table:table-cell office:value-type="float" office:value="16.0459">
                <text:p>16.0459</text:p>
              </table:table-cell>
              <table:table-cell office:value-type="float" office:value="12.5107">
                <text:p>12.5107</text:p>
              </table:table-cell>
              <table:table-cell office:value-type="float" office:value="2.06578">
                <text:p>2.06578</text:p>
              </table:table-cell>
              <table:table-cell office:value-type="float" office:value="1.40838">
                <text:p>1.4083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02215">
                <text:p>1.02215</text:p>
              </table:table-cell>
              <table:table-cell office:value-type="float" office:value="3.04728">
                <text:p>3.04728</text:p>
              </table:table-cell>
              <table:table-cell office:value-type="float" office:value="17.6055">
                <text:p>17.6055</text:p>
              </table:table-cell>
              <table:table-cell office:value-type="float" office:value="11.9514">
                <text:p>11.9514</text:p>
              </table:table-cell>
              <table:table-cell office:value-type="float" office:value="1.64476">
                <text:p>1.64476</text:p>
              </table:table-cell>
              <table:table-cell office:value-type="float" office:value="1.03842">
                <text:p>1.0384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.04871">
                <text:p>1.04871</text:p>
              </table:table-cell>
              <table:table-cell office:value-type="float" office:value="3.33885">
                <text:p>3.33885</text:p>
              </table:table-cell>
              <table:table-cell office:value-type="float" office:value="21.011">
                <text:p>21.011</text:p>
              </table:table-cell>
              <table:table-cell office:value-type="float" office:value="12.5602">
                <text:p>12.5602</text:p>
              </table:table-cell>
              <table:table-cell office:value-type="float" office:value="1.76071">
                <text:p>1.76071</text:p>
              </table:table-cell>
              <table:table-cell office:value-type="float" office:value="1.0974">
                <text:p>1.097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.09769">
                <text:p>1.09769</text:p>
              </table:table-cell>
              <table:table-cell office:value-type="float" office:value="3.52629">
                <text:p>3.52629</text:p>
              </table:table-cell>
              <table:table-cell office:value-type="float" office:value="22.1276">
                <text:p>22.1276</text:p>
              </table:table-cell>
              <table:table-cell office:value-type="float" office:value="13.1712">
                <text:p>13.1712</text:p>
              </table:table-cell>
              <table:table-cell office:value-type="float" office:value="1.92826">
                <text:p>1.92826</text:p>
              </table:table-cell>
              <table:table-cell office:value-type="float" office:value="1.13431">
                <text:p>1.1343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19397">
                <text:p>1.19397</text:p>
              </table:table-cell>
              <table:table-cell office:value-type="float" office:value="3.54955">
                <text:p>3.54955</text:p>
              </table:table-cell>
              <table:table-cell office:value-type="float" office:value="19.5269">
                <text:p>19.5269</text:p>
              </table:table-cell>
              <table:table-cell office:value-type="float" office:value="13.4957">
                <text:p>13.4957</text:p>
              </table:table-cell>
              <table:table-cell office:value-type="float" office:value="1.97678">
                <text:p>1.97678</text:p>
              </table:table-cell>
              <table:table-cell office:value-type="float" office:value="1.20936">
                <text:p>1.2093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23808">
                <text:p>1.23808</text:p>
              </table:table-cell>
              <table:table-cell office:value-type="float" office:value="3.60343">
                <text:p>3.60343</text:p>
              </table:table-cell>
              <table:table-cell office:value-type="float" office:value="24.0008">
                <text:p>24.0008</text:p>
              </table:table-cell>
              <table:table-cell office:value-type="float" office:value="14.3126">
                <text:p>14.3126</text:p>
              </table:table-cell>
              <table:table-cell office:value-type="float" office:value="2.03402">
                <text:p>2.03402</text:p>
              </table:table-cell>
              <table:table-cell office:value-type="float" office:value="1.77639">
                <text:p>1.7763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.25468">
                <text:p>1.25468</text:p>
              </table:table-cell>
              <table:table-cell office:value-type="float" office:value="3.9794">
                <text:p>3.9794</text:p>
              </table:table-cell>
              <table:table-cell office:value-type="float" office:value="22.9386">
                <text:p>22.9386</text:p>
              </table:table-cell>
              <table:table-cell office:value-type="float" office:value="14.4923">
                <text:p>14.4923</text:p>
              </table:table-cell>
              <table:table-cell office:value-type="float" office:value="2.15023">
                <text:p>2.15023</text:p>
              </table:table-cell>
              <table:table-cell office:value-type="float" office:value="1.30282">
                <text:p>1.3028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.43716">
                <text:p>1.43716</text:p>
              </table:table-cell>
              <table:table-cell office:value-type="float" office:value="4.02777">
                <text:p>4.02777</text:p>
              </table:table-cell>
              <table:table-cell office:value-type="float" office:value="21.6459">
                <text:p>21.6459</text:p>
              </table:table-cell>
              <table:table-cell office:value-type="float" office:value="14.8923">
                <text:p>14.8923</text:p>
              </table:table-cell>
              <table:table-cell office:value-type="float" office:value="2.24289">
                <text:p>2.24289</text:p>
              </table:table-cell>
              <table:table-cell office:value-type="float" office:value="1.34854">
                <text:p>1.3485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.36583">
                <text:p>1.36583</text:p>
              </table:table-cell>
              <table:table-cell office:value-type="float" office:value="4.26616">
                <text:p>4.26616</text:p>
              </table:table-cell>
              <table:table-cell office:value-type="float" office:value="23.5166">
                <text:p>23.5166</text:p>
              </table:table-cell>
              <table:table-cell office:value-type="float" office:value="15.365">
                <text:p>15.365</text:p>
              </table:table-cell>
              <table:table-cell office:value-type="float" office:value="2.37117">
                <text:p>2.37117</text:p>
              </table:table-cell>
              <table:table-cell office:value-type="float" office:value="1.39453">
                <text:p>1.3945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40824">
                <text:p>1.40824</text:p>
              </table:table-cell>
              <table:table-cell office:value-type="float" office:value="4.50297">
                <text:p>4.50297</text:p>
              </table:table-cell>
              <table:table-cell office:value-type="float" office:value="26.6891">
                <text:p>26.6891</text:p>
              </table:table-cell>
              <table:table-cell office:value-type="float" office:value="15.8458">
                <text:p>15.8458</text:p>
              </table:table-cell>
              <table:table-cell office:value-type="float" office:value="2.39376">
                <text:p>2.39376</text:p>
              </table:table-cell>
              <table:table-cell office:value-type="float" office:value="1.45037">
                <text:p>1.45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193cm" svg:y="2.958cm" style:legend-expansion="high" chart:style-name="ch2"/>
        <chart:plot-area chart:style-name="ch3" table:cell-range-address="random_comp.A1:random_comp.G31" chart:data-source-has-labels="both" svg:x="0.319cm" svg:y="0.18cm" svg:width="11.555cm" svg:height="8.645cm">
          <chart:coordinate-region svg:x="1.523cm" svg:y="0.379cm" svg:width="10.351cm" svg:height="7.392cm"/>
          <chart:axis chart:dimension="x" chart:name="primary-x" chart:style-name="ch4" chartooo:axis-type="auto">
            <chartooo:date-scale/>
            <chart:categories table:cell-range-address="random_comp.A2:random_comp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om_comp.B2:random_comp.B31" chart:label-cell-address="random_comp.B1:random_comp.B1" chart:class="chart:line">
            <chart:data-point chart:repeated="30"/>
          </chart:series>
          <chart:series chart:style-name="ch7" chart:values-cell-range-address="random_comp.C2:random_comp.C31" chart:label-cell-address="random_comp.C1:random_comp.C1" chart:class="chart:line">
            <chart:data-point chart:repeated="30"/>
          </chart:series>
          <chart:series chart:style-name="ch8" chart:values-cell-range-address="random_comp.D2:random_comp.D31" chart:label-cell-address="random_comp.D1:random_comp.D1" chart:class="chart:line">
            <chart:data-point chart:repeated="30"/>
          </chart:series>
          <chart:series chart:style-name="ch9" chart:values-cell-range-address="random_comp.E2:random_comp.E31" chart:label-cell-address="random_comp.E1:random_comp.E1" chart:class="chart:line">
            <chart:data-point chart:repeated="30"/>
          </chart:series>
          <chart:series chart:style-name="ch10" chart:values-cell-range-address="random_comp.F2:random_comp.F31" chart:label-cell-address="random_comp.F1:random_comp.F1" chart:class="chart:line">
            <chart:data-point chart:repeated="30"/>
          </chart:series>
          <chart:series chart:style-name="ch11" chart:values-cell-range-address="random_comp.G2:random_comp.G31" chart:label-cell-address="random_comp.G1:random_comp.G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_comps</text:p>
                <draw:g>
                  <svg:desc>random_comp.B1:random_comp.B1</svg:desc>
                </draw:g>
              </table:table-cell>
              <table:table-cell office:value-type="string">
                <text:p>MS_comps</text:p>
                <draw:g>
                  <svg:desc>random_comp.C1:random_comp.C1</svg:desc>
                </draw:g>
              </table:table-cell>
              <table:table-cell office:value-type="string">
                <text:p>TSQS_comps</text:p>
                <draw:g>
                  <svg:desc>random_comp.D1:random_comp.D1</svg:desc>
                </draw:g>
              </table:table-cell>
              <table:table-cell office:value-type="string">
                <text:p>LCPMS_comps</text:p>
                <draw:g>
                  <svg:desc>random_comp.E1:random_comp.E1</svg:desc>
                </draw:g>
              </table:table-cell>
              <table:table-cell office:value-type="string">
                <text:p>MSD_comps</text:p>
                <draw:g>
                  <svg:desc>random_comp.F1:random_comp.F1</svg:desc>
                </draw:g>
              </table:table-cell>
              <table:table-cell office:value-type="string">
                <text:p>MSDQS_comps</text:p>
                <draw:g>
                  <svg:desc>random_comp.G1:random_comp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andom_comp.A2:random_comp.A31</svg:desc>
                </draw:g>
              </table:table-cell>
              <table:table-cell office:value-type="float" office:value="829">
                <text:p>829</text:p>
                <draw:g>
                  <svg:desc>random_comp.B2:random_comp.B31</svg:desc>
                </draw:g>
              </table:table-cell>
              <table:table-cell office:value-type="float" office:value="536">
                <text:p>536</text:p>
                <draw:g>
                  <svg:desc>random_comp.C2:random_comp.C31</svg:desc>
                </draw:g>
              </table:table-cell>
              <table:table-cell office:value-type="float" office:value="1306">
                <text:p>1306</text:p>
                <draw:g>
                  <svg:desc>random_comp.D2:random_comp.D31</svg:desc>
                </draw:g>
              </table:table-cell>
              <table:table-cell office:value-type="float" office:value="533">
                <text:p>533</text:p>
                <draw:g>
                  <svg:desc>random_comp.E2:random_comp.E31</svg:desc>
                </draw:g>
              </table:table-cell>
              <table:table-cell office:value-type="float" office:value="0">
                <text:p>0</text:p>
                <draw:g>
                  <svg:desc>random_comp.F2:random_comp.F31</svg:desc>
                </draw:g>
              </table:table-cell>
              <table:table-cell office:value-type="float" office:value="829">
                <text:p>829</text:p>
                <draw:g>
                  <svg:desc>random_comp.G2:random_comp.G3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28">
                <text:p>1928</text:p>
              </table:table-cell>
              <table:table-cell office:value-type="float" office:value="1280">
                <text:p>1280</text:p>
              </table:table-cell>
              <table:table-cell office:value-type="float" office:value="3208">
                <text:p>3208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38">
                <text:p>3238</text:p>
              </table:table-cell>
              <table:table-cell office:value-type="float" office:value="2106">
                <text:p>2106</text:p>
              </table:table-cell>
              <table:table-cell office:value-type="float" office:value="5034">
                <text:p>5034</text:p>
              </table:table-cell>
              <table:table-cell office:value-type="float" office:value="2102">
                <text:p>2102</text:p>
              </table:table-cell>
              <table:table-cell office:value-type="float" office:value="0">
                <text:p>0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206">
                <text:p>5206</text:p>
              </table:table-cell>
              <table:table-cell office:value-type="float" office:value="2968">
                <text:p>2968</text:p>
              </table:table-cell>
              <table:table-cell office:value-type="float" office:value="7166">
                <text:p>7166</text:p>
              </table:table-cell>
              <table:table-cell office:value-type="float" office:value="2973">
                <text:p>2973</text:p>
              </table:table-cell>
              <table:table-cell office:value-type="float" office:value="0">
                <text:p>0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421">
                <text:p>5421</text:p>
              </table:table-cell>
              <table:table-cell office:value-type="float" office:value="3857">
                <text:p>3857</text:p>
              </table:table-cell>
              <table:table-cell office:value-type="float" office:value="9182">
                <text:p>9182</text:p>
              </table:table-cell>
              <table:table-cell office:value-type="float" office:value="3846">
                <text:p>3846</text:p>
              </table:table-cell>
              <table:table-cell office:value-type="float" office:value="0">
                <text:p>0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673">
                <text:p>7673</text:p>
              </table:table-cell>
              <table:table-cell office:value-type="float" office:value="4816">
                <text:p>4816</text:p>
              </table:table-cell>
              <table:table-cell office:value-type="float" office:value="13502">
                <text:p>13502</text:p>
              </table:table-cell>
              <table:table-cell office:value-type="float" office:value="4799">
                <text:p>4799</text:p>
              </table:table-cell>
              <table:table-cell office:value-type="float" office:value="0">
                <text:p>0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061">
                <text:p>9061</text:p>
              </table:table-cell>
              <table:table-cell office:value-type="float" office:value="5749">
                <text:p>5749</text:p>
              </table:table-cell>
              <table:table-cell office:value-type="float" office:value="13262">
                <text:p>13262</text:p>
              </table:table-cell>
              <table:table-cell office:value-type="float" office:value="5767">
                <text:p>5767</text:p>
              </table:table-cell>
              <table:table-cell office:value-type="float" office:value="0">
                <text:p>0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752">
                <text:p>10752</text:p>
              </table:table-cell>
              <table:table-cell office:value-type="float" office:value="6753">
                <text:p>6753</text:p>
              </table:table-cell>
              <table:table-cell office:value-type="float" office:value="15840">
                <text:p>15840</text:p>
              </table:table-cell>
              <table:table-cell office:value-type="float" office:value="6722">
                <text:p>6722</text:p>
              </table:table-cell>
              <table:table-cell office:value-type="float" office:value="0">
                <text:p>0</text:p>
              </table:table-cell>
              <table:table-cell office:value-type="float" office:value="5130">
                <text:p>513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134">
                <text:p>12134</text:p>
              </table:table-cell>
              <table:table-cell office:value-type="float" office:value="7713">
                <text:p>7713</text:p>
              </table:table-cell>
              <table:table-cell office:value-type="float" office:value="18366">
                <text:p>18366</text:p>
              </table:table-cell>
              <table:table-cell office:value-type="float" office:value="7715">
                <text:p>7715</text:p>
              </table:table-cell>
              <table:table-cell office:value-type="float" office:value="0">
                <text:p>0</text:p>
              </table:table-cell>
              <table:table-cell office:value-type="float" office:value="6085">
                <text:p>60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043">
                <text:p>14043</text:p>
              </table:table-cell>
              <table:table-cell office:value-type="float" office:value="8725">
                <text:p>8725</text:p>
              </table:table-cell>
              <table:table-cell office:value-type="float" office:value="20672">
                <text:p>20672</text:p>
              </table:table-cell>
              <table:table-cell office:value-type="float" office:value="8703">
                <text:p>8703</text:p>
              </table:table-cell>
              <table:table-cell office:value-type="float" office:value="0">
                <text:p>0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6318">
                <text:p>16318</text:p>
              </table:table-cell>
              <table:table-cell office:value-type="float" office:value="9716">
                <text:p>9716</text:p>
              </table:table-cell>
              <table:table-cell office:value-type="float" office:value="23198">
                <text:p>23198</text:p>
              </table:table-cell>
              <table:table-cell office:value-type="float" office:value="9717">
                <text:p>9717</text:p>
              </table:table-cell>
              <table:table-cell office:value-type="float" office:value="0">
                <text:p>0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888">
                <text:p>15888</text:p>
              </table:table-cell>
              <table:table-cell office:value-type="float" office:value="10783">
                <text:p>10783</text:p>
              </table:table-cell>
              <table:table-cell office:value-type="float" office:value="23828">
                <text:p>23828</text:p>
              </table:table-cell>
              <table:table-cell office:value-type="float" office:value="10778">
                <text:p>10778</text:p>
              </table:table-cell>
              <table:table-cell office:value-type="float" office:value="0">
                <text:p>0</text:p>
              </table:table-cell>
              <table:table-cell office:value-type="float" office:value="8544">
                <text:p>854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9325">
                <text:p>19325</text:p>
              </table:table-cell>
              <table:table-cell office:value-type="float" office:value="11813">
                <text:p>11813</text:p>
              </table:table-cell>
              <table:table-cell office:value-type="float" office:value="28596">
                <text:p>28596</text:p>
              </table:table-cell>
              <table:table-cell office:value-type="float" office:value="11878">
                <text:p>11878</text:p>
              </table:table-cell>
              <table:table-cell office:value-type="float" office:value="0">
                <text:p>0</text:p>
              </table:table-cell>
              <table:table-cell office:value-type="float" office:value="9472">
                <text:p>947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9284">
                <text:p>19284</text:p>
              </table:table-cell>
              <table:table-cell office:value-type="float" office:value="12921">
                <text:p>12921</text:p>
              </table:table-cell>
              <table:table-cell office:value-type="float" office:value="29576">
                <text:p>29576</text:p>
              </table:table-cell>
              <table:table-cell office:value-type="float" office:value="12908">
                <text:p>12908</text:p>
              </table:table-cell>
              <table:table-cell office:value-type="float" office:value="0">
                <text:p>0</text:p>
              </table:table-cell>
              <table:table-cell office:value-type="float" office:value="10415">
                <text:p>1041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851">
                <text:p>19851</text:p>
              </table:table-cell>
              <table:table-cell office:value-type="float" office:value="13929">
                <text:p>13929</text:p>
              </table:table-cell>
              <table:table-cell office:value-type="float" office:value="32120">
                <text:p>32120</text:p>
              </table:table-cell>
              <table:table-cell office:value-type="float" office:value="13985">
                <text:p>13985</text:p>
              </table:table-cell>
              <table:table-cell office:value-type="float" office:value="0">
                <text:p>0</text:p>
              </table:table-cell>
              <table:table-cell office:value-type="float" office:value="11266">
                <text:p>1126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2131">
                <text:p>22131</text:p>
              </table:table-cell>
              <table:table-cell office:value-type="float" office:value="15039">
                <text:p>15039</text:p>
              </table:table-cell>
              <table:table-cell office:value-type="float" office:value="33994">
                <text:p>33994</text:p>
              </table:table-cell>
              <table:table-cell office:value-type="float" office:value="15023">
                <text:p>15023</text:p>
              </table:table-cell>
              <table:table-cell office:value-type="float" office:value="0">
                <text:p>0</text:p>
              </table:table-cell>
              <table:table-cell office:value-type="float" office:value="12399">
                <text:p>1239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3679">
                <text:p>23679</text:p>
              </table:table-cell>
              <table:table-cell office:value-type="float" office:value="16123">
                <text:p>16123</text:p>
              </table:table-cell>
              <table:table-cell office:value-type="float" office:value="38898">
                <text:p>38898</text:p>
              </table:table-cell>
              <table:table-cell office:value-type="float" office:value="16099">
                <text:p>16099</text:p>
              </table:table-cell>
              <table:table-cell office:value-type="float" office:value="0">
                <text:p>0</text:p>
              </table:table-cell>
              <table:table-cell office:value-type="float" office:value="13209">
                <text:p>1320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6347">
                <text:p>26347</text:p>
              </table:table-cell>
              <table:table-cell office:value-type="float" office:value="17196">
                <text:p>17196</text:p>
              </table:table-cell>
              <table:table-cell office:value-type="float" office:value="38612">
                <text:p>38612</text:p>
              </table:table-cell>
              <table:table-cell office:value-type="float" office:value="17222">
                <text:p>17222</text:p>
              </table:table-cell>
              <table:table-cell office:value-type="float" office:value="0">
                <text:p>0</text:p>
              </table:table-cell>
              <table:table-cell office:value-type="float" office:value="14373">
                <text:p>1437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26277">
                <text:p>26277</text:p>
              </table:table-cell>
              <table:table-cell office:value-type="float" office:value="18333">
                <text:p>18333</text:p>
              </table:table-cell>
              <table:table-cell office:value-type="float" office:value="46924">
                <text:p>46924</text:p>
              </table:table-cell>
              <table:table-cell office:value-type="float" office:value="18304">
                <text:p>18304</text:p>
              </table:table-cell>
              <table:table-cell office:value-type="float" office:value="0">
                <text:p>0</text:p>
              </table:table-cell>
              <table:table-cell office:value-type="float" office:value="15278">
                <text:p>152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134">
                <text:p>29134</text:p>
              </table:table-cell>
              <table:table-cell office:value-type="float" office:value="19411">
                <text:p>19411</text:p>
              </table:table-cell>
              <table:table-cell office:value-type="float" office:value="53872">
                <text:p>53872</text:p>
              </table:table-cell>
              <table:table-cell office:value-type="float" office:value="19382">
                <text:p>19382</text:p>
              </table:table-cell>
              <table:table-cell office:value-type="float" office:value="0">
                <text:p>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0025">
                <text:p>30025</text:p>
              </table:table-cell>
              <table:table-cell office:value-type="float" office:value="20576">
                <text:p>20576</text:p>
              </table:table-cell>
              <table:table-cell office:value-type="float" office:value="50260">
                <text:p>50260</text:p>
              </table:table-cell>
              <table:table-cell office:value-type="float" office:value="20574">
                <text:p>20574</text:p>
              </table:table-cell>
              <table:table-cell office:value-type="float" office:value="0">
                <text:p>0</text:p>
              </table:table-cell>
              <table:table-cell office:value-type="float" office:value="17112">
                <text:p>171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2314">
                <text:p>32314</text:p>
              </table:table-cell>
              <table:table-cell office:value-type="float" office:value="21694">
                <text:p>21694</text:p>
              </table:table-cell>
              <table:table-cell office:value-type="float" office:value="48964">
                <text:p>48964</text:p>
              </table:table-cell>
              <table:table-cell office:value-type="float" office:value="21674">
                <text:p>21674</text:p>
              </table:table-cell>
              <table:table-cell office:value-type="float" office:value="0">
                <text:p>0</text:p>
              </table:table-cell>
              <table:table-cell office:value-type="float" office:value="18292">
                <text:p>1829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34029">
                <text:p>34029</text:p>
              </table:table-cell>
              <table:table-cell office:value-type="float" office:value="22828">
                <text:p>22828</text:p>
              </table:table-cell>
              <table:table-cell office:value-type="float" office:value="57186">
                <text:p>57186</text:p>
              </table:table-cell>
              <table:table-cell office:value-type="float" office:value="22824">
                <text:p>22824</text:p>
              </table:table-cell>
              <table:table-cell office:value-type="float" office:value="0">
                <text:p>0</text:p>
              </table:table-cell>
              <table:table-cell office:value-type="float" office:value="19686">
                <text:p>1968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4222">
                <text:p>34222</text:p>
              </table:table-cell>
              <table:table-cell office:value-type="float" office:value="23948">
                <text:p>23948</text:p>
              </table:table-cell>
              <table:table-cell office:value-type="float" office:value="58396">
                <text:p>58396</text:p>
              </table:table-cell>
              <table:table-cell office:value-type="float" office:value="23952">
                <text:p>23952</text:p>
              </table:table-cell>
              <table:table-cell office:value-type="float" office:value="0">
                <text:p>0</text:p>
              </table:table-cell>
              <table:table-cell office:value-type="float" office:value="20333">
                <text:p>2033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0621">
                <text:p>40621</text:p>
              </table:table-cell>
              <table:table-cell office:value-type="float" office:value="25108">
                <text:p>25108</text:p>
              </table:table-cell>
              <table:table-cell office:value-type="float" office:value="61416">
                <text:p>61416</text:p>
              </table:table-cell>
              <table:table-cell office:value-type="float" office:value="25092">
                <text:p>25092</text:p>
              </table:table-cell>
              <table:table-cell office:value-type="float" office:value="0">
                <text:p>0</text:p>
              </table:table-cell>
              <table:table-cell office:value-type="float" office:value="21672">
                <text:p>2167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8450">
                <text:p>38450</text:p>
              </table:table-cell>
              <table:table-cell office:value-type="float" office:value="26225">
                <text:p>26225</text:p>
              </table:table-cell>
              <table:table-cell office:value-type="float" office:value="63272">
                <text:p>63272</text:p>
              </table:table-cell>
              <table:table-cell office:value-type="float" office:value="26256">
                <text:p>26256</text:p>
              </table:table-cell>
              <table:table-cell office:value-type="float" office:value="0">
                <text:p>0</text:p>
              </table:table-cell>
              <table:table-cell office:value-type="float" office:value="22990">
                <text:p>2299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44261">
                <text:p>44261</text:p>
              </table:table-cell>
              <table:table-cell office:value-type="float" office:value="27420">
                <text:p>27420</text:p>
              </table:table-cell>
              <table:table-cell office:value-type="float" office:value="67116">
                <text:p>67116</text:p>
              </table:table-cell>
              <table:table-cell office:value-type="float" office:value="27446">
                <text:p>27446</text:p>
              </table:table-cell>
              <table:table-cell office:value-type="float" office:value="0">
                <text:p>0</text:p>
              </table:table-cell>
              <table:table-cell office:value-type="float" office:value="23618">
                <text:p>2361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42674">
                <text:p>42674</text:p>
              </table:table-cell>
              <table:table-cell office:value-type="float" office:value="28669">
                <text:p>28669</text:p>
              </table:table-cell>
              <table:table-cell office:value-type="float" office:value="66376">
                <text:p>66376</text:p>
              </table:table-cell>
              <table:table-cell office:value-type="float" office:value="28617">
                <text:p>28617</text:p>
              </table:table-cell>
              <table:table-cell office:value-type="float" office:value="0">
                <text:p>0</text:p>
              </table:table-cell>
              <table:table-cell office:value-type="float" office:value="24808">
                <text:p>2480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46686">
                <text:p>46686</text:p>
              </table:table-cell>
              <table:table-cell office:value-type="float" office:value="29726">
                <text:p>29726</text:p>
              </table:table-cell>
              <table:table-cell office:value-type="float" office:value="74000">
                <text:p>74000</text:p>
              </table:table-cell>
              <table:table-cell office:value-type="float" office:value="29707">
                <text:p>29707</text:p>
              </table:table-cell>
              <table:table-cell office:value-type="float" office:value="0">
                <text:p>0</text:p>
              </table:table-cell>
              <table:table-cell office:value-type="float" office:value="26011">
                <text:p>2601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9671">
                <text:p>49671</text:p>
              </table:table-cell>
              <table:table-cell office:value-type="float" office:value="30969">
                <text:p>30969</text:p>
              </table:table-cell>
              <table:table-cell office:value-type="float" office:value="70718">
                <text:p>70718</text:p>
              </table:table-cell>
              <table:table-cell office:value-type="float" office:value="30877">
                <text:p>30877</text:p>
              </table:table-cell>
              <table:table-cell office:value-type="float" office:value="0">
                <text:p>0</text:p>
              </table:table-cell>
              <table:table-cell office:value-type="float" office:value="27136">
                <text:p>27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legend chart:legend-position="end" svg:x="11.893cm" svg:y="2.958cm" style:legend-expansion="high" chart:style-name="ch2"/>
        <chart:plot-area chart:style-name="ch3" table:cell-range-address="almost_time.A1:almost_time.G31" chart:data-source-has-labels="both" svg:x="0.319cm" svg:y="0.18cm" svg:width="11.255cm" svg:height="8.645cm">
          <chart:coordinate-region svg:x="0.94cm" svg:y="0.379cm" svg:width="10.634cm" svg:height="7.392cm"/>
          <chart:axis chart:dimension="x" chart:name="primary-x" chart:style-name="ch4" chartooo:axis-type="auto">
            <chartooo:date-scale/>
            <chart:categories table:cell-range-address="almost_time.A2:almost_tim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most_time.B2:almost_time.B31" chart:label-cell-address="almost_time.B1:almost_time.B1" chart:class="chart:line">
            <chart:data-point chart:repeated="30"/>
          </chart:series>
          <chart:series chart:style-name="ch7" chart:values-cell-range-address="almost_time.C2:almost_time.C31" chart:label-cell-address="almost_time.C1:almost_time.C1" chart:class="chart:line">
            <chart:data-point chart:repeated="30"/>
          </chart:series>
          <chart:series chart:style-name="ch8" chart:values-cell-range-address="almost_time.D2:almost_time.D31" chart:label-cell-address="almost_time.D1:almost_time.D1" chart:class="chart:line">
            <chart:data-point chart:repeated="30"/>
          </chart:series>
          <chart:series chart:style-name="ch9" chart:values-cell-range-address="almost_time.E2:almost_time.E31" chart:label-cell-address="almost_time.E1:almost_time.E1" chart:class="chart:line">
            <chart:data-point chart:repeated="30"/>
          </chart:series>
          <chart:series chart:style-name="ch10" chart:values-cell-range-address="almost_time.F2:almost_time.F31" chart:label-cell-address="almost_time.F1:almost_time.F1" chart:class="chart:line">
            <chart:data-point chart:repeated="30"/>
          </chart:series>
          <chart:series chart:style-name="ch11" chart:values-cell-range-address="almost_time.G2:almost_time.G31" chart:label-cell-address="almost_time.G1:almost_time.G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_time_ms</text:p>
                <draw:g>
                  <svg:desc>almost_time.B1:almost_time.B1</svg:desc>
                </draw:g>
              </table:table-cell>
              <table:table-cell office:value-type="string">
                <text:p>MS_time_ms</text:p>
                <draw:g>
                  <svg:desc>almost_time.C1:almost_time.C1</svg:desc>
                </draw:g>
              </table:table-cell>
              <table:table-cell office:value-type="string">
                <text:p>TSQS_time_ms</text:p>
                <draw:g>
                  <svg:desc>almost_time.D1:almost_time.D1</svg:desc>
                </draw:g>
              </table:table-cell>
              <table:table-cell office:value-type="string">
                <text:p>LCPMS_time_ms</text:p>
                <draw:g>
                  <svg:desc>almost_time.E1:almost_time.E1</svg:desc>
                </draw:g>
              </table:table-cell>
              <table:table-cell office:value-type="string">
                <text:p>MSD_time_ms</text:p>
                <draw:g>
                  <svg:desc>almost_time.F1:almost_time.F1</svg:desc>
                </draw:g>
              </table:table-cell>
              <table:table-cell office:value-type="string">
                <text:p>MSDQS_time_ms</text:p>
                <draw:g>
                  <svg:desc>almost_time.G1:almost_time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lmost_time.A2:almost_time.A31</svg:desc>
                </draw:g>
              </table:table-cell>
              <table:table-cell office:value-type="float" office:value="0.017142">
                <text:p>0.017142</text:p>
                <draw:g>
                  <svg:desc>almost_time.B2:almost_time.B31</svg:desc>
                </draw:g>
              </table:table-cell>
              <table:table-cell office:value-type="float" office:value="0.079268">
                <text:p>0.079268</text:p>
                <draw:g>
                  <svg:desc>almost_time.C2:almost_time.C31</svg:desc>
                </draw:g>
              </table:table-cell>
              <table:table-cell office:value-type="float" office:value="0.389855">
                <text:p>0.389855</text:p>
                <draw:g>
                  <svg:desc>almost_time.D2:almost_time.D31</svg:desc>
                </draw:g>
              </table:table-cell>
              <table:table-cell office:value-type="float" office:value="0.294418">
                <text:p>0.294418</text:p>
                <draw:g>
                  <svg:desc>almost_time.E2:almost_time.E31</svg:desc>
                </draw:g>
              </table:table-cell>
              <table:table-cell office:value-type="float" office:value="0.081842">
                <text:p>0.081842</text:p>
                <draw:g>
                  <svg:desc>almost_time.F2:almost_time.F31</svg:desc>
                </draw:g>
              </table:table-cell>
              <table:table-cell office:value-type="float" office:value="0.01612">
                <text:p>0.01612</text:p>
                <draw:g>
                  <svg:desc>almost_time.G2:almost_time.G3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4855">
                <text:p>0.034855</text:p>
              </table:table-cell>
              <table:table-cell office:value-type="float" office:value="0.178352">
                <text:p>0.178352</text:p>
              </table:table-cell>
              <table:table-cell office:value-type="float" office:value="0.882452">
                <text:p>0.882452</text:p>
              </table:table-cell>
              <table:table-cell office:value-type="float" office:value="0.636985">
                <text:p>0.636985</text:p>
              </table:table-cell>
              <table:table-cell office:value-type="float" office:value="0.151031">
                <text:p>0.151031</text:p>
              </table:table-cell>
              <table:table-cell office:value-type="float" office:value="0.035887">
                <text:p>0.03588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57597">
                <text:p>0.057597</text:p>
              </table:table-cell>
              <table:table-cell office:value-type="float" office:value="0.293076">
                <text:p>0.293076</text:p>
              </table:table-cell>
              <table:table-cell office:value-type="float" office:value="1.38447">
                <text:p>1.38447</text:p>
              </table:table-cell>
              <table:table-cell office:value-type="float" office:value="1.0845">
                <text:p>1.0845</text:p>
              </table:table-cell>
              <table:table-cell office:value-type="float" office:value="0.224497">
                <text:p>0.224497</text:p>
              </table:table-cell>
              <table:table-cell office:value-type="float" office:value="0.076322">
                <text:p>0.0763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76403">
                <text:p>0.076403</text:p>
              </table:table-cell>
              <table:table-cell office:value-type="float" office:value="0.396027">
                <text:p>0.396027</text:p>
              </table:table-cell>
              <table:table-cell office:value-type="float" office:value="1.8367">
                <text:p>1.8367</text:p>
              </table:table-cell>
              <table:table-cell office:value-type="float" office:value="1.45779">
                <text:p>1.45779</text:p>
              </table:table-cell>
              <table:table-cell office:value-type="float" office:value="0.27414">
                <text:p>0.27414</text:p>
              </table:table-cell>
              <table:table-cell office:value-type="float" office:value="0.10223">
                <text:p>0.102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89587">
                <text:p>0.089587</text:p>
              </table:table-cell>
              <table:table-cell office:value-type="float" office:value="0.504438">
                <text:p>0.504438</text:p>
              </table:table-cell>
              <table:table-cell office:value-type="float" office:value="2.24421">
                <text:p>2.24421</text:p>
              </table:table-cell>
              <table:table-cell office:value-type="float" office:value="1.77766">
                <text:p>1.77766</text:p>
              </table:table-cell>
              <table:table-cell office:value-type="float" office:value="0.320306">
                <text:p>0.320306</text:p>
              </table:table-cell>
              <table:table-cell office:value-type="float" office:value="0.133829">
                <text:p>0.1338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16868">
                <text:p>0.116868</text:p>
              </table:table-cell>
              <table:table-cell office:value-type="float" office:value="0.635823">
                <text:p>0.635823</text:p>
              </table:table-cell>
              <table:table-cell office:value-type="float" office:value="3.0157">
                <text:p>3.0157</text:p>
              </table:table-cell>
              <table:table-cell office:value-type="float" office:value="2.55816">
                <text:p>2.55816</text:p>
              </table:table-cell>
              <table:table-cell office:value-type="float" office:value="0.412087">
                <text:p>0.412087</text:p>
              </table:table-cell>
              <table:table-cell office:value-type="float" office:value="0.168643">
                <text:p>0.16864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41784">
                <text:p>0.141784</text:p>
              </table:table-cell>
              <table:table-cell office:value-type="float" office:value="0.740628">
                <text:p>0.740628</text:p>
              </table:table-cell>
              <table:table-cell office:value-type="float" office:value="3.45102">
                <text:p>3.45102</text:p>
              </table:table-cell>
              <table:table-cell office:value-type="float" office:value="2.95557">
                <text:p>2.95557</text:p>
              </table:table-cell>
              <table:table-cell office:value-type="float" office:value="0.463813">
                <text:p>0.463813</text:p>
              </table:table-cell>
              <table:table-cell office:value-type="float" office:value="0.194973">
                <text:p>0.19497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666">
                <text:p>0.1666</text:p>
              </table:table-cell>
              <table:table-cell office:value-type="float" office:value="0.857475">
                <text:p>0.857475</text:p>
              </table:table-cell>
              <table:table-cell office:value-type="float" office:value="4.04703">
                <text:p>4.04703</text:p>
              </table:table-cell>
              <table:table-cell office:value-type="float" office:value="3.31248">
                <text:p>3.31248</text:p>
              </table:table-cell>
              <table:table-cell office:value-type="float" office:value="0.530667">
                <text:p>0.530667</text:p>
              </table:table-cell>
              <table:table-cell office:value-type="float" office:value="0.228986">
                <text:p>0.22898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83601">
                <text:p>0.183601</text:p>
              </table:table-cell>
              <table:table-cell office:value-type="float" office:value="0.987036">
                <text:p>0.987036</text:p>
              </table:table-cell>
              <table:table-cell office:value-type="float" office:value="4.54566">
                <text:p>4.54566</text:p>
              </table:table-cell>
              <table:table-cell office:value-type="float" office:value="3.72901">
                <text:p>3.72901</text:p>
              </table:table-cell>
              <table:table-cell office:value-type="float" office:value="0.58589">
                <text:p>0.58589</text:p>
              </table:table-cell>
              <table:table-cell office:value-type="float" office:value="0.26375">
                <text:p>0.263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4041">
                <text:p>0.194041</text:p>
              </table:table-cell>
              <table:table-cell office:value-type="float" office:value="1.13671">
                <text:p>1.13671</text:p>
              </table:table-cell>
              <table:table-cell office:value-type="float" office:value="5.39785">
                <text:p>5.39785</text:p>
              </table:table-cell>
              <table:table-cell office:value-type="float" office:value="4.29069">
                <text:p>4.29069</text:p>
              </table:table-cell>
              <table:table-cell office:value-type="float" office:value="0.648737">
                <text:p>0.648737</text:p>
              </table:table-cell>
              <table:table-cell office:value-type="float" office:value="0.30651">
                <text:p>0.3065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2203">
                <text:p>0.2203</text:p>
              </table:table-cell>
              <table:table-cell office:value-type="float" office:value="1.25886">
                <text:p>1.25886</text:p>
              </table:table-cell>
              <table:table-cell office:value-type="float" office:value="6.12418">
                <text:p>6.12418</text:p>
              </table:table-cell>
              <table:table-cell office:value-type="float" office:value="5.12347">
                <text:p>5.12347</text:p>
              </table:table-cell>
              <table:table-cell office:value-type="float" office:value="0.742932">
                <text:p>0.742932</text:p>
              </table:table-cell>
              <table:table-cell office:value-type="float" office:value="0.329883">
                <text:p>0.32988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56287">
                <text:p>0.256287</text:p>
              </table:table-cell>
              <table:table-cell office:value-type="float" office:value="1.41545">
                <text:p>1.41545</text:p>
              </table:table-cell>
              <table:table-cell office:value-type="float" office:value="6.93663">
                <text:p>6.93663</text:p>
              </table:table-cell>
              <table:table-cell office:value-type="float" office:value="5.82448">
                <text:p>5.82448</text:p>
              </table:table-cell>
              <table:table-cell office:value-type="float" office:value="0.762148">
                <text:p>0.762148</text:p>
              </table:table-cell>
              <table:table-cell office:value-type="float" office:value="0.35503">
                <text:p>0.35503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78488">
                <text:p>0.278488</text:p>
              </table:table-cell>
              <table:table-cell office:value-type="float" office:value="1.53531">
                <text:p>1.53531</text:p>
              </table:table-cell>
              <table:table-cell office:value-type="float" office:value="7.50094">
                <text:p>7.50094</text:p>
              </table:table-cell>
              <table:table-cell office:value-type="float" office:value="6.00429">
                <text:p>6.00429</text:p>
              </table:table-cell>
              <table:table-cell office:value-type="float" office:value="0.838009">
                <text:p>0.838009</text:p>
              </table:table-cell>
              <table:table-cell office:value-type="float" office:value="0.388002">
                <text:p>0.3880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358137">
                <text:p>0.358137</text:p>
              </table:table-cell>
              <table:table-cell office:value-type="float" office:value="2.05592">
                <text:p>2.05592</text:p>
              </table:table-cell>
              <table:table-cell office:value-type="float" office:value="9.57296">
                <text:p>9.57296</text:p>
              </table:table-cell>
              <table:table-cell office:value-type="float" office:value="6.74184">
                <text:p>6.74184</text:p>
              </table:table-cell>
              <table:table-cell office:value-type="float" office:value="1.06896">
                <text:p>1.06896</text:p>
              </table:table-cell>
              <table:table-cell office:value-type="float" office:value="0.462571">
                <text:p>0.46257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32859">
                <text:p>0.332859</text:p>
              </table:table-cell>
              <table:table-cell office:value-type="float" office:value="1.80993">
                <text:p>1.80993</text:p>
              </table:table-cell>
              <table:table-cell office:value-type="float" office:value="8.69107">
                <text:p>8.69107</text:p>
              </table:table-cell>
              <table:table-cell office:value-type="float" office:value="7.09042">
                <text:p>7.09042</text:p>
              </table:table-cell>
              <table:table-cell office:value-type="float" office:value="1.03182">
                <text:p>1.03182</text:p>
              </table:table-cell>
              <table:table-cell office:value-type="float" office:value="0.461038">
                <text:p>0.46103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51795">
                <text:p>0.351795</text:p>
              </table:table-cell>
              <table:table-cell office:value-type="float" office:value="1.97937">
                <text:p>1.97937</text:p>
              </table:table-cell>
              <table:table-cell office:value-type="float" office:value="9.39737">
                <text:p>9.39737</text:p>
              </table:table-cell>
              <table:table-cell office:value-type="float" office:value="7.30653">
                <text:p>7.30653</text:p>
              </table:table-cell>
              <table:table-cell office:value-type="float" office:value="1.06256">
                <text:p>1.06256</text:p>
              </table:table-cell>
              <table:table-cell office:value-type="float" office:value="0.497205">
                <text:p>0.49720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58607">
                <text:p>0.358607</text:p>
              </table:table-cell>
              <table:table-cell office:value-type="float" office:value="2.18326">
                <text:p>2.18326</text:p>
              </table:table-cell>
              <table:table-cell office:value-type="float" office:value="12.4305">
                <text:p>12.4305</text:p>
              </table:table-cell>
              <table:table-cell office:value-type="float" office:value="7.91276">
                <text:p>7.91276</text:p>
              </table:table-cell>
              <table:table-cell office:value-type="float" office:value="1.20027">
                <text:p>1.20027</text:p>
              </table:table-cell>
              <table:table-cell office:value-type="float" office:value="0.524205">
                <text:p>0.52420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386609">
                <text:p>0.386609</text:p>
              </table:table-cell>
              <table:table-cell office:value-type="float" office:value="2.26568">
                <text:p>2.26568</text:p>
              </table:table-cell>
              <table:table-cell office:value-type="float" office:value="10.4106">
                <text:p>10.4106</text:p>
              </table:table-cell>
              <table:table-cell office:value-type="float" office:value="8.11872">
                <text:p>8.11872</text:p>
              </table:table-cell>
              <table:table-cell office:value-type="float" office:value="1.26588">
                <text:p>1.26588</text:p>
              </table:table-cell>
              <table:table-cell office:value-type="float" office:value="0.570451">
                <text:p>0.57045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402719">
                <text:p>0.402719</text:p>
              </table:table-cell>
              <table:table-cell office:value-type="float" office:value="2.34005">
                <text:p>2.34005</text:p>
              </table:table-cell>
              <table:table-cell office:value-type="float" office:value="11.2596">
                <text:p>11.2596</text:p>
              </table:table-cell>
              <table:table-cell office:value-type="float" office:value="8.60956">
                <text:p>8.60956</text:p>
              </table:table-cell>
              <table:table-cell office:value-type="float" office:value="1.39725">
                <text:p>1.39725</text:p>
              </table:table-cell>
              <table:table-cell office:value-type="float" office:value="0.605276">
                <text:p>0.60527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20583">
                <text:p>0.420583</text:p>
              </table:table-cell>
              <table:table-cell office:value-type="float" office:value="2.46213">
                <text:p>2.46213</text:p>
              </table:table-cell>
              <table:table-cell office:value-type="float" office:value="11.6553">
                <text:p>11.6553</text:p>
              </table:table-cell>
              <table:table-cell office:value-type="float" office:value="8.77894">
                <text:p>8.77894</text:p>
              </table:table-cell>
              <table:table-cell office:value-type="float" office:value="1.47072">
                <text:p>1.47072</text:p>
              </table:table-cell>
              <table:table-cell office:value-type="float" office:value="0.638618">
                <text:p>0.63861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44644">
                <text:p>0.44644</text:p>
              </table:table-cell>
              <table:table-cell office:value-type="float" office:value="2.62475">
                <text:p>2.62475</text:p>
              </table:table-cell>
              <table:table-cell office:value-type="float" office:value="12.5429">
                <text:p>12.5429</text:p>
              </table:table-cell>
              <table:table-cell office:value-type="float" office:value="10.3499">
                <text:p>10.3499</text:p>
              </table:table-cell>
              <table:table-cell office:value-type="float" office:value="1.48428">
                <text:p>1.48428</text:p>
              </table:table-cell>
              <table:table-cell office:value-type="float" office:value="0.676479">
                <text:p>0.67647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79492">
                <text:p>0.479492</text:p>
              </table:table-cell>
              <table:table-cell office:value-type="float" office:value="2.87622">
                <text:p>2.87622</text:p>
              </table:table-cell>
              <table:table-cell office:value-type="float" office:value="13.7469">
                <text:p>13.7469</text:p>
              </table:table-cell>
              <table:table-cell office:value-type="float" office:value="11.0963">
                <text:p>11.0963</text:p>
              </table:table-cell>
              <table:table-cell office:value-type="float" office:value="1.59369">
                <text:p>1.59369</text:p>
              </table:table-cell>
              <table:table-cell office:value-type="float" office:value="0.728836">
                <text:p>0.72883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507484">
                <text:p>0.507484</text:p>
              </table:table-cell>
              <table:table-cell office:value-type="float" office:value="2.90267">
                <text:p>2.90267</text:p>
              </table:table-cell>
              <table:table-cell office:value-type="float" office:value="14.0899">
                <text:p>14.0899</text:p>
              </table:table-cell>
              <table:table-cell office:value-type="float" office:value="11.605">
                <text:p>11.605</text:p>
              </table:table-cell>
              <table:table-cell office:value-type="float" office:value="1.67764">
                <text:p>1.67764</text:p>
              </table:table-cell>
              <table:table-cell office:value-type="float" office:value="0.737091">
                <text:p>0.73709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538672">
                <text:p>0.538672</text:p>
              </table:table-cell>
              <table:table-cell office:value-type="float" office:value="3.26677">
                <text:p>3.26677</text:p>
              </table:table-cell>
              <table:table-cell office:value-type="float" office:value="17.6027">
                <text:p>17.6027</text:p>
              </table:table-cell>
              <table:table-cell office:value-type="float" office:value="12.363">
                <text:p>12.363</text:p>
              </table:table-cell>
              <table:table-cell office:value-type="float" office:value="1.79343">
                <text:p>1.79343</text:p>
              </table:table-cell>
              <table:table-cell office:value-type="float" office:value="0.752089">
                <text:p>0.75208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695454">
                <text:p>0.695454</text:p>
              </table:table-cell>
              <table:table-cell office:value-type="float" office:value="3.50342">
                <text:p>3.50342</text:p>
              </table:table-cell>
              <table:table-cell office:value-type="float" office:value="15.9361">
                <text:p>15.9361</text:p>
              </table:table-cell>
              <table:table-cell office:value-type="float" office:value="12.7402">
                <text:p>12.7402</text:p>
              </table:table-cell>
              <table:table-cell office:value-type="float" office:value="1.83973">
                <text:p>1.83973</text:p>
              </table:table-cell>
              <table:table-cell office:value-type="float" office:value="0.797003">
                <text:p>0.79700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02784">
                <text:p>1.02784</text:p>
              </table:table-cell>
              <table:table-cell office:value-type="float" office:value="3.47823">
                <text:p>3.47823</text:p>
              </table:table-cell>
              <table:table-cell office:value-type="float" office:value="17.4813">
                <text:p>17.4813</text:p>
              </table:table-cell>
              <table:table-cell office:value-type="float" office:value="13.3238">
                <text:p>13.3238</text:p>
              </table:table-cell>
              <table:table-cell office:value-type="float" office:value="1.94779">
                <text:p>1.94779</text:p>
              </table:table-cell>
              <table:table-cell office:value-type="float" office:value="0.840564">
                <text:p>0.84056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62901">
                <text:p>0.62901</text:p>
              </table:table-cell>
              <table:table-cell office:value-type="float" office:value="3.64127">
                <text:p>3.64127</text:p>
              </table:table-cell>
              <table:table-cell office:value-type="float" office:value="17.1653">
                <text:p>17.1653</text:p>
              </table:table-cell>
              <table:table-cell office:value-type="float" office:value="13.6059">
                <text:p>13.6059</text:p>
              </table:table-cell>
              <table:table-cell office:value-type="float" office:value="2.05567">
                <text:p>2.05567</text:p>
              </table:table-cell>
              <table:table-cell office:value-type="float" office:value="0.877813">
                <text:p>0.87781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667011">
                <text:p>0.667011</text:p>
              </table:table-cell>
              <table:table-cell office:value-type="float" office:value="3.86329">
                <text:p>3.86329</text:p>
              </table:table-cell>
              <table:table-cell office:value-type="float" office:value="18.8501">
                <text:p>18.8501</text:p>
              </table:table-cell>
              <table:table-cell office:value-type="float" office:value="14.2564">
                <text:p>14.2564</text:p>
              </table:table-cell>
              <table:table-cell office:value-type="float" office:value="2.13728">
                <text:p>2.13728</text:p>
              </table:table-cell>
              <table:table-cell office:value-type="float" office:value="0.927946">
                <text:p>0.92794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692388">
                <text:p>0.692388</text:p>
              </table:table-cell>
              <table:table-cell office:value-type="float" office:value="3.94196">
                <text:p>3.94196</text:p>
              </table:table-cell>
              <table:table-cell office:value-type="float" office:value="18.4733">
                <text:p>18.4733</text:p>
              </table:table-cell>
              <table:table-cell office:value-type="float" office:value="14.3817">
                <text:p>14.3817</text:p>
              </table:table-cell>
              <table:table-cell office:value-type="float" office:value="2.22376">
                <text:p>2.22376</text:p>
              </table:table-cell>
              <table:table-cell office:value-type="float" office:value="0.94608">
                <text:p>0.9460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42361">
                <text:p>0.742361</text:p>
              </table:table-cell>
              <table:table-cell office:value-type="float" office:value="4.18111">
                <text:p>4.18111</text:p>
              </table:table-cell>
              <table:table-cell office:value-type="float" office:value="19.4822">
                <text:p>19.4822</text:p>
              </table:table-cell>
              <table:table-cell office:value-type="float" office:value="14.9214">
                <text:p>14.9214</text:p>
              </table:table-cell>
              <table:table-cell office:value-type="float" office:value="2.32711">
                <text:p>2.32711</text:p>
              </table:table-cell>
              <table:table-cell office:value-type="float" office:value="0.986445">
                <text:p>0.986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193cm" svg:y="2.958cm" style:legend-expansion="high" chart:style-name="ch2"/>
        <chart:plot-area chart:style-name="ch3" table:cell-range-address="almost_comp.A1:almost_comp.G31" chart:data-source-has-labels="both" svg:x="0.319cm" svg:y="0.18cm" svg:width="11.555cm" svg:height="8.645cm">
          <chart:coordinate-region svg:x="1.523cm" svg:y="0.379cm" svg:width="10.351cm" svg:height="7.392cm"/>
          <chart:axis chart:dimension="x" chart:name="primary-x" chart:style-name="ch4" chartooo:axis-type="auto">
            <chartooo:date-scale/>
            <chart:categories table:cell-range-address="almost_comp.A2:almost_comp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most_comp.B2:almost_comp.B31" chart:label-cell-address="almost_comp.B1:almost_comp.B1" chart:class="chart:line">
            <chart:data-point chart:repeated="30"/>
          </chart:series>
          <chart:series chart:style-name="ch7" chart:values-cell-range-address="almost_comp.C2:almost_comp.C31" chart:label-cell-address="almost_comp.C1:almost_comp.C1" chart:class="chart:line">
            <chart:data-point chart:repeated="30"/>
          </chart:series>
          <chart:series chart:style-name="ch8" chart:values-cell-range-address="almost_comp.D2:almost_comp.D31" chart:label-cell-address="almost_comp.D1:almost_comp.D1" chart:class="chart:line">
            <chart:data-point chart:repeated="30"/>
          </chart:series>
          <chart:series chart:style-name="ch9" chart:values-cell-range-address="almost_comp.E2:almost_comp.E31" chart:label-cell-address="almost_comp.E1:almost_comp.E1" chart:class="chart:line">
            <chart:data-point chart:repeated="30"/>
          </chart:series>
          <chart:series chart:style-name="ch10" chart:values-cell-range-address="almost_comp.F2:almost_comp.F31" chart:label-cell-address="almost_comp.F1:almost_comp.F1" chart:class="chart:line">
            <chart:data-point chart:repeated="30"/>
          </chart:series>
          <chart:series chart:style-name="ch11" chart:values-cell-range-address="almost_comp.G2:almost_comp.G31" chart:label-cell-address="almost_comp.G1:almost_comp.G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_comps</text:p>
                <draw:g>
                  <svg:desc>almost_comp.B1:almost_comp.B1</svg:desc>
                </draw:g>
              </table:table-cell>
              <table:table-cell office:value-type="string">
                <text:p>MS_comps</text:p>
                <draw:g>
                  <svg:desc>almost_comp.C1:almost_comp.C1</svg:desc>
                </draw:g>
              </table:table-cell>
              <table:table-cell office:value-type="string">
                <text:p>TSQS_comps</text:p>
                <draw:g>
                  <svg:desc>almost_comp.D1:almost_comp.D1</svg:desc>
                </draw:g>
              </table:table-cell>
              <table:table-cell office:value-type="string">
                <text:p>LCPMS_comps</text:p>
                <draw:g>
                  <svg:desc>almost_comp.E1:almost_comp.E1</svg:desc>
                </draw:g>
              </table:table-cell>
              <table:table-cell office:value-type="string">
                <text:p>MSD_comps</text:p>
                <draw:g>
                  <svg:desc>almost_comp.F1:almost_comp.F1</svg:desc>
                </draw:g>
              </table:table-cell>
              <table:table-cell office:value-type="string">
                <text:p>MSDQS_comps</text:p>
                <draw:g>
                  <svg:desc>almost_comp.G1:almost_comp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almost_comp.A2:almost_comp.A31</svg:desc>
                </draw:g>
              </table:table-cell>
              <table:table-cell office:value-type="float" office:value="606">
                <text:p>606</text:p>
                <draw:g>
                  <svg:desc>almost_comp.B2:almost_comp.B31</svg:desc>
                </draw:g>
              </table:table-cell>
              <table:table-cell office:value-type="float" office:value="451">
                <text:p>451</text:p>
                <draw:g>
                  <svg:desc>almost_comp.C2:almost_comp.C31</svg:desc>
                </draw:g>
              </table:table-cell>
              <table:table-cell office:value-type="float" office:value="1090">
                <text:p>1090</text:p>
                <draw:g>
                  <svg:desc>almost_comp.D2:almost_comp.D31</svg:desc>
                </draw:g>
              </table:table-cell>
              <table:table-cell office:value-type="float" office:value="414">
                <text:p>414</text:p>
                <draw:g>
                  <svg:desc>almost_comp.E2:almost_comp.E31</svg:desc>
                </draw:g>
              </table:table-cell>
              <table:table-cell office:value-type="float" office:value="0">
                <text:p>0</text:p>
                <draw:g>
                  <svg:desc>almost_comp.F2:almost_comp.F31</svg:desc>
                </draw:g>
              </table:table-cell>
              <table:table-cell office:value-type="float" office:value="606">
                <text:p>606</text:p>
                <draw:g>
                  <svg:desc>almost_comp.G2:almost_comp.G3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07">
                <text:p>1407</text:p>
              </table:table-cell>
              <table:table-cell office:value-type="float" office:value="1007">
                <text:p>1007</text:p>
              </table:table-cell>
              <table:table-cell office:value-type="float" office:value="2504">
                <text:p>2504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42">
                <text:p>2242</text:p>
              </table:table-cell>
              <table:table-cell office:value-type="float" office:value="1604">
                <text:p>1604</text:p>
              </table:table-cell>
              <table:table-cell office:value-type="float" office:value="4048">
                <text:p>4048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08">
                <text:p>3208</text:p>
              </table:table-cell>
              <table:table-cell office:value-type="float" office:value="2219">
                <text:p>2219</text:p>
              </table:table-cell>
              <table:table-cell office:value-type="float" office:value="5630">
                <text:p>5630</text:p>
              </table:table-cell>
              <table:table-cell office:value-type="float" office:value="2062">
                <text:p>2062</text:p>
              </table:table-cell>
              <table:table-cell office:value-type="float" office:value="0">
                <text:p>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008">
                <text:p>4008</text:p>
              </table:table-cell>
              <table:table-cell office:value-type="float" office:value="2767">
                <text:p>2767</text:p>
              </table:table-cell>
              <table:table-cell office:value-type="float" office:value="7324">
                <text:p>7324</text:p>
              </table:table-cell>
              <table:table-cell office:value-type="float" office:value="2714">
                <text:p>2714</text:p>
              </table:table-cell>
              <table:table-cell office:value-type="float" office:value="0">
                <text:p>0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075">
                <text:p>5075</text:p>
              </table:table-cell>
              <table:table-cell office:value-type="float" office:value="3512">
                <text:p>3512</text:p>
              </table:table-cell>
              <table:table-cell office:value-type="float" office:value="9054">
                <text:p>9054</text:p>
              </table:table-cell>
              <table:table-cell office:value-type="float" office:value="3258">
                <text:p>3258</text:p>
              </table:table-cell>
              <table:table-cell office:value-type="float" office:value="0">
                <text:p>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175">
                <text:p>6175</text:p>
              </table:table-cell>
              <table:table-cell office:value-type="float" office:value="4200">
                <text:p>4200</text:p>
              </table:table-cell>
              <table:table-cell office:value-type="float" office:value="10836">
                <text:p>10836</text:p>
              </table:table-cell>
              <table:table-cell office:value-type="float" office:value="3870">
                <text:p>3870</text:p>
              </table:table-cell>
              <table:table-cell office:value-type="float" office:value="0">
                <text:p>0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209">
                <text:p>7209</text:p>
              </table:table-cell>
              <table:table-cell office:value-type="float" office:value="4843">
                <text:p>4843</text:p>
              </table:table-cell>
              <table:table-cell office:value-type="float" office:value="12708">
                <text:p>12708</text:p>
              </table:table-cell>
              <table:table-cell office:value-type="float" office:value="4526">
                <text:p>4526</text:p>
              </table:table-cell>
              <table:table-cell office:value-type="float" office:value="0">
                <text:p>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109">
                <text:p>8109</text:p>
              </table:table-cell>
              <table:table-cell office:value-type="float" office:value="5467">
                <text:p>5467</text:p>
              </table:table-cell>
              <table:table-cell office:value-type="float" office:value="14386">
                <text:p>14386</text:p>
              </table:table-cell>
              <table:table-cell office:value-type="float" office:value="5202">
                <text:p>5202</text:p>
              </table:table-cell>
              <table:table-cell office:value-type="float" office:value="0">
                <text:p>0</text:p>
              </table:table-cell>
              <table:table-cell office:value-type="float" office:value="4723">
                <text:p>472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009">
                <text:p>9009</text:p>
              </table:table-cell>
              <table:table-cell office:value-type="float" office:value="6039">
                <text:p>6039</text:p>
              </table:table-cell>
              <table:table-cell office:value-type="float" office:value="16414">
                <text:p>16414</text:p>
              </table:table-cell>
              <table:table-cell office:value-type="float" office:value="5930">
                <text:p>5930</text:p>
              </table:table-cell>
              <table:table-cell office:value-type="float" office:value="0">
                <text:p>0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140">
                <text:p>10140</text:p>
              </table:table-cell>
              <table:table-cell office:value-type="float" office:value="6828">
                <text:p>6828</text:p>
              </table:table-cell>
              <table:table-cell office:value-type="float" office:value="18320">
                <text:p>18320</text:p>
              </table:table-cell>
              <table:table-cell office:value-type="float" office:value="6518">
                <text:p>6518</text:p>
              </table:table-cell>
              <table:table-cell office:value-type="float" office:value="0">
                <text:p>0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340">
                <text:p>11340</text:p>
              </table:table-cell>
              <table:table-cell office:value-type="float" office:value="7628">
                <text:p>7628</text:p>
              </table:table-cell>
              <table:table-cell office:value-type="float" office:value="20228">
                <text:p>20228</text:p>
              </table:table-cell>
              <table:table-cell office:value-type="float" office:value="7118">
                <text:p>7118</text:p>
              </table:table-cell>
              <table:table-cell office:value-type="float" office:value="0">
                <text:p>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2540">
                <text:p>12540</text:p>
              </table:table-cell>
              <table:table-cell office:value-type="float" office:value="8368">
                <text:p>8368</text:p>
              </table:table-cell>
              <table:table-cell office:value-type="float" office:value="22226">
                <text:p>22226</text:p>
              </table:table-cell>
              <table:table-cell office:value-type="float" office:value="7778">
                <text:p>7778</text:p>
              </table:table-cell>
              <table:table-cell office:value-type="float" office:value="0">
                <text:p>0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3740">
                <text:p>13740</text:p>
              </table:table-cell>
              <table:table-cell office:value-type="float" office:value="9104">
                <text:p>9104</text:p>
              </table:table-cell>
              <table:table-cell office:value-type="float" office:value="24018">
                <text:p>24018</text:p>
              </table:table-cell>
              <table:table-cell office:value-type="float" office:value="8442">
                <text:p>8442</text:p>
              </table:table-cell>
              <table:table-cell office:value-type="float" office:value="0">
                <text:p>0</text:p>
              </table:table-cell>
              <table:table-cell office:value-type="float" office:value="8101">
                <text:p>810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4940">
                <text:p>14940</text:p>
              </table:table-cell>
              <table:table-cell office:value-type="float" office:value="9784">
                <text:p>9784</text:p>
              </table:table-cell>
              <table:table-cell office:value-type="float" office:value="26072">
                <text:p>26072</text:p>
              </table:table-cell>
              <table:table-cell office:value-type="float" office:value="9162">
                <text:p>9162</text:p>
              </table:table-cell>
              <table:table-cell office:value-type="float" office:value="0">
                <text:p>0</text:p>
              </table:table-cell>
              <table:table-cell office:value-type="float" office:value="8876">
                <text:p>887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10">
                <text:p>16010</text:p>
              </table:table-cell>
              <table:table-cell office:value-type="float" office:value="10491">
                <text:p>10491</text:p>
              </table:table-cell>
              <table:table-cell office:value-type="float" office:value="28020">
                <text:p>28020</text:p>
              </table:table-cell>
              <table:table-cell office:value-type="float" office:value="9854">
                <text:p>9854</text:p>
              </table:table-cell>
              <table:table-cell office:value-type="float" office:value="0">
                <text:p>0</text:p>
              </table:table-cell>
              <table:table-cell office:value-type="float" office:value="9586">
                <text:p>958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10">
                <text:p>17010</text:p>
              </table:table-cell>
              <table:table-cell office:value-type="float" office:value="11211">
                <text:p>11211</text:p>
              </table:table-cell>
              <table:table-cell office:value-type="float" office:value="30128">
                <text:p>30128</text:p>
              </table:table-cell>
              <table:table-cell office:value-type="float" office:value="10534">
                <text:p>10534</text:p>
              </table:table-cell>
              <table:table-cell office:value-type="float" office:value="0">
                <text:p>0</text:p>
              </table:table-cell>
              <table:table-cell office:value-type="float" office:value="10292">
                <text:p>1029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10">
                <text:p>18010</text:p>
              </table:table-cell>
              <table:table-cell office:value-type="float" office:value="11839">
                <text:p>11839</text:p>
              </table:table-cell>
              <table:table-cell office:value-type="float" office:value="32204">
                <text:p>32204</text:p>
              </table:table-cell>
              <table:table-cell office:value-type="float" office:value="11306">
                <text:p>11306</text:p>
              </table:table-cell>
              <table:table-cell office:value-type="float" office:value="0">
                <text:p>0</text:p>
              </table:table-cell>
              <table:table-cell office:value-type="float" office:value="10972">
                <text:p>1097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10">
                <text:p>19010</text:p>
              </table:table-cell>
              <table:table-cell office:value-type="float" office:value="12503">
                <text:p>12503</text:p>
              </table:table-cell>
              <table:table-cell office:value-type="float" office:value="34088">
                <text:p>34088</text:p>
              </table:table-cell>
              <table:table-cell office:value-type="float" office:value="12042">
                <text:p>12042</text:p>
              </table:table-cell>
              <table:table-cell office:value-type="float" office:value="0">
                <text:p>0</text:p>
              </table:table-cell>
              <table:table-cell office:value-type="float" office:value="11673">
                <text:p>1167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10">
                <text:p>20010</text:p>
              </table:table-cell>
              <table:table-cell office:value-type="float" office:value="13083">
                <text:p>13083</text:p>
              </table:table-cell>
              <table:table-cell office:value-type="float" office:value="36264">
                <text:p>36264</text:p>
              </table:table-cell>
              <table:table-cell office:value-type="float" office:value="12862">
                <text:p>12862</text:p>
              </table:table-cell>
              <table:table-cell office:value-type="float" office:value="0">
                <text:p>0</text:p>
              </table:table-cell>
              <table:table-cell office:value-type="float" office:value="12367">
                <text:p>1236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169">
                <text:p>21169</text:p>
              </table:table-cell>
              <table:table-cell office:value-type="float" office:value="13844">
                <text:p>13844</text:p>
              </table:table-cell>
              <table:table-cell office:value-type="float" office:value="38126">
                <text:p>38126</text:p>
              </table:table-cell>
              <table:table-cell office:value-type="float" office:value="13554">
                <text:p>13554</text:p>
              </table:table-cell>
              <table:table-cell office:value-type="float" office:value="0">
                <text:p>0</text:p>
              </table:table-cell>
              <table:table-cell office:value-type="float" office:value="13128">
                <text:p>1312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469">
                <text:p>22469</text:p>
              </table:table-cell>
              <table:table-cell office:value-type="float" office:value="14760">
                <text:p>14760</text:p>
              </table:table-cell>
              <table:table-cell office:value-type="float" office:value="40372">
                <text:p>40372</text:p>
              </table:table-cell>
              <table:table-cell office:value-type="float" office:value="14138">
                <text:p>14138</text:p>
              </table:table-cell>
              <table:table-cell office:value-type="float" office:value="0">
                <text:p>0</text:p>
              </table:table-cell>
              <table:table-cell office:value-type="float" office:value="13893">
                <text:p>1389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769">
                <text:p>23769</text:p>
              </table:table-cell>
              <table:table-cell office:value-type="float" office:value="15588">
                <text:p>15588</text:p>
              </table:table-cell>
              <table:table-cell office:value-type="float" office:value="42440">
                <text:p>42440</text:p>
              </table:table-cell>
              <table:table-cell office:value-type="float" office:value="14810">
                <text:p>14810</text:p>
              </table:table-cell>
              <table:table-cell office:value-type="float" office:value="0">
                <text:p>0</text:p>
              </table:table-cell>
              <table:table-cell office:value-type="float" office:value="14590">
                <text:p>1459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5069">
                <text:p>25069</text:p>
              </table:table-cell>
              <table:table-cell office:value-type="float" office:value="16460">
                <text:p>16460</text:p>
              </table:table-cell>
              <table:table-cell office:value-type="float" office:value="44486">
                <text:p>44486</text:p>
              </table:table-cell>
              <table:table-cell office:value-type="float" office:value="15438">
                <text:p>15438</text:p>
              </table:table-cell>
              <table:table-cell office:value-type="float" office:value="0">
                <text:p>0</text:p>
              </table:table-cell>
              <table:table-cell office:value-type="float" office:value="15482">
                <text:p>1548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6369">
                <text:p>26369</text:p>
              </table:table-cell>
              <table:table-cell office:value-type="float" office:value="17248">
                <text:p>17248</text:p>
              </table:table-cell>
              <table:table-cell office:value-type="float" office:value="46760">
                <text:p>46760</text:p>
              </table:table-cell>
              <table:table-cell office:value-type="float" office:value="16150">
                <text:p>16150</text:p>
              </table:table-cell>
              <table:table-cell office:value-type="float" office:value="0">
                <text:p>0</text:p>
              </table:table-cell>
              <table:table-cell office:value-type="float" office:value="16184">
                <text:p>16184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7669">
                <text:p>27669</text:p>
              </table:table-cell>
              <table:table-cell office:value-type="float" office:value="18040">
                <text:p>18040</text:p>
              </table:table-cell>
              <table:table-cell office:value-type="float" office:value="49038">
                <text:p>49038</text:p>
              </table:table-cell>
              <table:table-cell office:value-type="float" office:value="16858">
                <text:p>16858</text:p>
              </table:table-cell>
              <table:table-cell office:value-type="float" office:value="0">
                <text:p>0</text:p>
              </table:table-cell>
              <table:table-cell office:value-type="float" office:value="17052">
                <text:p>1705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8969">
                <text:p>28969</text:p>
              </table:table-cell>
              <table:table-cell office:value-type="float" office:value="18860">
                <text:p>18860</text:p>
              </table:table-cell>
              <table:table-cell office:value-type="float" office:value="50800">
                <text:p>50800</text:p>
              </table:table-cell>
              <table:table-cell office:value-type="float" office:value="17538">
                <text:p>17538</text:p>
              </table:table-cell>
              <table:table-cell office:value-type="float" office:value="0">
                <text:p>0</text:p>
              </table:table-cell>
              <table:table-cell office:value-type="float" office:value="17834">
                <text:p>1783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0269">
                <text:p>30269</text:p>
              </table:table-cell>
              <table:table-cell office:value-type="float" office:value="19612">
                <text:p>19612</text:p>
              </table:table-cell>
              <table:table-cell office:value-type="float" office:value="53010">
                <text:p>53010</text:p>
              </table:table-cell>
              <table:table-cell office:value-type="float" office:value="18286">
                <text:p>18286</text:p>
              </table:table-cell>
              <table:table-cell office:value-type="float" office:value="0">
                <text:p>0</text:p>
              </table:table-cell>
              <table:table-cell office:value-type="float" office:value="18623">
                <text:p>18623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1569">
                <text:p>31569</text:p>
              </table:table-cell>
              <table:table-cell office:value-type="float" office:value="20380">
                <text:p>20380</text:p>
              </table:table-cell>
              <table:table-cell office:value-type="float" office:value="55232">
                <text:p>55232</text:p>
              </table:table-cell>
              <table:table-cell office:value-type="float" office:value="19018">
                <text:p>19018</text:p>
              </table:table-cell>
              <table:table-cell office:value-type="float" office:value="0">
                <text:p>0</text:p>
              </table:table-cell>
              <table:table-cell office:value-type="float" office:value="19494">
                <text:p>1949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2869">
                <text:p>32869</text:p>
              </table:table-cell>
              <table:table-cell office:value-type="float" office:value="21072">
                <text:p>21072</text:p>
              </table:table-cell>
              <table:table-cell office:value-type="float" office:value="57222">
                <text:p>57222</text:p>
              </table:table-cell>
              <table:table-cell office:value-type="float" office:value="19826">
                <text:p>19826</text:p>
              </table:table-cell>
              <table:table-cell office:value-type="float" office:value="0">
                <text:p>0</text:p>
              </table:table-cell>
              <table:table-cell office:value-type="float" office:value="20401">
                <text:p>204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line" chart:style-name="ch1">
        <chart:legend chart:legend-position="end" svg:x="11.886cm" svg:y="2.958cm" style:legend-expansion="high" chart:style-name="ch2"/>
        <chart:plot-area chart:style-name="ch3" table:cell-range-address="reverse_time.A1:reverse_time.G31" chart:data-source-has-labels="both" svg:x="0.319cm" svg:y="0.18cm" svg:width="11.248cm" svg:height="8.645cm">
          <chart:coordinate-region svg:x="0.94cm" svg:y="0.379cm" svg:width="10.627cm" svg:height="7.392cm"/>
          <chart:axis chart:dimension="x" chart:name="primary-x" chart:style-name="ch4" chartooo:axis-type="auto">
            <chartooo:date-scale/>
            <chart:categories table:cell-range-address="reverse_time.A2:reverse_time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verse_time.B2:reverse_time.B31" chart:label-cell-address="reverse_time.B1:reverse_time.B1" chart:class="chart:line">
            <chart:data-point chart:repeated="30"/>
          </chart:series>
          <chart:series chart:style-name="ch7" chart:values-cell-range-address="reverse_time.C2:reverse_time.C31" chart:label-cell-address="reverse_time.C1:reverse_time.C1" chart:class="chart:line">
            <chart:data-point chart:repeated="30"/>
          </chart:series>
          <chart:series chart:style-name="ch8" chart:values-cell-range-address="reverse_time.D2:reverse_time.D31" chart:label-cell-address="reverse_time.D1:reverse_time.D1" chart:class="chart:line">
            <chart:data-point chart:repeated="30"/>
          </chart:series>
          <chart:series chart:style-name="ch9" chart:values-cell-range-address="reverse_time.E2:reverse_time.E31" chart:label-cell-address="reverse_time.E1:reverse_time.E1" chart:class="chart:line">
            <chart:data-point chart:repeated="30"/>
          </chart:series>
          <chart:series chart:style-name="ch10" chart:values-cell-range-address="reverse_time.F2:reverse_time.F31" chart:label-cell-address="reverse_time.F1:reverse_time.F1" chart:class="chart:line">
            <chart:data-point chart:repeated="30"/>
          </chart:series>
          <chart:series chart:style-name="ch11" chart:values-cell-range-address="reverse_time.G2:reverse_time.G31" chart:label-cell-address="reverse_time.G1:reverse_time.G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_time_ms</text:p>
                <draw:g>
                  <svg:desc>reverse_time.B1:reverse_time.B1</svg:desc>
                </draw:g>
              </table:table-cell>
              <table:table-cell office:value-type="string">
                <text:p>MS_time_ms</text:p>
                <draw:g>
                  <svg:desc>reverse_time.C1:reverse_time.C1</svg:desc>
                </draw:g>
              </table:table-cell>
              <table:table-cell office:value-type="string">
                <text:p>TSQS_time_ms</text:p>
                <draw:g>
                  <svg:desc>reverse_time.D1:reverse_time.D1</svg:desc>
                </draw:g>
              </table:table-cell>
              <table:table-cell office:value-type="string">
                <text:p>LCPMS_time_ms</text:p>
                <draw:g>
                  <svg:desc>reverse_time.E1:reverse_time.E1</svg:desc>
                </draw:g>
              </table:table-cell>
              <table:table-cell office:value-type="string">
                <text:p>MSD_time_ms</text:p>
                <draw:g>
                  <svg:desc>reverse_time.F1:reverse_time.F1</svg:desc>
                </draw:g>
              </table:table-cell>
              <table:table-cell office:value-type="string">
                <text:p>MSDQS_time_ms</text:p>
                <draw:g>
                  <svg:desc>reverse_time.G1:reverse_time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verse_time.A2:reverse_time.A31</svg:desc>
                </draw:g>
              </table:table-cell>
              <table:table-cell office:value-type="float" office:value="0.018594">
                <text:p>0.018594</text:p>
                <draw:g>
                  <svg:desc>reverse_time.B2:reverse_time.B31</svg:desc>
                </draw:g>
              </table:table-cell>
              <table:table-cell office:value-type="float" office:value="0.071173">
                <text:p>0.071173</text:p>
                <draw:g>
                  <svg:desc>reverse_time.C2:reverse_time.C31</svg:desc>
                </draw:g>
              </table:table-cell>
              <table:table-cell office:value-type="float" office:value="0.380568">
                <text:p>0.380568</text:p>
                <draw:g>
                  <svg:desc>reverse_time.D2:reverse_time.D31</svg:desc>
                </draw:g>
              </table:table-cell>
              <table:table-cell office:value-type="float" office:value="0.281674">
                <text:p>0.281674</text:p>
                <draw:g>
                  <svg:desc>reverse_time.E2:reverse_time.E31</svg:desc>
                </draw:g>
              </table:table-cell>
              <table:table-cell office:value-type="float" office:value="0.068368">
                <text:p>0.068368</text:p>
                <draw:g>
                  <svg:desc>reverse_time.F2:reverse_time.F31</svg:desc>
                </draw:g>
              </table:table-cell>
              <table:table-cell office:value-type="float" office:value="0.018254">
                <text:p>0.018254</text:p>
                <draw:g>
                  <svg:desc>reverse_time.G2:reverse_time.G3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9013">
                <text:p>0.039013</text:p>
              </table:table-cell>
              <table:table-cell office:value-type="float" office:value="0.158315">
                <text:p>0.158315</text:p>
              </table:table-cell>
              <table:table-cell office:value-type="float" office:value="0.842258">
                <text:p>0.842258</text:p>
              </table:table-cell>
              <table:table-cell office:value-type="float" office:value="0.629652">
                <text:p>0.629652</text:p>
              </table:table-cell>
              <table:table-cell office:value-type="float" office:value="0.157934">
                <text:p>0.157934</text:p>
              </table:table-cell>
              <table:table-cell office:value-type="float" office:value="0.042829">
                <text:p>0.04282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58569">
                <text:p>0.058569</text:p>
              </table:table-cell>
              <table:table-cell office:value-type="float" office:value="0.259803">
                <text:p>0.259803</text:p>
              </table:table-cell>
              <table:table-cell office:value-type="float" office:value="1.38223">
                <text:p>1.38223</text:p>
              </table:table-cell>
              <table:table-cell office:value-type="float" office:value="1.04463">
                <text:p>1.04463</text:p>
              </table:table-cell>
              <table:table-cell office:value-type="float" office:value="0.200824">
                <text:p>0.200824</text:p>
              </table:table-cell>
              <table:table-cell office:value-type="float" office:value="0.080821">
                <text:p>0.0808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2955">
                <text:p>0.082955</text:p>
              </table:table-cell>
              <table:table-cell office:value-type="float" office:value="0.363637">
                <text:p>0.363637</text:p>
              </table:table-cell>
              <table:table-cell office:value-type="float" office:value="1.83727">
                <text:p>1.83727</text:p>
              </table:table-cell>
              <table:table-cell office:value-type="float" office:value="1.37964">
                <text:p>1.37964</text:p>
              </table:table-cell>
              <table:table-cell office:value-type="float" office:value="0.25277">
                <text:p>0.25277</text:p>
              </table:table-cell>
              <table:table-cell office:value-type="float" office:value="0.111508">
                <text:p>0.1115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7812">
                <text:p>0.097812</text:p>
              </table:table-cell>
              <table:table-cell office:value-type="float" office:value="0.473972">
                <text:p>0.473972</text:p>
              </table:table-cell>
              <table:table-cell office:value-type="float" office:value="2.31426">
                <text:p>2.31426</text:p>
              </table:table-cell>
              <table:table-cell office:value-type="float" office:value="1.72709">
                <text:p>1.72709</text:p>
              </table:table-cell>
              <table:table-cell office:value-type="float" office:value="0.332198">
                <text:p>0.332198</text:p>
              </table:table-cell>
              <table:table-cell office:value-type="float" office:value="0.151743">
                <text:p>0.15174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124121">
                <text:p>0.124121</text:p>
              </table:table-cell>
              <table:table-cell office:value-type="float" office:value="0.577153">
                <text:p>0.577153</text:p>
              </table:table-cell>
              <table:table-cell office:value-type="float" office:value="3.07515">
                <text:p>3.07515</text:p>
              </table:table-cell>
              <table:table-cell office:value-type="float" office:value="2.47295">
                <text:p>2.47295</text:p>
              </table:table-cell>
              <table:table-cell office:value-type="float" office:value="0.389464">
                <text:p>0.389464</text:p>
              </table:table-cell>
              <table:table-cell office:value-type="float" office:value="0.178913">
                <text:p>0.17891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151401">
                <text:p>0.151401</text:p>
              </table:table-cell>
              <table:table-cell office:value-type="float" office:value="1.55161">
                <text:p>1.55161</text:p>
              </table:table-cell>
              <table:table-cell office:value-type="float" office:value="3.6363">
                <text:p>3.6363</text:p>
              </table:table-cell>
              <table:table-cell office:value-type="float" office:value="2.85737">
                <text:p>2.85737</text:p>
              </table:table-cell>
              <table:table-cell office:value-type="float" office:value="0.449516">
                <text:p>0.449516</text:p>
              </table:table-cell>
              <table:table-cell office:value-type="float" office:value="0.219849">
                <text:p>0.2198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7729">
                <text:p>0.17729</text:p>
              </table:table-cell>
              <table:table-cell office:value-type="float" office:value="0.799587">
                <text:p>0.799587</text:p>
              </table:table-cell>
              <table:table-cell office:value-type="float" office:value="4.09205">
                <text:p>4.09205</text:p>
              </table:table-cell>
              <table:table-cell office:value-type="float" office:value="3.25643">
                <text:p>3.25643</text:p>
              </table:table-cell>
              <table:table-cell office:value-type="float" office:value="0.486966">
                <text:p>0.486966</text:p>
              </table:table-cell>
              <table:table-cell office:value-type="float" office:value="0.243724">
                <text:p>0.24372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92287">
                <text:p>0.192287</text:p>
              </table:table-cell>
              <table:table-cell office:value-type="float" office:value="0.906356">
                <text:p>0.906356</text:p>
              </table:table-cell>
              <table:table-cell office:value-type="float" office:value="4.80694">
                <text:p>4.80694</text:p>
              </table:table-cell>
              <table:table-cell office:value-type="float" office:value="3.6648">
                <text:p>3.6648</text:p>
              </table:table-cell>
              <table:table-cell office:value-type="float" office:value="0.56959">
                <text:p>0.56959</text:p>
              </table:table-cell>
              <table:table-cell office:value-type="float" office:value="0.275172">
                <text:p>0.2751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07847">
                <text:p>0.207847</text:p>
              </table:table-cell>
              <table:table-cell office:value-type="float" office:value="1.05232">
                <text:p>1.05232</text:p>
              </table:table-cell>
              <table:table-cell office:value-type="float" office:value="5.23632">
                <text:p>5.23632</text:p>
              </table:table-cell>
              <table:table-cell office:value-type="float" office:value="3.99046">
                <text:p>3.99046</text:p>
              </table:table-cell>
              <table:table-cell office:value-type="float" office:value="0.608742">
                <text:p>0.608742</text:p>
              </table:table-cell>
              <table:table-cell office:value-type="float" office:value="0.314295">
                <text:p>0.31429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249425">
                <text:p>0.249425</text:p>
              </table:table-cell>
              <table:table-cell office:value-type="float" office:value="1.17005">
                <text:p>1.17005</text:p>
              </table:table-cell>
              <table:table-cell office:value-type="float" office:value="7.14141">
                <text:p>7.14141</text:p>
              </table:table-cell>
              <table:table-cell office:value-type="float" office:value="5.18841">
                <text:p>5.18841</text:p>
              </table:table-cell>
              <table:table-cell office:value-type="float" office:value="0.728104">
                <text:p>0.728104</text:p>
              </table:table-cell>
              <table:table-cell office:value-type="float" office:value="0.364999">
                <text:p>0.3649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272908">
                <text:p>0.272908</text:p>
              </table:table-cell>
              <table:table-cell office:value-type="float" office:value="1.2937">
                <text:p>1.2937</text:p>
              </table:table-cell>
              <table:table-cell office:value-type="float" office:value="6.99303">
                <text:p>6.99303</text:p>
              </table:table-cell>
              <table:table-cell office:value-type="float" office:value="5.82873">
                <text:p>5.82873</text:p>
              </table:table-cell>
              <table:table-cell office:value-type="float" office:value="0.763461">
                <text:p>0.763461</text:p>
              </table:table-cell>
              <table:table-cell office:value-type="float" office:value="0.395005">
                <text:p>0.39500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9559">
                <text:p>0.29559</text:p>
              </table:table-cell>
              <table:table-cell office:value-type="float" office:value="1.41946">
                <text:p>1.41946</text:p>
              </table:table-cell>
              <table:table-cell office:value-type="float" office:value="9.12787">
                <text:p>9.12787</text:p>
              </table:table-cell>
              <table:table-cell office:value-type="float" office:value="6.1142">
                <text:p>6.1142</text:p>
              </table:table-cell>
              <table:table-cell office:value-type="float" office:value="0.860691">
                <text:p>0.860691</text:p>
              </table:table-cell>
              <table:table-cell office:value-type="float" office:value="0.438986">
                <text:p>0.43898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346835">
                <text:p>0.346835</text:p>
              </table:table-cell>
              <table:table-cell office:value-type="float" office:value="1.56769">
                <text:p>1.56769</text:p>
              </table:table-cell>
              <table:table-cell office:value-type="float" office:value="8.60724">
                <text:p>8.60724</text:p>
              </table:table-cell>
              <table:table-cell office:value-type="float" office:value="6.81952">
                <text:p>6.81952</text:p>
              </table:table-cell>
              <table:table-cell office:value-type="float" office:value="0.985032">
                <text:p>0.985032</text:p>
              </table:table-cell>
              <table:table-cell office:value-type="float" office:value="0.482778">
                <text:p>0.4827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357796">
                <text:p>0.357796</text:p>
              </table:table-cell>
              <table:table-cell office:value-type="float" office:value="1.65719">
                <text:p>1.65719</text:p>
              </table:table-cell>
              <table:table-cell office:value-type="float" office:value="9.11532">
                <text:p>9.11532</text:p>
              </table:table-cell>
              <table:table-cell office:value-type="float" office:value="7.11078">
                <text:p>7.11078</text:p>
              </table:table-cell>
              <table:table-cell office:value-type="float" office:value="1.00731">
                <text:p>1.00731</text:p>
              </table:table-cell>
              <table:table-cell office:value-type="float" office:value="0.527451">
                <text:p>0.52745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89465">
                <text:p>0.389465</text:p>
              </table:table-cell>
              <table:table-cell office:value-type="float" office:value="1.82111">
                <text:p>1.82111</text:p>
              </table:table-cell>
              <table:table-cell office:value-type="float" office:value="9.82394">
                <text:p>9.82394</text:p>
              </table:table-cell>
              <table:table-cell office:value-type="float" office:value="7.5221">
                <text:p>7.5221</text:p>
              </table:table-cell>
              <table:table-cell office:value-type="float" office:value="1.12183">
                <text:p>1.12183</text:p>
              </table:table-cell>
              <table:table-cell office:value-type="float" office:value="0.55355">
                <text:p>0.5535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492076">
                <text:p>0.492076</text:p>
              </table:table-cell>
              <table:table-cell office:value-type="float" office:value="2.60232">
                <text:p>2.60232</text:p>
              </table:table-cell>
              <table:table-cell office:value-type="float" office:value="11.2438">
                <text:p>11.2438</text:p>
              </table:table-cell>
              <table:table-cell office:value-type="float" office:value="8.29663">
                <text:p>8.29663</text:p>
              </table:table-cell>
              <table:table-cell office:value-type="float" office:value="1.20124">
                <text:p>1.20124</text:p>
              </table:table-cell>
              <table:table-cell office:value-type="float" office:value="0.598704">
                <text:p>0.59870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408861">
                <text:p>0.408861</text:p>
              </table:table-cell>
              <table:table-cell office:value-type="float" office:value="2.02028">
                <text:p>2.02028</text:p>
              </table:table-cell>
              <table:table-cell office:value-type="float" office:value="10.5238">
                <text:p>10.5238</text:p>
              </table:table-cell>
              <table:table-cell office:value-type="float" office:value="7.86029">
                <text:p>7.86029</text:p>
              </table:table-cell>
              <table:table-cell office:value-type="float" office:value="1.22516">
                <text:p>1.22516</text:p>
              </table:table-cell>
              <table:table-cell office:value-type="float" office:value="0.600838">
                <text:p>0.60083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43541">
                <text:p>0.43541</text:p>
              </table:table-cell>
              <table:table-cell office:value-type="float" office:value="2.24259">
                <text:p>2.24259</text:p>
              </table:table-cell>
              <table:table-cell office:value-type="float" office:value="11.1787">
                <text:p>11.1787</text:p>
              </table:table-cell>
              <table:table-cell office:value-type="float" office:value="8.23354">
                <text:p>8.23354</text:p>
              </table:table-cell>
              <table:table-cell office:value-type="float" office:value="1.28404">
                <text:p>1.28404</text:p>
              </table:table-cell>
              <table:table-cell office:value-type="float" office:value="0.62892">
                <text:p>0.628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42153">
                <text:p>0.442153</text:p>
              </table:table-cell>
              <table:table-cell office:value-type="float" office:value="3.05123">
                <text:p>3.05123</text:p>
              </table:table-cell>
              <table:table-cell office:value-type="float" office:value="11.6431">
                <text:p>11.6431</text:p>
              </table:table-cell>
              <table:table-cell office:value-type="float" office:value="8.78859">
                <text:p>8.78859</text:p>
              </table:table-cell>
              <table:table-cell office:value-type="float" office:value="1.36957">
                <text:p>1.36957</text:p>
              </table:table-cell>
              <table:table-cell office:value-type="float" office:value="0.665118">
                <text:p>0.66511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476757">
                <text:p>0.476757</text:p>
              </table:table-cell>
              <table:table-cell office:value-type="float" office:value="2.59549">
                <text:p>2.59549</text:p>
              </table:table-cell>
              <table:table-cell office:value-type="float" office:value="12.9838">
                <text:p>12.9838</text:p>
              </table:table-cell>
              <table:table-cell office:value-type="float" office:value="10.2321">
                <text:p>10.2321</text:p>
              </table:table-cell>
              <table:table-cell office:value-type="float" office:value="1.40796">
                <text:p>1.40796</text:p>
              </table:table-cell>
              <table:table-cell office:value-type="float" office:value="0.704611">
                <text:p>0.70461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98277">
                <text:p>0.498277</text:p>
              </table:table-cell>
              <table:table-cell office:value-type="float" office:value="2.81275">
                <text:p>2.81275</text:p>
              </table:table-cell>
              <table:table-cell office:value-type="float" office:value="14.0884">
                <text:p>14.0884</text:p>
              </table:table-cell>
              <table:table-cell office:value-type="float" office:value="11.0249">
                <text:p>11.0249</text:p>
              </table:table-cell>
              <table:table-cell office:value-type="float" office:value="1.57714">
                <text:p>1.57714</text:p>
              </table:table-cell>
              <table:table-cell office:value-type="float" office:value="0.733234">
                <text:p>0.73323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554692">
                <text:p>0.554692</text:p>
              </table:table-cell>
              <table:table-cell office:value-type="float" office:value="2.7772">
                <text:p>2.7772</text:p>
              </table:table-cell>
              <table:table-cell office:value-type="float" office:value="14.3446">
                <text:p>14.3446</text:p>
              </table:table-cell>
              <table:table-cell office:value-type="float" office:value="11.4884">
                <text:p>11.4884</text:p>
              </table:table-cell>
              <table:table-cell office:value-type="float" office:value="1.60182">
                <text:p>1.60182</text:p>
              </table:table-cell>
              <table:table-cell office:value-type="float" office:value="0.771956">
                <text:p>0.77195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591109">
                <text:p>0.591109</text:p>
              </table:table-cell>
              <table:table-cell office:value-type="float" office:value="3.02375">
                <text:p>3.02375</text:p>
              </table:table-cell>
              <table:table-cell office:value-type="float" office:value="15.1108">
                <text:p>15.1108</text:p>
              </table:table-cell>
              <table:table-cell office:value-type="float" office:value="12.0345">
                <text:p>12.0345</text:p>
              </table:table-cell>
              <table:table-cell office:value-type="float" office:value="1.69902">
                <text:p>1.69902</text:p>
              </table:table-cell>
              <table:table-cell office:value-type="float" office:value="0.796873">
                <text:p>0.79687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624182">
                <text:p>0.624182</text:p>
              </table:table-cell>
              <table:table-cell office:value-type="float" office:value="3.24964">
                <text:p>3.24964</text:p>
              </table:table-cell>
              <table:table-cell office:value-type="float" office:value="18.0467">
                <text:p>18.0467</text:p>
              </table:table-cell>
              <table:table-cell office:value-type="float" office:value="12.5243">
                <text:p>12.5243</text:p>
              </table:table-cell>
              <table:table-cell office:value-type="float" office:value="1.85295">
                <text:p>1.85295</text:p>
              </table:table-cell>
              <table:table-cell office:value-type="float" office:value="0.844631">
                <text:p>0.84463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647575">
                <text:p>0.647575</text:p>
              </table:table-cell>
              <table:table-cell office:value-type="float" office:value="3.30985">
                <text:p>3.30985</text:p>
              </table:table-cell>
              <table:table-cell office:value-type="float" office:value="16.4811">
                <text:p>16.4811</text:p>
              </table:table-cell>
              <table:table-cell office:value-type="float" office:value="12.8587">
                <text:p>12.8587</text:p>
              </table:table-cell>
              <table:table-cell office:value-type="float" office:value="1.89214">
                <text:p>1.89214</text:p>
              </table:table-cell>
              <table:table-cell office:value-type="float" office:value="0.889345">
                <text:p>0.88934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671479">
                <text:p>0.671479</text:p>
              </table:table-cell>
              <table:table-cell office:value-type="float" office:value="3.51493">
                <text:p>3.51493</text:p>
              </table:table-cell>
              <table:table-cell office:value-type="float" office:value="17.9474">
                <text:p>17.9474</text:p>
              </table:table-cell>
              <table:table-cell office:value-type="float" office:value="13.4846">
                <text:p>13.4846</text:p>
              </table:table-cell>
              <table:table-cell office:value-type="float" office:value="2.09542">
                <text:p>2.09542</text:p>
              </table:table-cell>
              <table:table-cell office:value-type="float" office:value="0.926043">
                <text:p>0.92604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728735">
                <text:p>0.728735</text:p>
              </table:table-cell>
              <table:table-cell office:value-type="float" office:value="3.71926">
                <text:p>3.71926</text:p>
              </table:table-cell>
              <table:table-cell office:value-type="float" office:value="17.969">
                <text:p>17.969</text:p>
              </table:table-cell>
              <table:table-cell office:value-type="float" office:value="13.7898">
                <text:p>13.7898</text:p>
              </table:table-cell>
              <table:table-cell office:value-type="float" office:value="2.06206">
                <text:p>2.06206</text:p>
              </table:table-cell>
              <table:table-cell office:value-type="float" office:value="0.962361">
                <text:p>0.96236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745838">
                <text:p>0.745838</text:p>
              </table:table-cell>
              <table:table-cell office:value-type="float" office:value="3.78234">
                <text:p>3.78234</text:p>
              </table:table-cell>
              <table:table-cell office:value-type="float" office:value="18.9492">
                <text:p>18.9492</text:p>
              </table:table-cell>
              <table:table-cell office:value-type="float" office:value="14.2911">
                <text:p>14.2911</text:p>
              </table:table-cell>
              <table:table-cell office:value-type="float" office:value="2.20795">
                <text:p>2.20795</text:p>
              </table:table-cell>
              <table:table-cell office:value-type="float" office:value="0.998678">
                <text:p>0.99867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786644">
                <text:p>0.786644</text:p>
              </table:table-cell>
              <table:table-cell office:value-type="float" office:value="4.03583">
                <text:p>4.03583</text:p>
              </table:table-cell>
              <table:table-cell office:value-type="float" office:value="19.7079">
                <text:p>19.7079</text:p>
              </table:table-cell>
              <table:table-cell office:value-type="float" office:value="14.6747">
                <text:p>14.6747</text:p>
              </table:table-cell>
              <table:table-cell office:value-type="float" office:value="2.2984">
                <text:p>2.2984</text:p>
              </table:table-cell>
              <table:table-cell office:value-type="float" office:value="1.04073">
                <text:p>1.04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95cm" svg:y="2.956cm" style:legend-expansion="high" chart:style-name="ch2"/>
        <chart:plot-area chart:style-name="ch3" table:cell-range-address="reverse_comp.A1:reverse_comp.G31" chart:data-source-has-labels="both" svg:x="0.32cm" svg:y="0.18cm" svg:width="11.555cm" svg:height="8.64cm">
          <chart:coordinate-region svg:x="1.524cm" svg:y="0.379cm" svg:width="10.351cm" svg:height="7.387cm"/>
          <chart:axis chart:dimension="x" chart:name="primary-x" chart:style-name="ch4" chartooo:axis-type="auto">
            <chartooo:date-scale/>
            <chart:categories table:cell-range-address="reverse_comp.A2:reverse_comp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verse_comp.B2:reverse_comp.B31" chart:label-cell-address="reverse_comp.B1:reverse_comp.B1" chart:class="chart:line">
            <chart:data-point chart:repeated="30"/>
          </chart:series>
          <chart:series chart:style-name="ch7" chart:values-cell-range-address="reverse_comp.C2:reverse_comp.C31" chart:label-cell-address="reverse_comp.C1:reverse_comp.C1" chart:class="chart:line">
            <chart:data-point chart:repeated="30"/>
          </chart:series>
          <chart:series chart:style-name="ch8" chart:values-cell-range-address="reverse_comp.D2:reverse_comp.D31" chart:label-cell-address="reverse_comp.D1:reverse_comp.D1" chart:class="chart:line">
            <chart:data-point chart:repeated="30"/>
          </chart:series>
          <chart:series chart:style-name="ch9" chart:values-cell-range-address="reverse_comp.E2:reverse_comp.E31" chart:label-cell-address="reverse_comp.E1:reverse_comp.E1" chart:class="chart:line">
            <chart:data-point chart:repeated="30"/>
          </chart:series>
          <chart:series chart:style-name="ch10" chart:values-cell-range-address="reverse_comp.F2:reverse_comp.F31" chart:label-cell-address="reverse_comp.F1:reverse_comp.F1" chart:class="chart:line">
            <chart:data-point chart:repeated="30"/>
          </chart:series>
          <chart:series chart:style-name="ch11" chart:values-cell-range-address="reverse_comp.G2:reverse_comp.G31" chart:label-cell-address="reverse_comp.G1:reverse_comp.G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S_comps</text:p>
                <draw:g>
                  <svg:desc>reverse_comp.B1:reverse_comp.B1</svg:desc>
                </draw:g>
              </table:table-cell>
              <table:table-cell office:value-type="string">
                <text:p>MS_comps</text:p>
                <draw:g>
                  <svg:desc>reverse_comp.C1:reverse_comp.C1</svg:desc>
                </draw:g>
              </table:table-cell>
              <table:table-cell office:value-type="string">
                <text:p>TSQS_comps</text:p>
                <draw:g>
                  <svg:desc>reverse_comp.D1:reverse_comp.D1</svg:desc>
                </draw:g>
              </table:table-cell>
              <table:table-cell office:value-type="string">
                <text:p>LCPMS_comps</text:p>
                <draw:g>
                  <svg:desc>reverse_comp.E1:reverse_comp.E1</svg:desc>
                </draw:g>
              </table:table-cell>
              <table:table-cell office:value-type="string">
                <text:p>MSD_comps</text:p>
                <draw:g>
                  <svg:desc>reverse_comp.F1:reverse_comp.F1</svg:desc>
                </draw:g>
              </table:table-cell>
              <table:table-cell office:value-type="string">
                <text:p>MSDQS_comps</text:p>
                <draw:g>
                  <svg:desc>reverse_comp.G1:reverse_comp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verse_comp.A2:reverse_comp.A31</svg:desc>
                </draw:g>
              </table:table-cell>
              <table:table-cell office:value-type="float" office:value="610">
                <text:p>610</text:p>
                <draw:g>
                  <svg:desc>reverse_comp.B2:reverse_comp.B31</svg:desc>
                </draw:g>
              </table:table-cell>
              <table:table-cell office:value-type="float" office:value="316">
                <text:p>316</text:p>
                <draw:g>
                  <svg:desc>reverse_comp.C2:reverse_comp.C31</svg:desc>
                </draw:g>
              </table:table-cell>
              <table:table-cell office:value-type="float" office:value="1090">
                <text:p>1090</text:p>
                <draw:g>
                  <svg:desc>reverse_comp.D2:reverse_comp.D31</svg:desc>
                </draw:g>
              </table:table-cell>
              <table:table-cell office:value-type="float" office:value="356">
                <text:p>356</text:p>
                <draw:g>
                  <svg:desc>reverse_comp.E2:reverse_comp.E31</svg:desc>
                </draw:g>
              </table:table-cell>
              <table:table-cell office:value-type="float" office:value="0">
                <text:p>0</text:p>
                <draw:g>
                  <svg:desc>reverse_comp.F2:reverse_comp.F31</svg:desc>
                </draw:g>
              </table:table-cell>
              <table:table-cell office:value-type="float" office:value="610">
                <text:p>610</text:p>
                <draw:g>
                  <svg:desc>reverse_comp.G2:reverse_comp.G3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12">
                <text:p>1412</text:p>
              </table:table-cell>
              <table:table-cell office:value-type="float" office:value="732">
                <text:p>732</text:p>
              </table:table-cell>
              <table:table-cell office:value-type="float" office:value="2504">
                <text:p>2504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50">
                <text:p>2250</text:p>
              </table:table-cell>
              <table:table-cell office:value-type="float" office:value="1180">
                <text:p>1180</text:p>
              </table:table-cell>
              <table:table-cell office:value-type="float" office:value="4070">
                <text:p>4070</text:p>
              </table:table-cell>
              <table:table-cell office:value-type="float" office:value="1308">
                <text:p>1308</text:p>
              </table:table-cell>
              <table:table-cell office:value-type="float" office:value="0">
                <text:p>0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14">
                <text:p>3214</text:p>
              </table:table-cell>
              <table:table-cell office:value-type="float" office:value="1664">
                <text:p>1664</text:p>
              </table:table-cell>
              <table:table-cell office:value-type="float" office:value="5632">
                <text:p>5632</text:p>
              </table:table-cell>
              <table:table-cell office:value-type="float" office:value="1824">
                <text:p>1824</text:p>
              </table:table-cell>
              <table:table-cell office:value-type="float" office:value="0">
                <text:p>0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014">
                <text:p>4014</text:p>
              </table:table-cell>
              <table:table-cell office:value-type="float" office:value="2216">
                <text:p>2216</text:p>
              </table:table-cell>
              <table:table-cell office:value-type="float" office:value="7390">
                <text:p>7390</text:p>
              </table:table-cell>
              <table:table-cell office:value-type="float" office:value="2272">
                <text:p>2272</text:p>
              </table:table-cell>
              <table:table-cell office:value-type="float" office:value="0">
                <text:p>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084">
                <text:p>5084</text:p>
              </table:table-cell>
              <table:table-cell office:value-type="float" office:value="2660">
                <text:p>2660</text:p>
              </table:table-cell>
              <table:table-cell office:value-type="float" office:value="8912">
                <text:p>8912</text:p>
              </table:table-cell>
              <table:table-cell office:value-type="float" office:value="2916">
                <text:p>2916</text:p>
              </table:table-cell>
              <table:table-cell office:value-type="float" office:value="0">
                <text:p>0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6184">
                <text:p>6184</text:p>
              </table:table-cell>
              <table:table-cell office:value-type="float" office:value="3172">
                <text:p>3172</text:p>
              </table:table-cell>
              <table:table-cell office:value-type="float" office:value="10856">
                <text:p>10856</text:p>
              </table:table-cell>
              <table:table-cell office:value-type="float" office:value="3504">
                <text:p>3504</text:p>
              </table:table-cell>
              <table:table-cell office:value-type="float" office:value="0">
                <text:p>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216">
                <text:p>7216</text:p>
              </table:table-cell>
              <table:table-cell office:value-type="float" office:value="3728">
                <text:p>3728</text:p>
              </table:table-cell>
              <table:table-cell office:value-type="float" office:value="12566">
                <text:p>12566</text:p>
              </table:table-cell>
              <table:table-cell office:value-type="float" office:value="4048">
                <text:p>4048</text:p>
              </table:table-cell>
              <table:table-cell office:value-type="float" office:value="0">
                <text:p>0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116">
                <text:p>8116</text:p>
              </table:table-cell>
              <table:table-cell office:value-type="float" office:value="4304">
                <text:p>4304</text:p>
              </table:table-cell>
              <table:table-cell office:value-type="float" office:value="14450">
                <text:p>14450</text:p>
              </table:table-cell>
              <table:table-cell office:value-type="float" office:value="4572">
                <text:p>4572</text:p>
              </table:table-cell>
              <table:table-cell office:value-type="float" office:value="0">
                <text:p>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016">
                <text:p>9016</text:p>
              </table:table-cell>
              <table:table-cell office:value-type="float" office:value="4932">
                <text:p>4932</text:p>
              </table:table-cell>
              <table:table-cell office:value-type="float" office:value="16280">
                <text:p>16280</text:p>
              </table:table-cell>
              <table:table-cell office:value-type="float" office:value="5044">
                <text:p>5044</text:p>
              </table:table-cell>
              <table:table-cell office:value-type="float" office:value="0">
                <text:p>0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150">
                <text:p>10150</text:p>
              </table:table-cell>
              <table:table-cell office:value-type="float" office:value="5420">
                <text:p>5420</text:p>
              </table:table-cell>
              <table:table-cell office:value-type="float" office:value="18182">
                <text:p>18182</text:p>
              </table:table-cell>
              <table:table-cell office:value-type="float" office:value="5732">
                <text:p>5732</text:p>
              </table:table-cell>
              <table:table-cell office:value-type="float" office:value="0">
                <text:p>0</text:p>
              </table:table-cell>
              <table:table-cell office:value-type="float" office:value="6082">
                <text:p>608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350">
                <text:p>11350</text:p>
              </table:table-cell>
              <table:table-cell office:value-type="float" office:value="5920">
                <text:p>5920</text:p>
              </table:table-cell>
              <table:table-cell office:value-type="float" office:value="20264">
                <text:p>20264</text:p>
              </table:table-cell>
              <table:table-cell office:value-type="float" office:value="6432">
                <text:p>6432</text:p>
              </table:table-cell>
              <table:table-cell office:value-type="float" office:value="0">
                <text:p>0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2550">
                <text:p>12550</text:p>
              </table:table-cell>
              <table:table-cell office:value-type="float" office:value="6480">
                <text:p>6480</text:p>
              </table:table-cell>
              <table:table-cell office:value-type="float" office:value="22016">
                <text:p>22016</text:p>
              </table:table-cell>
              <table:table-cell office:value-type="float" office:value="7072">
                <text:p>7072</text:p>
              </table:table-cell>
              <table:table-cell office:value-type="float" office:value="0">
                <text:p>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3750">
                <text:p>13750</text:p>
              </table:table-cell>
              <table:table-cell office:value-type="float" office:value="7044">
                <text:p>7044</text:p>
              </table:table-cell>
              <table:table-cell office:value-type="float" office:value="23942">
                <text:p>23942</text:p>
              </table:table-cell>
              <table:table-cell office:value-type="float" office:value="7708">
                <text:p>7708</text:p>
              </table:table-cell>
              <table:table-cell office:value-type="float" office:value="0">
                <text:p>0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4950">
                <text:p>14950</text:p>
              </table:table-cell>
              <table:table-cell office:value-type="float" office:value="7664">
                <text:p>7664</text:p>
              </table:table-cell>
              <table:table-cell office:value-type="float" office:value="26030">
                <text:p>26030</text:p>
              </table:table-cell>
              <table:table-cell office:value-type="float" office:value="8288">
                <text:p>8288</text:p>
              </table:table-cell>
              <table:table-cell office:value-type="float" office:value="0">
                <text:p>0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18">
                <text:p>16018</text:p>
              </table:table-cell>
              <table:table-cell office:value-type="float" office:value="8256">
                <text:p>8256</text:p>
              </table:table-cell>
              <table:table-cell office:value-type="float" office:value="28096">
                <text:p>28096</text:p>
              </table:table-cell>
              <table:table-cell office:value-type="float" office:value="8896">
                <text:p>8896</text:p>
              </table:table-cell>
              <table:table-cell office:value-type="float" office:value="0">
                <text:p>0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18">
                <text:p>17018</text:p>
              </table:table-cell>
              <table:table-cell office:value-type="float" office:value="8836">
                <text:p>8836</text:p>
              </table:table-cell>
              <table:table-cell office:value-type="float" office:value="30054">
                <text:p>30054</text:p>
              </table:table-cell>
              <table:table-cell office:value-type="float" office:value="9516">
                <text:p>9516</text:p>
              </table:table-cell>
              <table:table-cell office:value-type="float" office:value="0">
                <text:p>0</text:p>
              </table:table-cell>
              <table:table-cell office:value-type="float" office:value="10368">
                <text:p>103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18">
                <text:p>18018</text:p>
              </table:table-cell>
              <table:table-cell office:value-type="float" office:value="9508">
                <text:p>9508</text:p>
              </table:table-cell>
              <table:table-cell office:value-type="float" office:value="31996">
                <text:p>31996</text:p>
              </table:table-cell>
              <table:table-cell office:value-type="float" office:value="10044">
                <text:p>10044</text:p>
              </table:table-cell>
              <table:table-cell office:value-type="float" office:value="0">
                <text:p>0</text:p>
              </table:table-cell>
              <table:table-cell office:value-type="float" office:value="11068">
                <text:p>1106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18">
                <text:p>19018</text:p>
              </table:table-cell>
              <table:table-cell office:value-type="float" office:value="10144">
                <text:p>10144</text:p>
              </table:table-cell>
              <table:table-cell office:value-type="float" office:value="34112">
                <text:p>34112</text:p>
              </table:table-cell>
              <table:table-cell office:value-type="float" office:value="10608">
                <text:p>10608</text:p>
              </table:table-cell>
              <table:table-cell office:value-type="float" office:value="0">
                <text:p>0</text:p>
              </table:table-cell>
              <table:table-cell office:value-type="float" office:value="11746">
                <text:p>1174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18">
                <text:p>20018</text:p>
              </table:table-cell>
              <table:table-cell office:value-type="float" office:value="10864">
                <text:p>10864</text:p>
              </table:table-cell>
              <table:table-cell office:value-type="float" office:value="36158">
                <text:p>36158</text:p>
              </table:table-cell>
              <table:table-cell office:value-type="float" office:value="11088">
                <text:p>11088</text:p>
              </table:table-cell>
              <table:table-cell office:value-type="float" office:value="0">
                <text:p>0</text:p>
              </table:table-cell>
              <table:table-cell office:value-type="float" office:value="12492">
                <text:p>1249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180">
                <text:p>21180</text:p>
              </table:table-cell>
              <table:table-cell office:value-type="float" office:value="11456">
                <text:p>11456</text:p>
              </table:table-cell>
              <table:table-cell office:value-type="float" office:value="38406">
                <text:p>38406</text:p>
              </table:table-cell>
              <table:table-cell office:value-type="float" office:value="11748">
                <text:p>11748</text:p>
              </table:table-cell>
              <table:table-cell office:value-type="float" office:value="0">
                <text:p>0</text:p>
              </table:table-cell>
              <table:table-cell office:value-type="float" office:value="13082">
                <text:p>1308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480">
                <text:p>22480</text:p>
              </table:table-cell>
              <table:table-cell office:value-type="float" office:value="11940">
                <text:p>11940</text:p>
              </table:table-cell>
              <table:table-cell office:value-type="float" office:value="40320">
                <text:p>40320</text:p>
              </table:table-cell>
              <table:table-cell office:value-type="float" office:value="12564">
                <text:p>12564</text:p>
              </table:table-cell>
              <table:table-cell office:value-type="float" office:value="0">
                <text:p>0</text:p>
              </table:table-cell>
              <table:table-cell office:value-type="float" office:value="13924">
                <text:p>1392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780">
                <text:p>23780</text:p>
              </table:table-cell>
              <table:table-cell office:value-type="float" office:value="12512">
                <text:p>12512</text:p>
              </table:table-cell>
              <table:table-cell office:value-type="float" office:value="42644">
                <text:p>42644</text:p>
              </table:table-cell>
              <table:table-cell office:value-type="float" office:value="13292">
                <text:p>13292</text:p>
              </table:table-cell>
              <table:table-cell office:value-type="float" office:value="0">
                <text:p>0</text:p>
              </table:table-cell>
              <table:table-cell office:value-type="float" office:value="14698">
                <text:p>1469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5080">
                <text:p>25080</text:p>
              </table:table-cell>
              <table:table-cell office:value-type="float" office:value="13040">
                <text:p>13040</text:p>
              </table:table-cell>
              <table:table-cell office:value-type="float" office:value="44524">
                <text:p>44524</text:p>
              </table:table-cell>
              <table:table-cell office:value-type="float" office:value="14064">
                <text:p>14064</text:p>
              </table:table-cell>
              <table:table-cell office:value-type="float" office:value="0">
                <text:p>0</text:p>
              </table:table-cell>
              <table:table-cell office:value-type="float" office:value="15410">
                <text:p>1541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6380">
                <text:p>26380</text:p>
              </table:table-cell>
              <table:table-cell office:value-type="float" office:value="13652">
                <text:p>13652</text:p>
              </table:table-cell>
              <table:table-cell office:value-type="float" office:value="46754">
                <text:p>46754</text:p>
              </table:table-cell>
              <table:table-cell office:value-type="float" office:value="14752">
                <text:p>14752</text:p>
              </table:table-cell>
              <table:table-cell office:value-type="float" office:value="0">
                <text:p>0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7680">
                <text:p>27680</text:p>
              </table:table-cell>
              <table:table-cell office:value-type="float" office:value="14260">
                <text:p>14260</text:p>
              </table:table-cell>
              <table:table-cell office:value-type="float" office:value="48502">
                <text:p>48502</text:p>
              </table:table-cell>
              <table:table-cell office:value-type="float" office:value="15444">
                <text:p>15444</text:p>
              </table:table-cell>
              <table:table-cell office:value-type="float" office:value="0">
                <text:p>0</text:p>
              </table:table-cell>
              <table:table-cell office:value-type="float" office:value="17118">
                <text:p>1711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8980">
                <text:p>28980</text:p>
              </table:table-cell>
              <table:table-cell office:value-type="float" office:value="14840">
                <text:p>14840</text:p>
              </table:table-cell>
              <table:table-cell office:value-type="float" office:value="50778">
                <text:p>50778</text:p>
              </table:table-cell>
              <table:table-cell office:value-type="float" office:value="16164">
                <text:p>16164</text:p>
              </table:table-cell>
              <table:table-cell office:value-type="float" office:value="0">
                <text:p>0</text:p>
              </table:table-cell>
              <table:table-cell office:value-type="float" office:value="17952">
                <text:p>1795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30280">
                <text:p>30280</text:p>
              </table:table-cell>
              <table:table-cell office:value-type="float" office:value="15488">
                <text:p>15488</text:p>
              </table:table-cell>
              <table:table-cell office:value-type="float" office:value="53238">
                <text:p>53238</text:p>
              </table:table-cell>
              <table:table-cell office:value-type="float" office:value="16816">
                <text:p>16816</text:p>
              </table:table-cell>
              <table:table-cell office:value-type="float" office:value="0">
                <text:p>0</text:p>
              </table:table-cell>
              <table:table-cell office:value-type="float" office:value="18760">
                <text:p>1876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31580">
                <text:p>31580</text:p>
              </table:table-cell>
              <table:table-cell office:value-type="float" office:value="16120">
                <text:p>16120</text:p>
              </table:table-cell>
              <table:table-cell office:value-type="float" office:value="55288">
                <text:p>55288</text:p>
              </table:table-cell>
              <table:table-cell office:value-type="float" office:value="17484">
                <text:p>17484</text:p>
              </table:table-cell>
              <table:table-cell office:value-type="float" office:value="0">
                <text:p>0</text:p>
              </table:table-cell>
              <table:table-cell office:value-type="float" office:value="19584">
                <text:p>1958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2880">
                <text:p>32880</text:p>
              </table:table-cell>
              <table:table-cell office:value-type="float" office:value="16828">
                <text:p>16828</text:p>
              </table:table-cell>
              <table:table-cell office:value-type="float" office:value="57570">
                <text:p>57570</text:p>
              </table:table-cell>
              <table:table-cell office:value-type="float" office:value="18076">
                <text:p>18076</text:p>
              </table:table-cell>
              <table:table-cell office:value-type="float" office:value="0">
                <text:p>0</text:p>
              </table:table-cell>
              <table:table-cell office:value-type="float" office:value="20490">
                <text:p>204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